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weight="normal" style:font-name-asian="Arial"/>
    </style:style>
    <style:style style:name="P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4" style:family="paragraph" style:parent-style-name="Text_20_body">
      <style:paragraph-properties fo:line-height="150%"/>
      <style:text-properties style:font-name="Arial" fo:font-size="15pt" fo:font-weight="normal" fo:background-color="#ccff66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style:font-name="Arial" fo:font-weight="normal" style:font-name-asian="Arial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style:font-name-asian="Arial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5" style:family="paragraph" style:parent-style-name="Text_20_body">
      <style:paragraph-properties fo:margin-top="0.423cm" fo:margin-bottom="0.423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/>
    </style:style>
    <style:style style:name="P26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7" style:family="paragraph" style:parent-style-name="Table_20_Contents">
      <style:paragraph-properties fo:line-height="150%"/>
      <style:text-properties style:font-name="Arial" style:font-name-asian="Arial"/>
    </style:style>
    <style:style style:name="P28" style:family="paragraph" style:parent-style-name="Table_20_Contents">
      <style:text-properties style:font-name="Arial" fo:font-size="12pt" style:font-name-asian="Arial"/>
    </style:style>
    <style:style style:name="P29" style:family="paragraph" style:parent-style-name="Text_20_body" style:list-style-name="L5"/>
    <style:style style:name="P30" style:family="paragraph" style:parent-style-name="Text_20_body" style:list-style-name="L5">
      <style:text-properties style:font-name="Arial"/>
    </style:style>
    <style:style style:name="P3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2" style:family="paragraph" style:parent-style-name="Text_20_body" style:list-style-name="L111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3" style:family="paragraph" style:parent-style-name="Text_20_body" style:list-style-name="L111">
      <style:paragraph-properties fo:line-height="150%"/>
      <style:text-properties style:font-name="Arial" fo:font-size="15pt" fo:font-weight="normal" style:font-name-asian="Arial" style:font-size-asian="15pt" style:language-asian="ja" style:country-asian="JP" style:font-size-complex="15pt"/>
    </style:style>
    <style:style style:name="P34" style:family="paragraph" style:parent-style-name="Text_20_body">
      <style:paragraph-properties fo:line-height="150%"/>
      <style:text-properties style:font-name="Arial" fo:font-size="15pt" fo:font-weight="normal" fo:background-color="#ccff66" style:font-name-asian="Arial" style:font-size-asian="15pt" style:font-size-complex="15pt"/>
    </style:style>
    <style:style style:name="P35" style:family="paragraph" style:parent-style-name="Text_20_body" style:list-style-name="L119">
      <style:paragraph-properties fo:line-height="150%"/>
      <style:text-properties style:font-name="Arial" style:font-name-asian="Arial"/>
    </style:style>
    <style:style style:name="P36" style:family="paragraph" style:parent-style-name="Text_20_body" style:list-style-name="L119">
      <style:paragraph-properties fo:line-height="150%"/>
      <style:text-properties style:font-name="Arial" style:font-name-asian="Arial" style:language-asian="ja" style:country-asian="JP"/>
    </style:style>
    <style:style style:name="P37" style:family="paragraph" style:parent-style-name="Text_20_body" style:list-style-name="L111">
      <style:paragraph-properties fo:line-height="150%"/>
    </style:style>
    <style:style style:name="P38" style:family="paragraph" style:parent-style-name="Text_20_body" style:list-style-name="L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9" style:family="paragraph" style:parent-style-name="Text_20_body" style:list-style-name="L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0" style:family="paragraph" style:parent-style-name="Text_20_body" style:list-style-name="L5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1" style:family="paragraph" style:parent-style-name="Text_20_body" style:list-style-name="L118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42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3366ff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3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4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45" style:family="paragraph" style:parent-style-name="Text_20_body" style:list-style-name="L11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46" style:family="paragraph" style:parent-style-name="Text_20_body" style:list-style-name="L11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47" style:family="paragraph" style:parent-style-name="Text_20_body" style:list-style-name="L11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48" style:family="paragraph" style:parent-style-name="Text_20_body" style:list-style-name="L11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4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5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7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8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1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2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4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5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6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7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8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70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ffff99" style:font-name-asian="Arial" style:font-size-asian="14pt" style:language-asian="ja" style:country-asian="JP" style:font-size-complex="14pt"/>
    </style:style>
    <style:style style:name="P17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italic" style:text-underline-style="none" fo:font-weight="normal" style:text-blinking="false" fo:background-color="transparent" style:font-name-asian="Arial" style:font-size-asian="14pt" style:font-style-asian="italic" style:font-size-complex="14pt" style:font-style-complex="italic"/>
    </style:style>
    <style:style style:name="P172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7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75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76" style:family="paragraph" style:parent-style-name="Text_20_body" style:list-style-name="L12">
      <style:paragraph-properties fo:margin-top="0cm" fo:margin-bottom="0cm" fo:line-height="150%" style:writing-mode="lr-tb"/>
    </style:style>
    <style:style style:name="P177" style:family="paragraph" style:parent-style-name="Text_20_body" style:list-style-name="L15">
      <style:paragraph-properties fo:margin-top="0cm" fo:margin-bottom="0cm" fo:line-height="150%" style:writing-mode="lr-tb"/>
    </style:style>
    <style:style style:name="P178" style:family="paragraph" style:parent-style-name="Text_20_body" style:list-style-name="L27">
      <style:paragraph-properties fo:margin-top="0cm" fo:margin-bottom="0cm" fo:line-height="150%" style:writing-mode="lr-tb"/>
    </style:style>
    <style:style style:name="P179" style:family="paragraph" style:parent-style-name="Text_20_body" style:list-style-name="L30">
      <style:paragraph-properties fo:margin-top="0cm" fo:margin-bottom="0cm" fo:line-height="150%" style:writing-mode="lr-tb"/>
    </style:style>
    <style:style style:name="P180" style:family="paragraph" style:parent-style-name="Text_20_body" style:list-style-name="L33">
      <style:paragraph-properties fo:margin-top="0cm" fo:margin-bottom="0cm" fo:line-height="150%" style:writing-mode="lr-tb"/>
    </style:style>
    <style:style style:name="P181" style:family="paragraph" style:parent-style-name="Text_20_body" style:list-style-name="L39">
      <style:paragraph-properties fo:margin-top="0cm" fo:margin-bottom="0cm" fo:line-height="150%" style:writing-mode="lr-tb"/>
    </style:style>
    <style:style style:name="P182" style:family="paragraph" style:parent-style-name="Text_20_body" style:list-style-name="L57">
      <style:paragraph-properties fo:margin-top="0cm" fo:margin-bottom="0cm" fo:line-height="150%" style:writing-mode="lr-tb"/>
    </style:style>
    <style:style style:name="P183" style:family="paragraph" style:parent-style-name="Text_20_body" style:list-style-name="L60">
      <style:paragraph-properties fo:margin-top="0cm" fo:margin-bottom="0cm" fo:line-height="150%" style:writing-mode="lr-tb"/>
    </style:style>
    <style:style style:name="P18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87" style:family="paragraph" style:parent-style-name="Text_20_body" style:list-style-name="L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188" style:family="paragraph" style:parent-style-name="Text_20_body" style:list-style-name="L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89" style:family="paragraph" style:parent-style-name="Text_20_body" style:list-style-name="L118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90" style:family="paragraph" style:parent-style-name="Text_20_body" style:list-style-name="L3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91" style:family="paragraph" style:parent-style-name="Text_20_body" style:list-style-name="L7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92" style:family="paragraph" style:parent-style-name="Text_20_body" style:list-style-name="L4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93" style:family="paragraph" style:parent-style-name="Text_20_body" style:list-style-name="L8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94" style:family="paragraph" style:parent-style-name="Standard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5" style:family="paragraph" style:parent-style-name="Standard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4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fo:font-size="13pt" fo:font-style="normal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ff0000" style:text-line-through-style="none" fo:font-size="15pt" fo:font-style="normal" style:text-underline-style="none" style:text-blinking="false" fo:background-color="#f4cccc"/>
    </style:style>
    <style:style style:name="T13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name-complex="Consolas" style:font-size-complex="14pt"/>
    </style:style>
    <style:style style:name="T16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17" style:family="text">
      <style:text-properties fo:font-size="13pt"/>
    </style:style>
    <style:style style:name="T18" style:family="text">
      <style:text-properties fo:font-size="13pt" fo:font-style="normal" fo:font-weight="normal"/>
    </style:style>
    <style:style style:name="T19" style:family="text">
      <style:text-properties fo:font-size="13pt" fo:background-color="#ffcc00"/>
    </style:style>
    <style:style style:name="T20" style:family="text">
      <style:text-properties fo:font-size="13pt" fo:font-weight="bold" fo:background-color="#ffcc00" style:font-style-asian="italic" style:font-weight-asian="bold" style:font-style-complex="italic" style:font-weight-complex="bold"/>
    </style:style>
    <style:style style:name="T2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background-color="transparent"/>
    </style:style>
    <style:style style:name="T25" style:family="text">
      <style:text-properties fo:color="#ff0000" fo:font-size="15pt" fo:background-color="#f4cccc"/>
    </style:style>
    <style:style style:name="T26" style:family="text">
      <style:text-properties fo:color="#ff0000" fo:font-size="15pt" fo:background-color="#f4cccc" style:language-asian="ja" style:country-asian="JP"/>
    </style:style>
    <style:style style:name="T27" style:family="text">
      <style:text-properties style:font-name="Arial"/>
    </style:style>
    <style:style style:name="T28" style:family="text">
      <style:text-properties style:font-name="Arial" fo:font-size="15pt" fo:font-weight="normal" style:font-name-asian="Arial" style:font-size-asian="15pt" style:font-size-complex="15pt"/>
    </style:style>
    <style:style style:name="T29" style:family="text">
      <style:text-properties style:font-name="Arial" fo:font-size="15pt" fo:font-weight="normal" style:font-name-asian="Arial" style:font-size-asian="15pt" style:language-asian="ja" style:country-asian="JP" style:font-size-complex="15pt"/>
    </style:style>
    <style:style style:name="T30" style:family="text">
      <style:text-properties fo:background-color="#ffcc00"/>
    </style:style>
    <style:style style:name="T31" style:family="text">
      <style:text-properties fo:color="#ff3333"/>
    </style:style>
    <style:style style:name="T32" style:family="text">
      <style:text-properties fo:color="#9933ff"/>
    </style:style>
    <style:style style:name="T33" style:family="text">
      <style:text-properties fo:color="#996600"/>
    </style:style>
    <style:style style:name="T34" style:family="text">
      <style:text-properties fo:color="#0084d1"/>
    </style:style>
    <style:style style:name="T35" style:family="text">
      <style:text-properties style:language-asian="ja" style:country-asian="JP"/>
    </style:style>
    <style:style style:name="T36" style:family="text">
      <style:text-properties style:text-line-through-style="solid"/>
    </style:style>
    <style:style style:name="T37" style:family="text">
      <style:text-properties fo:font-size="15pt" fo:background-color="#ccff66" style:font-size-asian="15pt" style:font-size-complex="15pt"/>
    </style:style>
    <style:style style:name="T38" style:family="text">
      <style:text-properties fo:background-color="#ccff66"/>
    </style:style>
    <style:style style:name="T3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978d3510-7fff-3427-0ecb-801a14f6929f"/>---------------------------------------------------------------------------</text:p>
      <text:p text:style-name="P18"><text:span text:style-name="T30">res free# JVEMV6 44#8.4.1_17 / 44. currency / 8. prog-python / 4 tester / 1. id-1 / </text:span><text:span text:style-name="T22">20190812_104407 ::]20190812_112009</text:span></text:p>
      <text:p text:style-name="P17"/>
      <text:p text:style-name="P16"><text:span text:style-name="T2">[do] </text:span><text:span text:style-name="T12">#_</text:span><text:span text:style-name="T1"> </text:span></text:p>
      <text:list xml:id="list3163479856571807724" text:style-name="L1">
        <text:list-item>
          <text:p text:style-name="P38">REVIEW</text:p>
          <text:list>
            <text:list-item>
              <text:p text:style-name="P42"/>
            </text:list-item>
          </text:list>
        </text:list-item>
        <text:list-item>
          <text:p text:style-name="P43">TASK-1 : “j5” → flowcharting, “j6”</text:p>
          <text:list>
            <text:list-item>
              <text:list>
                <text:list-item>
                  <text:p text:style-name="P43">#_20190811_130307:next</text:p>
                </text:list-item>
                <text:list-item>
                  <text:p text:style-name="P43">#_20190812_105414:ref</text:p>
                </text:list-item>
              </text:list>
            </text:list-item>
            <text:list-item>
              <text:p text:style-name="P43">charting</text:p>
            </text:list-item>
            <text:list-item>
              <text:p text:style-name="P44"><text:span text:style-name="T25">#_</text:span><text:span text:style-name="T24"> CODING : “j6” ~~ “j6 : N : 2”</text:span></text:p>
              <text:list>
                <text:list-item>
                  <text:p text:style-name="P43">#_20190812_110028:tmp</text:p>
                </text:list-item>
              </text:list>
            </text:list-item>
            <text:list-item>
              <text:p text:style-name="P43">TEST ⇒ OK</text:p>
            </text:list-item>
            <text:list-item>
              <text:p text:style-name="P43">T-1.2 : “j6-2”</text:p>
              <text:list>
                <text:list-item>
                  <text:p text:style-name="P43">#_20190812_111244:tmp</text:p>
                </text:list-item>
                <text:list-item>
                  <text:p text:style-name="P187">⇒ <text:span text:style-name="T18">OK</text:span></text:p>
                </text:list-item>
              </text:list>
            </text:list-item>
          </text:list>
        </text:list-item>
      </text:list>
      <text:p text:style-name="P7">[next]</text:p>
      <text:list xml:id="list4951595356950275279" text:style-name="L2">
        <text:list-item>
          <text:p text:style-name="P39">TASK : “j6 : N : 3” → remove “break” word, run the loop, continue from breaking occurred ⇒ maybe, “j6 : Y : 1”</text:p>
          <text:list>
            <text:list-item>
              <text:p text:style-name="P188">#_20190812_111920:next</text:p>
            </text:list-item>
          </text:list>
        </text:list-item>
      </text:list>
      <text:p text:style-name="P7">[further]</text:p>
      <text:list xml:id="list1029025352877368999" text:style-name="L3">
        <text:list-item>
          <text:p text:style-name="P190">wanna-know</text:p>
        </text:list-item>
      </text:list>
      <text:p text:style-name="P7">[docs]</text:p>
      <text:list xml:id="list8453905284501679126" text:style-name="L4">
        <text:list-item>
          <text:p text:style-name="P192"/>
        </text:list-item>
      </text:list>
      <text:p text:style-name="P1"/>
      <text:p text:style-name="P25"/>
      <text:p text:style-name="P6"><text:soft-page-break/>---------------------------------------------------------------------------</text:p>
      <text:p text:style-name="P19"><text:span text:style-name="T3">res free# JVEMV6 44#8.4.1_17 / 44. currency / 8. prog-python / 4 tester / 1. id-1 / </text:span><text:span text:style-name="T6">20190813_101416</text:span></text:p>
      <text:p text:style-name="P16"/>
      <text:p text:style-name="P16"><text:span text:style-name="T2">[do] </text:span><text:span text:style-name="T12">#_</text:span><text:span text:style-name="T1"> </text:span></text:p>
      <text:list xml:id="list376023085202881558" text:style-name="L5">
        <text:list-item>
          <text:p text:style-name="P40">REVIEW</text:p>
        </text:list-item>
        <text:list-item>
          <text:p text:style-name="P40">TASK-1 : “j6 : N : 3” → remove “break” word, run the loop, continue from breaking occurred ⇒ maybe, “j6 : Y : 1”</text:p>
          <text:list>
            <text:list-item>
              <text:list>
                <text:list-item>
                  <text:list>
                    <text:list-item>
                      <text:p text:style-name="P40">#_20190812_111920:next</text:p>
                    </text:list-item>
                  </text:list>
                </text:list-item>
                <text:list-item>
                  <text:p text:style-name="P40">T-1.1</text:p>
                  <text:list>
                    <text:list-item>
                      <text:p text:style-name="P40">COD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TASK-2 : “j6 : Y : 2” ~~</text:p>
          <text:list>
            <text:list-item>
              <text:p text:style-name="P40">T-2.1</text:p>
              <text:list>
                <text:list-item>
                  <text:p text:style-name="P40">CODING : ~~ “j7 : N : 1”</text:p>
                </text:list-item>
                <text:list-item>
                  <text:p text:style-name="P40">TEST ==&gt; OK</text:p>
                </text:list-item>
              </text:list>
            </text:list-item>
            <text:list-item>
              <text:p text:style-name="P40">T-2.2 : “j7 : N : 2” ~~ j7 : N : 2</text:p>
              <text:list>
                <text:list-item>
                  <text:p text:style-name="P29"><text:span text:style-name="T7">CODING</text:span><text:span text:style-name="T27"> : </text:span></text:p>
                  <text:list>
                    <text:list-item>
                      <text:p text:style-name="P30">#_20190813_133218:tmp</text:p>
                    </text:list-item>
                    <text:list-item>
                      <text:p text:style-name="P30">#_20190813_133345:ref</text:p>
                    </text:list-item>
                  </text:list>
                </text:list-item>
                <text:list-item>
                  <text:p text:style-name="P40">==&gt; OK</text:p>
                </text:list-item>
              </text:list>
            </text:list-item>
          </text:list>
        </text:list-item>
      </text:list>
      <text:p text:style-name="P7">[next]</text:p>
      <text:list xml:id="list8189937545892235997" text:style-name="L6">
        <text:list-item>
          <text:p text:style-name="P49">TASK : “j7 : N : 3” ~~</text:p>
          <text:list>
            <text:list-item>
              <text:p text:style-name="P49">#_20190813_134031:next</text:p>
            </text:list-item>
          </text:list>
        </text:list-item>
      </text:list>
      <text:p text:style-name="P7">[further]</text:p>
      <text:list xml:id="list6847704647494739887" text:style-name="L7">
        <text:list-item>
          <text:p text:style-name="P191">wanna-know</text:p>
        </text:list-item>
      </text:list>
      <text:p text:style-name="P7">[docs]</text:p>
      <text:list xml:id="list7051603787475952364" text:style-name="L8">
        <text:list-item>
          <text:p text:style-name="P193"><text:soft-page-break/></text:p>
        </text:list-item>
      </text:list>
      <text:p text:style-name="P2"><text:line-break/></text:p>
      <text:p text:style-name="P12">---------------------------------------------------------------------------</text:p>
      <text:p text:style-name="P19"><text:span text:style-name="T3">res free# JVEMV6 44#8.4.1_19 / 44. currency / 8. prog-python / 4 tester / 1. id-1 / </text:span><text:span text:style-name="T6">20190814_101019</text:span></text:p>
      <text:p text:style-name="P10"/>
      <text:p text:style-name="P10">[do] <text:span text:style-name="T25">#_</text:span> </text:p>
      <text:list xml:id="list7587453015249816638" text:style-name="L9">
        <text:list-item>
          <text:p text:style-name="P52">REVIEW</text:p>
        </text:list-item>
        <text:list-item>
          <text:p text:style-name="P52">TASK-1 : <text:span text:style-name="T17">“j7 : N : 3” ~~</text:span></text:p>
          <text:list>
            <text:list-item>
              <text:list>
                <text:list-item>
                  <text:p text:style-name="P50">#_20190813_134031:next</text:p>
                </text:list-item>
              </text:list>
            </text:list-item>
            <text:list-item>
              <text:p text:style-name="P52"><text:span text:style-name="T25">#_</text:span> T-1.1</text:p>
              <text:list>
                <text:list-item>
                  <text:p text:style-name="P52">CODING</text:p>
                </text:list-item>
                <text:list-item>
                  <text:p text:style-name="P52">TEST ==&gt; OK</text:p>
                </text:list-item>
              </text:list>
            </text:list-item>
            <text:list-item>
              <text:p text:style-name="P52"><text:span text:style-name="T25">#_</text:span> SEG-1 : add debug message</text:p>
              <text:list>
                <text:list-item>
                  <text:p text:style-name="P52">#_20190814_101628:tmp</text:p>
                </text:list-item>
                <text:list-item>
                  <text:p text:style-name="P52">==&gt; OK</text:p>
                </text:list-item>
              </text:list>
            </text:list-item>
          </text:list>
        </text:list-item>
        <text:list-item>
          <text:p text:style-name="P52"><text:span text:style-name="T25">#_</text:span> TASK-2 : “j7 : Y : 2” ~~</text:p>
          <text:list>
            <text:list-item>
              <text:p text:style-name="P52">T-2.1 : “Pos” → new key</text:p>
              <text:list>
                <text:list-item>
                  <text:p text:style-name="P52">#_20190814_102053:tmp</text:p>
                </text:list-item>
                <text:list-item>
                  <text:p text:style-name="P52">CODING</text:p>
                </text:list-item>
              </text:list>
            </text:list-item>
            <text:list-item>
              <text:p text:style-name="P52">T-2.2 : “j7 : Y : 2” → show values</text:p>
              <text:list>
                <text:list-item>
                  <text:p text:style-name="P52">CODING : #_20190814_102616:tmp</text:p>
                </text:list-item>
                <text:list-item>
                  <text:p text:style-name="P52">==&gt; OK</text:p>
                </text:list-item>
              </text:list>
            </text:list-item>
          </text:list>
        </text:list-item>
      </text:list>
      <text:p text:style-name="P10">[next]</text:p>
      <text:list xml:id="list8781814450332173336" text:style-name="L10">
        <text:list-item>
          <text:p text:style-name="P53">TASK : “j7 : Y : 3” ~~</text:p>
          <text:list>
            <text:list-item>
              <text:p text:style-name="P53">#_20190814_104749:next</text:p>
            </text:list-item>
          </text:list>
        </text:list-item>
      </text:list>
      <text:p text:style-name="P10">[further]</text:p>
      <text:list xml:id="list2021159517912221435" text:style-name="L11">
        <text:list-item>
          <text:p text:style-name="P54"/>
        </text:list-item>
      </text:list>
      <text:p text:style-name="P10"><text:soft-page-break/></text:p>
      <text:p text:style-name="P14"/>
      <text:p text:style-name="P10">---------------------------------------------------------------------------</text:p>
      <text:p text:style-name="P19"><text:span text:style-name="T3">res free# JVEMV6 44#8.4.1_19 no-2 / 44. currency / 8. prog-python / 4 tester / 1. id-1 / </text:span><text:span text:style-name="T6">20190814_165437</text:span></text:p>
      <text:p text:style-name="P10"/>
      <text:p text:style-name="P10">[do] <text:span text:style-name="T25">#_</text:span> </text:p>
      <text:list xml:id="list5450957039123010779" text:style-name="L12">
        <text:list-item>
          <text:p text:style-name="P55">REVIEW</text:p>
        </text:list-item>
        <text:list-item>
          <text:p text:style-name="P55">TASK-1 : “j7 : Y : 3” ~~</text:p>
          <text:list>
            <text:list-item>
              <text:list>
                <text:list-item>
                  <text:p text:style-name="P55">#_20190814_104749:next</text:p>
                </text:list-item>
              </text:list>
            </text:list-item>
            <text:list-item>
              <text:p text:style-name="P55">SEG-1 : add → retrun var ==&gt; “lo_Pos_Exits”</text:p>
              <text:list>
                <text:list-item>
                  <text:p text:style-name="P55">CODING</text:p>
                  <text:list>
                    <text:list-item>
                      <text:p text:style-name="P176"><text:span text:style-name="T13">#_</text:span><text:span text:style-name="T8"> caller : #_20190814_165634:tmp</text:span></text:p>
                    </text:list-item>
                    <text:list-item>
                      <text:p text:style-name="P176"><text:span text:style-name="T13">#_</text:span><text:span text:style-name="T8"> ret : </text:span></text:p>
                    </text:list-item>
                    <text:list-item>
                      <text:p text:style-name="P176"><text:span text:style-name="T13">#_</text:span><text:span text:style-name="T8"> dec</text:span><text:span text:style-name="T9">lare + init : </text:span></text:p>
                    </text:list-item>
                  </text:list>
                </text:list-item>
              </text:list>
            </text:list-item>
            <text:list-item>
              <text:p text:style-name="P160">T-1.1 : </text:p>
              <text:list>
                <text:list-item>
                  <text:p text:style-name="P160">CODING : Pos[st_pr]</text:p>
                </text:list-item>
                <text:list-item>
                  <text:p text:style-name="P160">TEST ==&gt; OK</text:p>
                </text:list-item>
              </text:list>
            </text:list-item>
            <text:list-item>
              <text:p text:style-name="P160">T-1.2</text:p>
              <text:list>
                <text:list-item>
                  <text:p text:style-name="P194">Pos[ext_pr]</text:p>
                </text:list-item>
                <text:list-item>
                  <text:p text:style-name="P160">TEST ==&gt; OK</text:p>
                </text:list-item>
              </text:list>
            </text:list-item>
          </text:list>
        </text:list-item>
      </text:list>
      <text:p text:style-name="P10">[next]</text:p>
      <text:list xml:id="list2994816424733069489" text:style-name="L13">
        <text:list-item>
          <text:p text:style-name="P56">TASK : “j7 : Y : 4” ~~</text:p>
          <text:list>
            <text:list-item>
              <text:p text:style-name="P56">#_20190814_171206:next</text:p>
            </text:list-item>
          </text:list>
        </text:list-item>
      </text:list>
      <text:p text:style-name="P10">[further]</text:p>
      <text:list xml:id="list8543909790010035683" text:style-name="L14">
        <text:list-item>
          <text:p text:style-name="P57"/>
        </text:list-item>
      </text:list>
      <text:p text:style-name="P8"><text:line-break/></text:p>
      <text:p text:style-name="P14"/>
      <text:p text:style-name="P8"><text:soft-page-break/></text:p>
      <text:p text:style-name="P10">---------------------------------------------------------------------------</text:p>
      <text:p text:style-name="P19"><text:span text:style-name="T3">res free# JVEMV6 44#8.4.1_20 / 44. currency / 8. prog-python / 4 tester / 1. id-1 / </text:span><text:span text:style-name="T6">20190815_104805 ::]20190815_111646</text:span></text:p>
      <text:p text:style-name="P10"/>
      <text:p text:style-name="P10">[do] <text:span text:style-name="T25">#_</text:span> </text:p>
      <text:list xml:id="list3684205903297893386" text:style-name="L15">
        <text:list-item>
          <text:p text:style-name="P58">REVIEW</text:p>
        </text:list-item>
        <text:list-item>
          <text:p text:style-name="P58"><text:span text:style-name="T25">#_</text:span> TASK-1 : “j7 : Y : 4” ~~</text:p>
          <text:list>
            <text:list-item>
              <text:list>
                <text:list-item>
                  <text:p text:style-name="P58">#_20190814_171206:next</text:p>
                </text:list-item>
              </text:list>
            </text:list-item>
            <text:list-item>
              <text:p text:style-name="P58">T-1.1</text:p>
              <text:list>
                <text:list-item>
                  <text:p text:style-name="P58">CODING</text:p>
                </text:list-item>
                <text:list-item>
                  <text:p text:style-name="P58">TEST ==&gt; OK</text:p>
                </text:list-item>
              </text:list>
            </text:list-item>
          </text:list>
        </text:list-item>
        <text:list-item>
          <text:p text:style-name="P177"><text:span text:style-name="T13">#_</text:span><text:span text:style-name="T8"> TASK-2 : “j7 : Y : 5” ~~</text:span></text:p>
          <text:list>
            <text:list-item>
              <text:list>
                <text:list-item>
                  <text:p text:style-name="P58">#_20190815_105241:tmp</text:p>
                </text:list-item>
              </text:list>
            </text:list-item>
            <text:list-item>
              <text:p text:style-name="P58">T-2.1</text:p>
              <text:list>
                <text:list-item>
                  <text:p text:style-name="P58">CODING</text:p>
                </text:list-item>
                <text:list-item>
                  <text:p text:style-name="P58">TEST ==&gt; OK</text:p>
                </text:list-item>
              </text:list>
            </text:list-item>
          </text:list>
        </text:list-item>
        <text:list-item>
          <text:p text:style-name="P58">TASK-3 : “j7 : Y : 6” ~~</text:p>
          <text:list>
            <text:list-item>
              <text:p text:style-name="P58"><text:span text:style-name="T25">#_</text:span> T-3.1 : ==&gt; with “break”</text:p>
              <text:list>
                <text:list-item>
                  <text:p text:style-name="P58">==&gt; OK</text:p>
                </text:list-item>
              </text:list>
            </text:list-item>
            <text:list-item>
              <text:p text:style-name="P58">@+<text:span text:style-name="T25">#_</text:span> T-3.2 : ==&gt; w/o “break”</text:p>
              <text:list>
                <text:list-item>
                  <text:p text:style-name="P58">==&gt; exit loop due → “over the max”</text:p>
                </text:list-item>
              </text:list>
            </text:list-item>
            <text:list-item>
              <text:p text:style-name="P58">T-3.3 : ==&gt; w/o “break”, max → 50 (instead of 10)</text:p>
              <text:list>
                <text:list-item>
                  <text:p text:style-name="P58">==&gt; loop stopped at → “(step : B : j5 : Y : 1)”</text:p>
                </text:list-item>
              </text:list>
            </text:list-item>
          </text:list>
        </text:list-item>
      </text:list>
      <text:p text:style-name="P10">[next]</text:p>
      <text:list xml:id="list6331394375381334861" text:style-name="L16">
        <text:list-item>
          <text:p text:style-name="P59">TASK</text:p>
          <text:list>
            <text:list-item>
              <text:p text:style-name="P59">flowcharting ==&gt; “(step : B : j5 : Y : 1)” ~~</text:p>
            </text:list-item>
            <text:list-item>
              <text:p text:style-name="P59">CODING</text:p>
              <text:list>
                <text:list-item>
                  <text:p text:style-name="P59">#_20190815_110825:next</text:p>
                </text:list-item>
              </text:list>
            </text:list-item>
          </text:list>
        </text:list-item>
      </text:list>
      <text:p text:style-name="P10">[further]</text:p>
      <text:list xml:id="list5387937962027599764" text:style-name="L17">
        <text:list-item>
          <text:p text:style-name="P60"><text:soft-page-break/></text:p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4.1_21 / 44. currency / 8. prog-python / 4 tester / 1. id-1 / </text:span><text:span text:style-name="T6">20190816_095316 ::]20190816_102530</text:span></text:p>
      <text:p text:style-name="P10"/>
      <text:p text:style-name="P10">[do] <text:span text:style-name="T25">#_</text:span> </text:p>
      <text:list xml:id="list8799887333331655077" text:style-name="L18">
        <text:list-item>
          <text:p text:style-name="P61">REVIEW</text:p>
        </text:list-item>
        <text:list-item>
          <text:p text:style-name="P61"><text:span text:style-name="T25">@#_</text:span> TASK-1 : flowcharting ==&gt; “(step : B : j5 : Y : 1)” ~~</text:p>
          <text:list>
            <text:list-item>
              <text:list>
                <text:list-item>
                  <text:p text:style-name="P61">T-1.1 : “(step : B : j5 : Y : 2)”</text:p>
                  <text:list>
                    <text:list-item>
                      <text:p text:style-name="P61">CODING</text:p>
                    </text:list-item>
                    <text:list-item>
                      <text:p text:style-name="P61">==&gt; OK</text:p>
                    </text:list-item>
                  </text:list>
                </text:list-item>
                <text:list-item>
                  <text:p text:style-name="P61">T-1.2 : “j5 : Y : 3”</text:p>
                  <text:list>
                    <text:list-item>
                      <text:p text:style-name="P61">CODING</text:p>
                    </text:list-item>
                    <text:list-item>
                      <text:p text:style-name="P61">==&gt; OK</text:p>
                    </text:list-item>
                  </text:list>
                </text:list-item>
                <text:list-item>
                  <text:p text:style-name="P61">T-1.3 : “j5 : Y : 4”, “Y : 5”</text:p>
                  <text:list>
                    <text:list-item>
                      <text:p text:style-name="P61">coding</text:p>
                    </text:list-item>
                    <text:list-item>
                      <text:p text:style-name="P61">==&gt; OK</text:p>
                    </text:list-item>
                  </text:list>
                </text:list-item>
              </text:list>
            </text:list-item>
            <text:list-item>
              <text:p text:style-name="P61">TASK-2 : “j5 : Y : 6” ~~ </text:p>
              <text:list>
                <text:list-item>
                  <text:p text:style-name="P61">T-2.1</text:p>
                  <text:list>
                    <text:list-item>
                      <text:p text:style-name="P61">CODING</text:p>
                    </text:list-item>
                    <text:list-item>
                      <text:p text:style-name="P6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6485295077896881150" text:style-name="L19">
        <text:list-item>
          <text:p text:style-name="P62">TASK : “j3 : Y : 2” ~~</text:p>
          <text:list>
            <text:list-item>
              <text:p text:style-name="P62">#_20190816_102247:next</text:p>
            </text:list-item>
          </text:list>
        </text:list-item>
      </text:list>
      <text:p text:style-name="P10"/>
      <text:p text:style-name="P10">[further]</text:p>
      <text:list xml:id="list1150494915618495626" text:style-name="L20">
        <text:list-item>
          <text:p text:style-name="P63"/>
        </text:list-item>
      </text:list>
      <text:p text:style-name="P8"/>
      <text:p text:style-name="P8"><text:soft-page-break/></text:p>
      <text:p text:style-name="P14"/>
      <text:p text:style-name="P10">---------------------------------------------------------------------------</text:p>
      <text:p text:style-name="P19"><text:span text:style-name="T3">res free# JVEMV6 44#8.4.1_22 / 44. currency / 8. prog-python / 4 tester / 1. id-1 / </text:span><text:span text:style-name="T6">20190817_140819</text:span></text:p>
      <text:p text:style-name="P10"/>
      <text:p text:style-name="P10">[do] <text:span text:style-name="T25">#_</text:span> </text:p>
      <text:list xml:id="list2293104074001055537" text:style-name="L21">
        <text:list-item>
          <text:p text:style-name="P64">REVIEW</text:p>
        </text:list-item>
        <text:list-item>
          <text:p text:style-name="P64"><text:span text:style-name="T25">#_</text:span> TASK-1 : “j3 : Y : 2” ~~</text:p>
          <text:list>
            <text:list-item>
              <text:list>
                <text:list-item>
                  <text:p text:style-name="P64">#_20190816_102247:next</text:p>
                </text:list-item>
              </text:list>
            </text:list-item>
            <text:list-item>
              <text:p text:style-name="P64">T-1.1</text:p>
              <text:list>
                <text:list-item>
                  <text:p text:style-name="P64"><text:span text:style-name="T25">#_</text:span> C/P</text:p>
                  <text:list>
                    <text:list-item>
                      <text:p text:style-name="P64">#_20190817_141414:cp:from----------------</text:p>
                    </text:list-item>
                    <text:list-item>
                      <text:p text:style-name="P64">#_20190817_141414:cp:to----------------</text:p>
                    </text:list-item>
                  </text:list>
                </text:list-item>
                <text:list-item>
                  <text:p text:style-name="P64"><text:span text:style-name="T25">#_</text:span> “j3 : Y : 6” ==&gt; C/O</text:p>
                </text:list-item>
                <text:list-item>
                  <text:p text:style-name="P64">TEST ==&gt; OK</text:p>
                  <text:list>
                    <text:list-item>
                      <text:p text:style-name="P64">[libfx_5.py:2283 / 20190817_141729] (step : B : j3 : Y : 5)</text:p>
                    </text:list-item>
                    <text:list-item>
                      <text:p text:style-name="P64">flag ==&gt; reset done : False</text:p>
                    </text:list-item>
                  </text:list>
                </text:list-item>
              </text:list>
            </text:list-item>
            <text:list-item>
              <text:p text:style-name="P64">T-1.2 : “j3 : Y : 6” ==&gt; C/in</text:p>
              <text:list>
                <text:list-item>
                  <text:p text:style-name="P64">CODING</text:p>
                </text:list-item>
                <text:list-item>
                  <text:p text:style-name="P64">TEST ==&gt; OK</text:p>
                  <text:list>
                    <text:list-item>
                      <text:p text:style-name="P64">[libfx_5.py:762 / 20190817_141912]</text:p>
                    </text:list-item>
                    <text:list-item>
                      <text:p text:style-name="P64">(B : 1 : 1.1) cntOf_Loop ==&gt; over the max : count = 51 / max = 5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<text:span text:style-name="T25">#_</text:span> TASK-2 : modify</text:p>
          <text:list>
            <text:list-item>
              <text:p text:style-name="P64">T-2.1 : console output ---&gt; off</text:p>
              <text:list>
                <text:list-item>
                  <text:p text:style-name="P64">==&gt; OK</text:p>
                  <text:list>
                    <text:list-item>
                      <text:p text:style-name="P64">[libfx_5.py:762 / 20190817_142237]</text:p>
                    </text:list-item>
                    <text:list-item>
                      <text:p text:style-name="P64">(B : 1 : 1.1) cntOf_Loop ==&gt; over the max : count = 51 / max = 50</text:p>
                    </text:list-item>
                    <text:list-item>
                      <text:p text:style-name="P64"><text:soft-page-break/></text:p>
                    </text:list-item>
                    <text:list-item>
                      <text:p text:style-name="P64">[libfx_5.py:6247 / 20190817_142237]</text:p>
                    </text:list-item>
                    <text:list-item>
                      <text:p text:style-name="P64">done (time : 22.322 sec)(BUSL3_No_T_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<text:span text:style-name="T25">#_</text:span> TASK-3 : write data file</text:p>
          <text:list>
            <text:list-item>
              <text:p text:style-name="P64">T-3.1 : #_20190817_142451:tmp</text:p>
              <text:list>
                <text:list-item>
                  <text:list>
                    <text:list-item>
                      <text:p text:style-name="P64">new FUNC : tester_T_1__Report_Dat__V2()</text:p>
                    </text:list-item>
                  </text:list>
                </text:list-item>
                <text:list-item>
                  <text:p text:style-name="P64">DUP : tester_T_1__Report_Dat()</text:p>
                </text:list-item>
                <text:list-item>
                  <text:p text:style-name="P64">debug labels</text:p>
                  <text:list>
                    <text:list-item>
                      <text:p text:style-name="P64">#_20190817_142750:caller</text:p>
                    </text:list-item>
                    <text:list-item>
                      <text:p text:style-name="P64">#_20190817_142754:head</text:p>
                    </text:list-item>
                    <text:list-item>
                      <text:p text:style-name="P64">#_20190817_142759:wl:in-func</text:p>
                    </text:list-item>
                  </text:list>
                </text:list-item>
                <text:list-item>
                  <text:p text:style-name="P64">caller line</text:p>
                </text:list-item>
                <text:list-item>
                  <text:p text:style-name="P64">param → change</text:p>
                  <text:list>
                    <text:list-item>
                      <text:p text:style-name="P64">caller</text:p>
                    </text:list-item>
                    <text:list-item>
                      <text:p text:style-name="P64">callee</text:p>
                    </text:list-item>
                  </text:list>
                </text:list-item>
                <text:list-item>
                  <text:p text:style-name="P64">vars</text:p>
                  <text:list>
                    <text:list-item>
                      <text:p text:style-name="P64">lo_Pos_Exits ==&gt; with : lo_Pos_Target</text:p>
                    </text:list-item>
                  </text:list>
                </text:list-item>
              </text:list>
            </text:list-item>
            <text:list-item>
              <text:p text:style-name="P64">T-3.2 : review original codes ---&gt; valid lines ~~&gt; keep</text:p>
              <text:list>
                <text:list-item>
                  <text:p text:style-name="P64">up to : “step : 2.1” ==&gt; OK</text:p>
                </text:list-item>
                <text:list-item>
                  <text:p text:style-name="P64">~~ “step : 2.1 : 2” ==&gt; OK</text:p>
                </text:list-item>
                <text:list-item>
                  <text:p text:style-name="P64">~~ “step : 2.2 / item : 2.2 : values” ==&gt; OK</text:p>
                </text:list-item>
              </text:list>
            </text:list-item>
            <text:list-item>
              <text:p text:style-name="P64">T-3.3 : TEST</text:p>
              <text:list>
                <text:list-item>
                  <text:p text:style-name="P64">==&gt; OK</text:p>
                </text:list-item>
              </text:list>
            </text:list-item>
          </text:list>
        </text:list-item>
        <text:list-item>
          <text:p text:style-name="P64"><text:span text:style-name="T25">#_</text:span> TASK-4 : data file → further columns</text:p>
          <text:list>
            <text:list-item>
              <text:p text:style-name="P64">T-4.1 : new columns ==&gt; rf_idx, rf_pr</text:p>
              <text:list>
                <text:list-item>
                  <text:p text:style-name="P64">CODING : “step : 2.2 : 1 : header”</text:p>
                  <text:list>
                    <text:list-item>
                      <text:p text:style-name="P64">#_20190817_143905:tmp</text:p>
                    </text:list-item>
                  </text:list>
                </text:list-item>
              </text:list>
            </text:list-item>
            <text:list-item>
              <text:p text:style-name="P64"><text:span text:style-name="T25">@#_</text:span> T-4.2 : “step : 2.2 : 2 : values”</text:p>
              <text:list>
                <text:list-item>
                  <text:list>
                    <text:list-item>
                      <text:p text:style-name="P64">#_20190817_144143:tmp</text:p>
                    </text:list-item>
                  </text:list>
                </text:list-item>
                <text:list-item>
                  <text:p text:style-name="P64">CODING</text:p>
                </text:list-item>
                <text:list-item>
                  <text:p text:style-name="P64"><text:soft-page-break/>TEST ==&gt; OK</text:p>
                </text:list-item>
              </text:list>
            </text:list-item>
          </text:list>
        </text:list-item>
        <text:list-item>
          <text:p text:style-name="P64">TASK-5 : dat files → further </text:p>
          <text:list>
            <text:list-item>
              <text:p text:style-name="P64"><text:span text:style-name="T25">#_</text:span> T-5.1 : “diff.price” ==&gt; change to : (ext_pr) – (st_pr)</text:p>
              <text:list>
                <text:list-item>
                  <text:list>
                    <text:list-item>
                      <text:p text:style-name="P64">#_20190817_145127:tmp</text:p>
                    </text:list-item>
                  </text:list>
                </text:list-item>
                <text:list-item>
                  <text:p text:style-name="P64">CODING</text:p>
                </text:list-item>
                <text:list-item>
                  <text:p text:style-name="P64">TEST ==&gt; </text:p>
                  <text:list>
                    <text:list-item>
                      <text:p text:style-name="P64"><text:span text:style-name="T32">PROBLEM</text:span><text:span text:style-name="T31"> </text:span>: “sumOf_SLs”, “sumOf_TPs” ---&gt; pre-change, post-change ==&gt; not changed <text:span text:style-name="T23">::[20190817_145921</text:span></text:p>
                      <text:list>
                        <text:list-item>
                          <text:list>
                            <text:list-item>
                              <text:p text:style-name="P171">“sumOf_SLs<text:tab/>-0.637</text:p>
                            </text:list-item>
                            <text:list-item>
                              <text:p text:style-name="P171">sumOf_TPs<text:tab/>0.488</text:p>
                            </text:list-item>
                            <text:list-item>
                              <text:p text:style-name="P171">ratio (TP/SL)<text:tab/>-0.766”</text:p>
                            </text:list-item>
                          </text:list>
                        </text:list-item>
                        <text:list-item>
                          <text:p text:style-name="P64">TRY : ==&gt; see code</text:p>
                          <text:list>
                            <text:list-item>
                              <text:p text:style-name="P64">#_20190817_150021:fix</text:p>
                            </text:list-item>
                            <text:list-item>
                              <text:p text:style-name="P64">FOUND : #_20190817_150102:fx</text:p>
                              <text:list>
                                <text:list-item>
                                  <text:p text:style-name="P64">==&gt; code not changed → fix</text:p>
                                </text:list-item>
                                <text:list-item>
                                  <text:p text:style-name="P64">change to → “(pos['ext_pr'] – pos['st_pr'])”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4">/TEST ==&gt; OK</text:p>
                          <text:list>
                            <text:list-item>
                              <text:p text:style-name="P64">sumOf_SLs<text:tab/>-0.320</text:p>
                            </text:list-item>
                            <text:list-item>
                              <text:p text:style-name="P64">sumOf_TPs<text:tab/>0.328</text:p>
                            </text:list-item>
                            <text:list-item>
                              <text:p text:style-name="P64">ratio (TP/SL)<text:tab/>-1.025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4"><text:span text:style-name="T25">#_</text:span> SEG-1 : “ratio (TP/SL)” ==&gt; use absolute value</text:p>
              <text:list>
                <text:list-item>
                  <text:p text:style-name="P64">#_20190817_151054:tmp</text:p>
                </text:list-item>
              </text:list>
            </text:list-item>
            <text:list-item>
              <text:p text:style-name="P64"><text:span text:style-name="T25">#_</text:span> T-5.2 : new cols ext_id, _pr </text:p>
              <text:list>
                <text:list-item>
                  <text:p text:style-name="P64"><text:span text:style-name="T25">#_</text:span> CODING : “step : 2.2 : 1 : header”</text:p>
                  <text:list>
                    <text:list-item>
                      <text:p text:style-name="P64">#_20190817_143905:tmp</text:p>
                    </text:list-item>
                    <text:list-item>
                      <text:p text:style-name="P64">after “rf_idx\trf_pr”</text:p>
                    </text:list-item>
                  </text:list>
                </text:list-item>
                <text:list-item>
                  <text:p text:style-name="P64"><text:span text:style-name="T25">#_</text:span> T-4.2 : “step : 2.2 : 2 : values”</text:p>
                  <text:list>
                    <text:list-item>
                      <text:p text:style-name="P64">#_20190817_144143:tmp</text:p>
                    </text:list-item>
                  </text:list>
                </text:list-item>
                <text:list-item>
                  <text:p text:style-name="P64">TEST ==&gt; OK</text:p>
                </text:list-item>
              </text:list>
            </text:list-item>
          </text:list>
        </text:list-item>
        <text:list-item>
          <text:p text:style-name="P64">TASK-6 : stopper → off</text:p>
          <text:list>
            <text:list-item>
              <text:p text:style-name="P64"><text:soft-page-break/>CODING : #_20190810_125252:caller</text:p>
              <text:list>
                <text:list-item>
                  <text:p text:style-name="P64">tester_T_1__Buy_Up__Loop_2_Trailing__V2</text:p>
                </text:list-item>
                <text:list-item>
                  <text:p text:style-name="P64">section “step : B : 1 : 1.1” ==&gt; C/O</text:p>
                </text:list-item>
              </text:list>
            </text:list-item>
            <text:list-item>
              <text:p text:style-name="P64">TEST ==&gt; </text:p>
              <text:list>
                <text:list-item>
                  <text:p text:style-name="P64"><office:annotation><dc:creator>iwabuchi ken</dc:creator><dc:date>2019-08-17T15:26:44.62</dc:date><text:p text:style-name="P196"><text:span text:style-name="T39">“</text:span><text:span text:style-name="T39">PROBLEM” in blue color ==&gt; dropped. This is not a problem, but simply an unfinished item.</text:span></text:p></office:annotation><text:span text:style-name="T34">PROBLEM</text:span> : loop ended short</text:p>
                  <text:list>
                    <text:list-item>
                      <text:p text:style-name="P64">“[libfx_5.py:1103 / 20190817_151739]</text:p>
                    </text:list-item>
                    <text:list-item>
                      <text:p text:style-name="P64">(step : B : 0) =================================== [loop : 127]”</text:p>
                    </text:list-item>
                    <text:list-item>
                      <text:p text:style-name="P64"><text:span text:style-name="T33">TRY</text:span> : see log file</text:p>
                      <text:list>
                        <text:list-item>
                          <text:p text:style-name="P64">BUSL3_No_T_1.(20190817_151657).log</text:p>
                        </text:list-item>
                        <text:list-item>
                          <text:p text:style-name="P64">in “loop : 127”</text:p>
                          <text:list>
                            <text:list-item>
                              <text:p text:style-name="P64">==&gt; last node is : “step : B : j3-2 : Y : 1”</text:p>
                            </text:list-item>
                          </text:list>
                        </text:list-item>
                        <text:list-item>
                          <text:p text:style-name="P64">FOUND : #_20190817_152346:fix</text:p>
                          <text:list>
                            <text:list-item>
                              <text:p text:style-name="P64">==&gt; code not finished !!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[next]</text:p>
      <text:list xml:id="list5867815552933849539" text:style-name="L22">
        <text:list-item>
          <text:p text:style-name="P65">TASK : “j3-2 : Y : 2” ~~</text:p>
          <text:list>
            <text:list-item>
              <text:p text:style-name="P65">#_20190817_152507:next</text:p>
            </text:list-item>
          </text:list>
        </text:list-item>
      </text:list>
      <text:p text:style-name="P10">[further]</text:p>
      <text:list xml:id="list5971270679568091542" text:style-name="L23">
        <text:list-item>
          <text:p text:style-name="P66"/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4.1_ 23 / 44. currency / 8. prog-python / 4 tester / 1. id-1 / </text:span><text:span text:style-name="T6">20190818_093049</text:span></text:p>
      <text:p text:style-name="P10"/>
      <text:p text:style-name="P10">[do] <text:span text:style-name="T25">#_</text:span> </text:p>
      <text:list xml:id="list1743715003044351918" text:style-name="L24">
        <text:list-item>
          <text:p text:style-name="P67">REVIEW</text:p>
        </text:list-item>
        <text:list-item>
          <text:p text:style-name="P67">TASK-1 : “j3-2 : Y : 2” ~~</text:p>
          <text:list>
            <text:list-item>
              <text:list>
                <text:list-item>
                  <text:p text:style-name="P67">#_20190817_152507:next</text:p>
                </text:list-item>
              </text:list>
            </text:list-item>
            <text:list-item>
              <text:p text:style-name="P67"><text:soft-page-break/><text:span text:style-name="T25">#_</text:span> T-1.1 : “j3 : Y : 2”</text:p>
            </text:list-item>
            <text:list-item>
              <text:p text:style-name="P67">T-1.2 : “j7” → C/P</text:p>
              <text:list>
                <text:list-item>
                  <text:p text:style-name="P67"><text:span text:style-name="T25">#_</text:span> C/P: ~~ “j7 : Y : 5”</text:p>
                  <text:list>
                    <text:list-item>
                      <text:p text:style-name="P67">#_20190818_094708:cp:from--------------</text:p>
                    </text:list-item>
                    <text:list-item>
                      <text:p text:style-name="P67">#_20190818_094708:cp:to--------------</text:p>
                    </text:list-item>
                  </text:list>
                </text:list-item>
                <text:list-item>
                  <text:p text:style-name="P67"><text:span text:style-name="T25">#_</text:span> C/P : “j7 : N” ~~ “j7 : N : 3”</text:p>
                  <text:list>
                    <text:list-item>
                      <text:p text:style-name="P67">#_20190818_094943:cp:from:--------------------</text:p>
                    </text:list-item>
                    <text:list-item>
                      <text:p text:style-name="P67">#_20190818_094943:cp:to:--------------------</text:p>
                    </text:list-item>
                  </text:list>
                </text:list-item>
                <text:list-item>
                  <text:p text:style-name="P67">TEST ==&gt; OK</text:p>
                  <text:list>
                    <text:list-item>
                      <text:p text:style-name="P67">“[libfx_5.py:3049 / 20190818_095244] (step : B : j4 : N : 2) updating Pos...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">TASK-2 : “j4” → up to “continue”</text:p>
          <text:list>
            <text:list-item>
              <text:p text:style-name="P67">T-2.1 : “j4 : N”, “Y”</text:p>
              <text:list>
                <text:list-item>
                  <text:p text:style-name="P67">“j7 : N : 3”</text:p>
                </text:list-item>
                <text:list-item>
                  <text:p text:style-name="P67">“j7 : Y : 6”</text:p>
                </text:list-item>
                <text:list-item>
                  <text:p text:style-name="P67">TEST : max → 200</text:p>
                  <text:list>
                    <text:list-item>
                      <text:p text:style-name="P67">new var value</text:p>
                    </text:list-item>
                    <text:list-item>
                      <text:p text:style-name="P67">comment in</text:p>
                    </text:list-item>
                    <text:list-item>
                      <text:p text:style-name="P67">==&gt; no error</text:p>
                    </text:list-item>
                    <text:list-item>
                      <text:p text:style-name="P67">==&gt; OK</text:p>
                      <text:list>
                        <text:list-item>
                          <text:p text:style-name="P67">“len(lo_Pos_Exits)<text:tab/>36</text:p>
                        </text:list-item>
                        <text:list-item>
                          <text:p text:style-name="P67">total<text:tab/>201</text:p>
                        </text:list-item>
                        <text:list-item>
                          <text:p text:style-name="P67">ratio<text:tab/>0.179</text:p>
                        </text:list-item>
                        <text:list-item>
                          <text:p text:style-name="P67">cntOf_SLs<text:tab/>24<text:tab/>(0.667)</text:p>
                        </text:list-item>
                        <text:list-item>
                          <text:p text:style-name="P67">cntOf_TPs<text:tab/>12<text:tab/>(0.333)</text:p>
                        </text:list-item>
                        <text:list-item>
                          <text:p text:style-name="P67">sumOf_SLs<text:tab/>-0.960</text:p>
                        </text:list-item>
                        <text:list-item>
                          <text:p text:style-name="P67">sumOf_TPs<text:tab/>1.238</text:p>
                        </text:list-item>
                        <text:list-item>
                          <text:p text:style-name="P67">ratio (TP/SL)<text:tab/>1.290</text:p>
                        </text:list-item>
                        <text:list-item>
                          <text:p text:style-name="P67">valOf_SL<text:tab/>0.030</text:p>
                        </text:list-item>
                        <text:list-item>
                          <text:p text:style-name="P67">valOf_TP<text:tab/>0.060</text:p>
                        </text:list-item>
                        <text:list-item>
                          <text:p text:style-name="P67"><text:soft-page-break/>valOf_SPREAD<text:tab/>0.010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7">TASK-3 : csv ---&gt; 500 entries</text:p>
          <text:list>
            <text:list-item>
              <text:p text:style-name="P67">T-3.1 : stopper → off</text:p>
              <text:list>
                <text:list-item>
                  <text:p text:style-name="P67">“step : B : 1 : 1.1” → C/O</text:p>
                </text:list-item>
                <text:list-item>
                  <text:p text:style-name="P67">validate → see conf file : busl_3__tester_T_1__Buy_Up.conf</text:p>
                </text:list-item>
                <text:list-item>
                  <text:p text:style-name="P67">EXEC ==&gt; </text:p>
                  <text:list>
                    <text:list-item>
                      <text:p text:style-name="P67">==&gt; no error</text:p>
                    </text:list-item>
                    <text:list-item>
                      <text:p text:style-name="P67">“cntOf_SLs<text:tab/>63<text:tab/>(0.733)</text:p>
                    </text:list-item>
                    <text:list-item>
                      <text:p text:style-name="P67">cntOf_TPs<text:tab/>23<text:tab/>(0.267)</text:p>
                    </text:list-item>
                    <text:list-item>
                      <text:p text:style-name="P67">sumOf_SLs<text:tab/>-2.520</text:p>
                    </text:list-item>
                    <text:list-item>
                      <text:p text:style-name="P67">sumOf_TPs<text:tab/>2.049</text:p>
                    </text:list-item>
                    <text:list-item>
                      <text:p text:style-name="P67">ratio (TP/SL)<text:tab/>0.813</text:p>
                    </text:list-item>
                    <text:list-item>
                      <text:p text:style-name="P67">valOf_SL<text:tab/>0.030</text:p>
                    </text:list-item>
                    <text:list-item>
                      <text:p text:style-name="P67">valOf_TP<text:tab/>0.060</text:p>
                    </text:list-item>
                    <text:list-item>
                      <text:p text:style-name="P67">valOf_SPREAD<text:tab/>0.010”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8194022081035452168" text:style-name="L25">
        <text:list-item>
          <text:p text:style-name="P68">TASK : mt4 programming</text:p>
          <text:list>
            <text:list-item>
              <text:p text:style-name="P68">ea_Exp_1__TrailingStop.mq4 // C:\Users\iwabuchiken\AppData\Roaming\MetaQuotes\Terminal\34B08C83A5AAE27A4079DE708E60511E\MQL4\Experts\labs\44_5.3</text:p>
            </text:list-item>
          </text:list>
        </text:list-item>
        <text:list-item>
          <text:p text:style-name="P68">or, TASK : python, detect patterns</text:p>
          <text:list>
            <text:list-item>
              <text:p text:style-name="P68">dp_Tester_T_1__Buy_Up(lo_LO_Lines, lo_BDs_Tmp)</text:p>
            </text:list-item>
            <text:list-item>
              <text:p text:style-name="P68">#_20190706_231447:caller</text:p>
            </text:list-item>
            <text:list-item>
              <text:p text:style-name="P68">==&gt; e.g. new FUNC : dp_No_1__Down_Down_Buy()</text:p>
              <text:list>
                <text:list-item>
                  <text:p text:style-name="P68">No_1_1 : buy all</text:p>
                </text:list-item>
                <text:list-item>
                  <text:p text:style-name="P68">No_1_2 : buy if : prev 2 bars both in BB.range-5, or -6</text:p>
                </text:list-item>
                <text:list-item>
                  <text:p text:style-name="P68">==&gt; <text:span text:style-name="T35">淡々と、作っていこう</text:span></text:p>
                </text:list-item>
              </text:list>
            </text:list-item>
          </text:list>
        </text:list-item>
      </text:list>
      <text:p text:style-name="P10">[further]</text:p>
      <text:list xml:id="list1359761881276515794" text:style-name="L26">
        <text:list-item>
          <text:p text:style-name="P69"/>
        </text:list-item>
      </text:list>
      <text:p text:style-name="P8"><text:line-break/></text:p>
      <text:p text:style-name="P14"><text:soft-page-break/></text:p>
      <text:p text:style-name="P10">---------------------------------------------------------------------------</text:p>
      <text:p text:style-name="P19"><text:span text:style-name="T3">res free# JVEMV6 44#7.2.1_1 / 44. currency / 7. mql prog / 2. eap-2 / 1. id-1 / </text:span><text:span text:style-name="T6">20190826_123319</text:span></text:p>
      <text:p text:style-name="P10"/>
      <text:p text:style-name="P10">[do] <text:span text:style-name="T25">#_</text:span> </text:p>
      <text:list xml:id="list1064412706452265420" text:style-name="L27">
        <text:list-item>
          <text:p text:style-name="P70">REVIEW</text:p>
        </text:list-item>
        <text:list-item>
          <text:p text:style-name="P178"><text:span text:style-name="T13">#_</text:span><text:span text:style-name="T8"> TASK-1 : start programming</text:span></text:p>
          <text:list>
            <text:list-item>
              <text:p text:style-name="P70">T-1.1 : DUP file</text:p>
              <text:list>
                <text:list-item>
                  <text:p text:style-name="P70">ea_Exp_1__TrailingStop.mq4 // C:\Users\iwabuchiken\AppData\Roaming\MetaQuotes\Terminal\34B08C83A5AAE27A4079DE708E60511E\MQL4\Experts\labs\44_5.3</text:p>
                  <text:list>
                    <text:list-item>
                      <text:list>
                        <text:list-item>
                          <text:p text:style-name="P70">==&gt; eap-2.(id-1).mq4 // C:\Users\iwabuchiken\AppData\Roaming\MetaQuotes\Terminal\34B08C83A5AAE27A4079DE708E60511E\MQL4\Experts\labs\eap_2\id_1</text:p>
                        </text:list-item>
                      </text:list>
                    </text:list-item>
                  </text:list>
                </text:list-item>
                <text:list-item>
                  <text:p text:style-name="P70">gen : func list</text:p>
                  <text:list>
                    <text:list-item>
                      <text:p text:style-name="P70">gen-func-list.bat // C:\Users\iwabuchiken\AppData\Roaming\MetaQuotes\Terminal\34B08C83A5AAE27A4079DE708E60511E\MQL4\Experts\labs\44_5.3</text:p>
                    </text:list-item>
                  </text:list>
                </text:list-item>
              </text:list>
            </text:list-item>
            <text:list-item>
              <text:p text:style-name="P70">T-1.2 : renew the DUP-ed file</text:p>
              <text:list>
                <text:list-item>
                  <text:p text:style-name="P70">delete funcs</text:p>
                </text:list-item>
                <text:list-item>
                  <text:p text:style-name="P70">use “Print” command</text:p>
                </text:list-item>
                <text:list-item>
                  <text:p text:style-name="P70">TEST ==&gt; OK</text:p>
                </text:list-item>
              </text:list>
            </text:list-item>
          </text:list>
        </text:list-item>
        <text:list-item>
          <text:p text:style-name="P178"><text:span text:style-name="T13">#_</text:span><text:span text:style-name="T8"> TASK-2 : write to file ---&gt; debugging</text:span></text:p>
          <text:list>
            <text:list-item>
              <text:p text:style-name="P70">T-2.1</text:p>
              <text:list>
                <text:list-item>
                  <text:p text:style-name="P178"><text:span text:style-name="T8">log dir ==&gt; </text:span><text:span text:style-name="T8">C:\Users\iwabuchiken\AppData\Roaming\MetaQuotes\Terminal\3</text:span><text:soft-page-break/><text:span text:style-name="T8">4B08C83A5AAE27A4079DE708E60511E\MQL4\Files\Logs</text:span></text:p>
                </text:list-item>
                <text:list-item>
                  <text:p text:style-name="P70">TEST ==&gt; OK</text:p>
                </text:list-item>
              </text:list>
            </text:list-item>
          </text:list>
        </text:list-item>
        <text:list-item>
          <text:p text:style-name="P70">TASK-3 : new funcs</text:p>
          <text:list>
            <text:list-item>
              <text:list>
                <text:list-item>
                  <text:p text:style-name="P70">judge_1() : boolean</text:p>
                </text:list-item>
                <text:list-item>
                  <text:p text:style-name="P70">take_Position() : boolean</text:p>
                </text:list-item>
              </text:list>
            </text:list-item>
            <text:list-item>
              <text:p text:style-name="P178"><text:span text:style-name="T13">#_</text:span><text:span text:style-name="T8"> T-3.1 : FUNC : judge_1() : boolean</text:span></text:p>
              <text:list>
                <text:list-item>
                  <text:p text:style-name="P70">skeleton</text:p>
                </text:list-item>
                <text:list-item>
                  <text:p text:style-name="P70">TEST ==&gt; OK</text:p>
                  <text:list>
                    <text:list-item>
                      <text:p text:style-name="P70">→ up to “(step : j2 : N)”</text:p>
                    </text:list-item>
                  </text:list>
                </text:list-item>
              </text:list>
            </text:list-item>
            <text:list-item>
              <text:p text:style-name="P70">T-3.2 : “j3” ~~</text:p>
              <text:list>
                <text:list-item>
                  <text:p text:style-name="P70">//_20190826_132608:tmp</text:p>
                </text:list-item>
                <text:list-item>
                  <text:p text:style-name="P178"><text:span text:style-name="T13">#_</text:span><text:span text:style-name="T8"> SEG-1 : new file : lib_ea_2.mqh</text:span></text:p>
                  <text:list>
                    <text:list-item>
                      <text:list>
                        <text:list-item>
                          <text:p text:style-name="P70">C:\Users\iwabuchiken\AppData\Roaming\MetaQuotes\Terminal\34B08C83A5AAE27A4079DE708E60511E\MQL4\Include</text:p>
                        </text:list-item>
                      </text:list>
                    </text:list-item>
                    <text:list-item>
                      <text:p text:style-name="P70">DUP</text:p>
                    </text:list-item>
                    <text:list-item>
                      <text:p text:style-name="P70">include</text:p>
                    </text:list-item>
                  </text:list>
                </text:list-item>
                <text:list-item>
                  <text:p text:style-name="P70">new FUNC : judge_1()</text:p>
                  <text:list>
                    <text:list-item>
                      <text:p text:style-name="P70">at : lib_ea_2.mqh</text:p>
                    </text:list-item>
                    <text:list-item>
                      <text:p text:style-name="P70">signature</text:p>
                    </text:list-item>
                    <text:list-item>
                      <text:p text:style-name="P70">debug labels</text:p>
                      <text:list>
                        <text:list-item>
                          <text:p text:style-name="P70">//_20190826_133747:caller</text:p>
                        </text:list-item>
                        <text:list-item>
                          <text:p text:style-name="P70">//_20190826_133801:head</text:p>
                        </text:list-item>
                        <text:list-item>
                          <text:p text:style-name="P70">//_20190826_133815:wl</text:p>
                        </text:list-item>
                      </text:list>
                    </text:list-item>
                    <text:list-item>
                      <text:p text:style-name="P70">caller lines</text:p>
                    </text:list-item>
                    <text:list-item>
                      <text:p text:style-name="P70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656425009052123704" text:style-name="L28">
        <text:list-item>
          <text:p text:style-name="P71">TASK : “j3 : Y : 1” ~~</text:p>
          <text:list>
            <text:list-item>
              <text:p text:style-name="P71">//_20190826_135520:next</text:p>
            </text:list-item>
          </text:list>
        </text:list-item>
      </text:list>
      <text:p text:style-name="P10">[further]</text:p>
      <text:list xml:id="list3911175871793516016" text:style-name="L29">
        <text:list-item>
          <text:p text:style-name="P72"><text:soft-page-break/></text:p>
        </text:list-item>
      </text:list>
      <text:p text:style-name="P8"><text:line-break/></text:p>
      <text:p text:style-name="P14"/>
      <text:p text:style-name="P10">---------------------------------------------------------------------------</text:p>
      <text:p text:style-name="P19"><text:span text:style-name="T3">res free# JVEMV6 44#7.2.1_2 / 44. currency / 7. mql prog / 2. eap-2 / 1. id-1 / </text:span><text:span text:style-name="T6">20190827_105748</text:span></text:p>
      <text:p text:style-name="P10"/>
      <text:p text:style-name="P10">[do] <text:span text:style-name="T25">#_</text:span> </text:p>
      <text:list xml:id="list2361629737150581634" text:style-name="L30">
        <text:list-item>
          <text:p text:style-name="P73">REVIEW</text:p>
        </text:list-item>
        <text:list-item>
          <text:p text:style-name="P179"><text:span text:style-name="T13">@#_</text:span><text:span text:style-name="T8"> TASK-1 : “j3 : Y : 1” ~~</text:span></text:p>
          <text:list>
            <text:list-item>
              <text:list>
                <text:list-item>
                  <text:p text:style-name="P73">//_20190826_135520:next</text:p>
                </text:list-item>
              </text:list>
            </text:list-item>
            <text:list-item>
              <text:p text:style-name="P73">T-1.1</text:p>
              <text:list>
                <text:list-item>
                  <text:p text:style-name="P73">new FUNC : take_Position__Buy()</text:p>
                  <text:list>
                    <text:list-item>
                      <text:p text:style-name="P73">signature</text:p>
                    </text:list-item>
                    <text:list-item>
                      <text:p text:style-name="P73">time labels</text:p>
                    </text:list-item>
                    <text:list-item>
                      <text:p text:style-name="P73">caller</text:p>
                    </text:list-item>
                  </text:list>
                </text:list-item>
                <text:list-item>
                  <text:p text:style-name="P73">TEST ==&gt; OK</text:p>
                </text:list-item>
              </text:list>
            </text:list-item>
          </text:list>
        </text:list-item>
        <text:list-item>
          <text:p text:style-name="P179"><text:span text:style-name="T13">#_</text:span><text:span text:style-name="T8"> TASK-2 : “j3 : Y : 2”</text:span></text:p>
          <text:list>
            <text:list-item>
              <text:p text:style-name="P73">==&gt; OK</text:p>
            </text:list-item>
          </text:list>
        </text:list-item>
        <text:list-item>
          <text:p text:style-name="P179"><text:span text:style-name="T13">#_</text:span><text:span text:style-name="T8"> TASK-3 : “j3 : Y : 1” → take position</text:span></text:p>
          <text:list>
            <text:list-item>
              <text:list>
                <text:list-item>
                  <text:p text:style-name="P73">ref : ea_Exp_1__TrailingStop.mq4 (C:\Users\iwabuchiken\AppData\Roaming\MetaQuotes\Terminal\34B08C83A5AAE27A4079DE708E60511E\MQL4\Experts\labs\44_5.3)</text:p>
                </text:list-item>
              </text:list>
            </text:list-item>
            <text:list-item>
              <text:p text:style-name="P73">T-3.1 : func : take_Position__Buy()</text:p>
              <text:list>
                <text:list-item>
                  <text:p text:style-name="P73">==&gt; show values</text:p>
                </text:list-item>
                <text:list-item>
                  <text:p text:style-name="P73">TEST ==&gt; OK</text:p>
                </text:list-item>
              </text:list>
            </text:list-item>
            <text:list-item>
              <text:p text:style-name="P179"><text:span text:style-name="T13">#_</text:span><text:span text:style-name="T8"> T-3.2 : send order</text:span></text:p>
              <text:list>
                <text:list-item>
                  <text:p text:style-name="P73">==&gt; OK</text:p>
                </text:list-item>
              </text:list>
            </text:list-item>
          </text:list>
        </text:list-item>
      </text:list>
      <text:p text:style-name="P10"><text:soft-page-break/>[next]</text:p>
      <text:list xml:id="list9183541240068828637" text:style-name="L31">
        <text:list-item>
          <text:p text:style-name="P74">TASK : </text:p>
          <text:list>
            <text:list-item>
              <text:list>
                <text:list-item>
                  <text:p text:style-name="P161">ref</text:p>
                  <text:list>
                    <text:list-item>
                      <text:p text:style-name="P161">lib_ea.mqh : //_20190827_143022:ref : ordermodify</text:p>
                    </text:list-item>
                    <text:list-item>
                      <text:p text:style-name="P161">ea_Exp_1__TrailingStop.mq4 : //_20190827_143229:ref : OrdersTotal</text:p>
                    </text:list-item>
                  </text:list>
                </text:list-item>
              </text:list>
            </text:list-item>
            <text:list-item>
              <text:p text:style-name="P74">“j2 : Y” <text:span text:style-name="T35">のところで、j2-1 として、OrdersTotal を使って、pending な order があれば　=&gt;　return(0) ; else ==&gt; flg ~~&gt; false, return(0)</text:span></text:p>
            </text:list-item>
          </text:list>
        </text:list-item>
      </text:list>
      <text:p text:style-name="P10">[further]</text:p>
      <text:list xml:id="list4773650076063855750" text:style-name="L32">
        <text:list-item>
          <text:p text:style-name="P75"/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5">res free# JVEMV6 44#7.2.1_3 / 44. currency / 7. mql prog / 2. eap-2 / 1. id-1 / </text:span><text:span text:style-name="T6">20190828_094028</text:span></text:p>
      <text:p text:style-name="P10"/>
      <text:p text:style-name="P10">[do] <text:span text:style-name="T25">#_</text:span> </text:p>
      <text:list xml:id="list3172657867154376397" text:style-name="L33">
        <text:list-item>
          <text:p text:style-name="P180"><text:span text:style-name="T13">#_</text:span><text:span text:style-name="T8"> REVIEW</text:span></text:p>
        </text:list-item>
        <text:list-item>
          <text:p text:style-name="P76">TASK-1 : </text:p>
          <text:list>
            <text:list-item>
              <text:list>
                <text:list-item>
                  <text:p text:style-name="P162">ref</text:p>
                  <text:list>
                    <text:list-item>
                      <text:p text:style-name="P162">lib_ea.mqh : //_20190827_143022:ref : ordermodify</text:p>
                    </text:list-item>
                    <text:list-item>
                      <text:p text:style-name="P162">ea_Exp_1__TrailingStop.mq4 : //_20190827_143229:ref : OrdersTotal</text:p>
                    </text:list-item>
                  </text:list>
                </text:list-item>
                <text:list-item>
                  <text:p text:style-name="P76"><text:span text:style-name="T8">“j2 : Y” </text:span><text:span text:style-name="T35">のところで、j2-1 として、OrdersTotal を使って、pending な order があれば　=&gt;　return(0) ; else ==&gt; flg ~~&gt; false, return(0)</text:span></text:p>
                </text:list-item>
              </text:list>
            </text:list-item>
            <text:list-item>
              <text:p text:style-name="P180"><text:span text:style-name="T13">#_</text:span><text:span text:style-name="T8"> T-1.1 : </text:span><text:span text:style-name="T9">//_20190827_143229:ref</text:span><text:span text:style-name="T8"> (</text:span><text:span text:style-name="T9">ea_Exp_1__TrailingStop.mq4)</text:span></text:p>
              <text:list>
                <text:list-item>
                  <text:p text:style-name="P162">“j2 : Y : 1”</text:p>
                </text:list-item>
                <text:list-item>
                  <text:p text:style-name="P162">==&gt; OK</text:p>
                </text:list-item>
              </text:list>
            </text:list-item>
            <text:list-item>
              <text:p text:style-name="P180"><text:span text:style-name="T14">#_</text:span><text:span text:style-name="T9"> T-1.2 : “j2-1”</text:span></text:p>
              <text:list>
                <text:list-item>
                  <text:p text:style-name="P162"><text:soft-page-break/>==&gt; OK</text:p>
                </text:list-item>
              </text:list>
            </text:list-item>
            <text:list-item>
              <text:p text:style-name="P180"><text:span text:style-name="T14">#_</text:span><text:span text:style-name="T9"> T-1.3 : “j2-1 : Y”, “ : N”</text:span></text:p>
              <text:list>
                <text:list-item>
                  <text:p text:style-name="P162">==&gt; OK</text:p>
                </text:list-item>
              </text:list>
            </text:list-item>
          </text:list>
        </text:list-item>
      </text:list>
      <text:p text:style-name="P10">[next]</text:p>
      <text:list xml:id="list3694262349288021886" text:style-name="L34">
        <text:list-item>
          <text:p text:style-name="P77">TASK : “j1-2” → new node</text:p>
          <text:list>
            <text:list-item>
              <text:p text:style-name="P77">if NO → exec “j3 : Y” and on</text:p>
            </text:list-item>
            <text:list-item>
              <text:p text:style-name="P77">if YES → continue (i.e. return(0))</text:p>
            </text:list-item>
            <text:list-item>
              <text:p text:style-name="P77">//_20190828_102028:next</text:p>
            </text:list-item>
          </text:list>
        </text:list-item>
      </text:list>
      <text:p text:style-name="P10">[further]</text:p>
      <text:list xml:id="list1222852060632991321" text:style-name="L35">
        <text:list-item>
          <text:p text:style-name="P173">orders ---&gt; to file “orders.[XXXX].dat”</text:p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7.2.1_4 / 44. currency / 7. mql prog / 2. eap-2 / 1. id-1 / </text:span><text:span text:style-name="T6">20190829_113527</text:span></text:p>
      <text:p text:style-name="P10"/>
      <text:p text:style-name="P10">[do] <text:span text:style-name="T25">#_</text:span> </text:p>
      <text:list xml:id="list7485956356321280463" text:style-name="L36">
        <text:list-item>
          <text:p text:style-name="P78">REVIEW</text:p>
        </text:list-item>
        <text:list-item>
          <text:p text:style-name="P78"><text:span text:style-name="T25">#_</text:span> TASK-1 : “j1-2” → new node</text:p>
          <text:list>
            <text:list-item>
              <text:list>
                <text:list-item>
                  <text:p text:style-name="P78">if NO → exec “j3<text:span text:style-name="T36"> : Y</text:span>” and on</text:p>
                </text:list-item>
                <text:list-item>
                  <text:p text:style-name="P78">if YES → continue (i.e. return(0))</text:p>
                </text:list-item>
                <text:list-item>
                  <text:p text:style-name="P78">//_20190828_102028:next</text:p>
                </text:list-item>
              </text:list>
            </text:list-item>
            <text:list-item>
              <text:p text:style-name="P78"><text:span text:style-name="T25">#_</text:span> T-1.1</text:p>
              <text:list>
                <text:list-item>
                  <text:p text:style-name="P78">CODING : ~~ “j1-3”</text:p>
                </text:list-item>
                <text:list-item>
                  <text:p text:style-name="P78">TEST ==&gt; OK</text:p>
                </text:list-item>
              </text:list>
            </text:list-item>
            <text:list-item>
              <text:p text:style-name="P78"><text:span text:style-name="T25">#_</text:span> SEG-1 : “j2-1 : N : 1” ==&gt; add : judge, take position</text:p>
              <text:list>
                <text:list-item>
                  <text:p text:style-name="P78">CODING : //_20190829_104432:tmp</text:p>
                  <text:list>
                    <text:list-item>
                      <text:p text:style-name="P78">C/P : “j3”</text:p>
                    </text:list-item>
                    <text:list-item>
                      <text:p text:style-name="P78">delete : time labels</text:p>
                    </text:list-item>
                  </text:list>
                </text:list-item>
                <text:list-item>
                  <text:p text:style-name="P78">TEST ==&gt; OK</text:p>
                </text:list-item>
              </text:list>
            </text:list-item>
          </text:list>
        </text:list-item>
        <text:list-item>
          <text:p text:style-name="P78"><text:soft-page-break/>TASK-2 : orders ---&gt; to file “orders.[XXXX].dat” (fur-2 / 20190828_094028)</text:p>
          <text:list>
            <text:list-item>
              <text:list>
                <text:list-item>
                  <text:p text:style-name="P78">“j1-3 :Y : 1”</text:p>
                </text:list-item>
                <text:list-item>
                  <text:p text:style-name="P78">“j2-2 : Y : 1”</text:p>
                </text:list-item>
              </text:list>
            </text:list-item>
            <text:list-item>
              <text:p text:style-name="P78">T-2.1 : “j1-3 :Y : 1”</text:p>
              <text:list>
                <text:list-item>
                  <text:p text:style-name="P78">CODING : </text:p>
                  <text:list>
                    <text:list-item>
                      <text:p text:style-name="P78"><text:span text:style-name="T25">#_</text:span> new file name : fname_Log_DAT_For_Session : //_20190829_110901:tmp</text:p>
                    </text:list-item>
                    <text:list-item>
                      <text:p text:style-name="P78">write log : //_20190829_110834:tmp</text:p>
                    </text:list-item>
                  </text:list>
                </text:list-item>
                <text:list-item>
                  <text:p text:style-name="P78">TEST ==&gt; OK</text:p>
                </text:list-item>
              </text:list>
            </text:list-item>
          </text:list>
        </text:list-item>
      </text:list>
      <text:p text:style-name="P10">[next]</text:p>
      <text:list xml:id="list8399291659004545948" text:style-name="L37">
        <text:list-item>
          <text:p text:style-name="P79">TASK : trailing feature</text:p>
          <text:list>
            <text:list-item>
              <text:p text:style-name="P79">“step : A : 1”</text:p>
            </text:list-item>
            <text:list-item>
              <text:p text:style-name="P79">//_20190829_112152:next</text:p>
            </text:list-item>
          </text:list>
        </text:list-item>
      </text:list>
      <text:p text:style-name="P10">[further]</text:p>
      <text:list xml:id="list2066151852881773475" text:style-name="L38">
        <text:list-item>
          <text:p text:style-name="P80">new node : “j0” (in “start()”)</text:p>
          <text:list>
            <text:list-item>
              <text:p text:style-name="P80">condition → pending orders?</text:p>
              <text:list>
                <text:list-item>
                  <text:p text:style-name="P80">if YES → go to j1</text:p>
                </text:list-item>
                <text:list-item>
                  <text:p text:style-name="P80">if NO → goto j3</text:p>
                </text:list-item>
              </text:list>
            </text:list-item>
          </text:list>
        </text:list-item>
        <text:list-item>
          <text:p text:style-name="P80">“[eap-2.id-1].(20190829_111540).log”</text:p>
          <text:list>
            <text:list-item>
              <text:p text:style-name="P80">==&gt; add pair, period, too.</text:p>
            </text:list-item>
          </text:list>
        </text:list-item>
        <text:list-item>
          <text:p text:style-name="P80">“DetailedStatement.[20190829_112315]htm.htm”</text:p>
          <text:list>
            <text:list-item>
              <text:p text:style-name="P80">extract a list of orders ==&gt; python program</text:p>
            </text:list-item>
            <text:list-item>
              <text:p text:style-name="P80">at : C:\Users\iwabuchiken\AppData\Roaming\MetaQuotes\Terminal\34B08C83A5AAE27A4079DE708E60511E\MQL4\Logs\logs_trading</text:p>
            </text:list-item>
            <text:list-item>
              <text:p text:style-name="P80">how</text:p>
              <text:list>
                <text:list-item>
                  <text:p text:style-name="P80">method-1</text:p>
                  <text:list>
                    <text:list-item>
                      <text:p text:style-name="P80">extract all “tr” tags</text:p>
                    </text:list-item>
                    <text:list-item>
                      <text:p text:style-name="P80">of those TRs, collect the first TD</text:p>
                    </text:list-item>
                    <text:list-item>
                      <text:p text:style-name="P80"><text:soft-page-break/>of this TD, if it has an attribute of “title” ==&gt; add to the list</text:p>
                    </text:list-item>
                  </text:list>
                </text:list-item>
                <text:list-item>
                  <text:p text:style-name="P80">-2</text:p>
                  <text:list>
                    <text:list-item>
                      <text:p text:style-name="P80">find with regex “&lt;td title="#\d+? My order[tp]"&gt;\d+?&lt;/td&gt;”</text:p>
                    </text:list-item>
                    <text:list-item>
                      <text:p text:style-name="P80">==&gt; DROP</text:p>
                    </text:list-item>
                  </text:list>
                </text:list-item>
              </text:list>
            </text:list-item>
          </text:list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5.1_1 / 44. currency / 8. prog-python / 5. manage-trading-data / 1. build result csv data / </text:span><text:span text:style-name="T6">20190901_144558</text:span></text:p>
      <text:p text:style-name="P10"/>
      <text:p text:style-name="P10">[do] <text:span text:style-name="T25">#_</text:span> </text:p>
      <text:list xml:id="list4572102699658357435" text:style-name="L39">
        <text:list-item>
          <text:p text:style-name="P81">REVIEW</text:p>
        </text:list-item>
        <text:list-item>
          <text:p text:style-name="P181"><text:span text:style-name="T13">#_</text:span><text:span text:style-name="T8"> TASK-1 : new file → start coding</text:span></text:p>
          <text:list>
            <text:list-item>
              <text:p text:style-name="P81">T-1.1 : new file</text:p>
            </text:list-item>
            <text:list-item>
              <text:p text:style-name="P81">T-1.2 : data</text:p>
              <text:list>
                <text:list-item>
                  <text:p text:style-name="P81">C:\Users\iwabuchiken\AppData\Roaming\MetaQuotes\Terminal\34B08C83A5AAE27A4079DE708E60511E\MQL4\Logs\logs_trading</text:p>
                  <text:list>
                    <text:list-item>
                      <text:p text:style-name="P81">DetailedStatement.[20190901_145309].htm</text:p>
                    </text:list-item>
                  </text:list>
                </text:list-item>
                <text:list-item>
                  <text:p text:style-name="P81">C:\Users\iwabuchiken\AppData\Roaming\MetaQuotes\Terminal\34B08C83A5AAE27A4079DE708E60511E\MQL4\Files\Logs\20190829_223434[eap-2.id-1].[EURJPY-1].dir</text:p>
                  <text:list>
                    <text:list-item>
                      <text:p text:style-name="P81">[eap-2.id-1].(20190829_223434).dat</text:p>
                    </text:list-item>
                  </text:list>
                </text:list-item>
              </text:list>
            </text:list-item>
            <text:list-item>
              <text:p text:style-name="P81">T-1.3 : open file → “dat” file</text:p>
              <text:list>
                <text:list-item>
                  <text:p text:style-name="P181"><text:span text:style-name="T8">CODING : </text:span><text:span text:style-name="T10">#_20190901_150006:tmp</text:span></text:p>
                  <text:list>
                    <text:list-item>
                      <text:p text:style-name="P169">close file</text:p>
                    </text:list-item>
                  </text:list>
                </text:list-item>
              </text:list>
            </text:list-item>
            <text:list-item>
              <text:p text:style-name="P169">T-1.4 : file → read lines</text:p>
              <text:list>
                <text:list-item>
                  <text:p text:style-name="P169">==&gt; OK</text:p>
                </text:list-item>
              </text:list>
            </text:list-item>
          </text:list>
        </text:list-item>
        <text:list-item>
          <text:p text:style-name="P181"><text:span text:style-name="T15">#_</text:span><text:span text:style-name="T10"> TASK-2</text:span></text:p>
          <text:list>
            <text:list-item>
              <text:p text:style-name="P169">T-1.1 : get list of trade numbers</text:p>
              <text:list>
                <text:list-item>
                  <text:p text:style-name="P169"><text:soft-page-break/>“step : 3 <text:s text:c="11"/>build list”</text:p>
                </text:list-item>
                <text:list-item>
                  <text:p text:style-name="P169">==&gt; OK</text:p>
                </text:list-item>
              </text:list>
            </text:list-item>
          </text:list>
        </text:list-item>
        <text:list-item>
          <text:p text:style-name="P169">TASK-3 : report file</text:p>
          <text:list>
            <text:list-item>
              <text:p text:style-name="P169">T-3.1 : open → with html parser</text:p>
              <text:list>
                <text:list-item>
                  <text:p text:style-name="P169">new FUNC : _build_result_csv_data__Report_File()</text:p>
                  <text:list>
                    <text:list-item>
                      <text:p text:style-name="P169">signature</text:p>
                    </text:list-item>
                    <text:list-item>
                      <text:p text:style-name="P169">debug labels</text:p>
                    </text:list-item>
                    <text:list-item>
                      <text:p text:style-name="P169">caller</text:p>
                    </text:list-item>
                  </text:list>
                </text:list-item>
              </text:list>
            </text:list-item>
            <text:list-item>
              <text:p text:style-name="P169">T-3.2 : read file</text:p>
              <text:list>
                <text:list-item>
                  <text:p text:style-name="P181"><text:span text:style-name="T10">ref : </text:span><text:a xlink:type="simple" xlink:href="https://uxmilk.jp/39307" text:style-name="Internet_20_link" text:visited-style-name="Visited_20_Internet_20_Link">https://uxmilk.jp/39307</text:a></text:p>
                </text:list-item>
                <text:list-item>
                  <text:p text:style-name="P169">CODING </text:p>
                </text:list-item>
                <text:list-item>
                  <text:p text:style-name="P169">==&gt; OK</text:p>
                </text:list-item>
              </text:list>
            </text:list-item>
            <text:list-item>
              <text:p text:style-name="P169">T-3.3 : read ==&gt; TR tags</text:p>
              <text:list>
                <text:list-item>
                  <text:p text:style-name="P169">“step : 2 : 3 <text:s text:c="11"/>read : TR tags”</text:p>
                </text:list-item>
                <text:list-item>
                  <text:p text:style-name="P169">==&gt; OK</text:p>
                  <text:list>
                    <text:list-item>
                      <text:p text:style-name="P169">[44_8.5_build-result-csv-data.py:240] cntOf_LO_TRs ==&gt; 197</text:p>
                    </text:list-item>
                  </text:list>
                </text:list-item>
              </text:list>
            </text:list-item>
            <text:list-item>
              <text:p text:style-name="P169">T-3.4 : each TR → collect TD tags</text:p>
              <text:list>
                <text:list-item>
                  <text:p text:style-name="P169">==&gt; OK</text:p>
                </text:list-item>
              </text:list>
            </text:list-item>
            <text:list-item>
              <text:p text:style-name="P169">T-3.5 : TD tags → get text</text:p>
              <text:list>
                <text:list-item>
                  <text:p text:style-name="P169">==&gt; OK</text:p>
                </text:list-item>
                <text:list-item>
                  <text:p text:style-name="P169">ref <text:a xlink:type="simple" xlink:href="http://python-remrin.hatenadiary.jp/entry/2017/05/01/152455" text:style-name="Internet_20_link" text:visited-style-name="Visited_20_Internet_20_Link">http://python-remrin.hatenadiary.jp/entry/2017/05/01/152455</text:a></text:p>
                </text:list-item>
              </text:list>
            </text:list-item>
            <text:list-item>
              <text:p text:style-name="P169">T-3.6 : “step : 2 : 5.2 : 3”</text:p>
              <text:list>
                <text:list-item>
                  <text:p text:style-name="P169">#_20190901_161249:tmp</text:p>
                </text:list-item>
                <text:list-item>
                  <text:p text:style-name="P169">==&gt; OK</text:p>
                </text:list-item>
              </text:list>
            </text:list-item>
          </text:list>
        </text:list-item>
      </text:list>
      <text:p text:style-name="P10">[next]</text:p>
      <text:list xml:id="list2465029482916950334" text:style-name="L40">
        <text:list-item>
          <text:p text:style-name="P82">TASK</text:p>
          <text:list>
            <text:list-item>
              <text:p text:style-name="P82">detected TDs ---&gt; into a list</text:p>
            </text:list-item>
            <text:list-item>
              <text:p text:style-name="P82">#_20190901_161624:next</text:p>
            </text:list-item>
          </text:list>
        </text:list-item>
      </text:list>
      <text:p text:style-name="P10">[further]</text:p>
      <text:list xml:id="list8017140494881164628" text:style-name="L41">
        <text:list-item>
          <text:p text:style-name="P83"/>
        </text:list-item>
      </text:list>
      <text:p text:style-name="P8"><text:soft-page-break/><text:line-break/></text:p>
      <text:p text:style-name="P8"/>
      <text:p text:style-name="P14"/>
      <text:p text:style-name="P10">---------------------------------------------------------------------------</text:p>
      <text:p text:style-name="P19"><text:span text:style-name="T3">res free# JVEMV6 44#8.5.1_2 / 44. currency / 8. prog-python / 5. manage-trading-data / 1. build result csv data / </text:span><text:span text:style-name="T6">20190902_123501</text:span></text:p>
      <text:p text:style-name="P10"/>
      <text:p text:style-name="P10">[do] <text:span text:style-name="T25">#_</text:span> </text:p>
      <text:list xml:id="list1692715782875893147" text:style-name="L42">
        <text:list-item>
          <text:p text:style-name="P84">REVIEW</text:p>
        </text:list-item>
        <text:list-item>
          <text:p text:style-name="P84">TASK-1 : detected TDs ---&gt; into a list</text:p>
          <text:list>
            <text:list-item>
              <text:list>
                <text:list-item>
                  <text:p text:style-name="P84">#_20190901_161624:next</text:p>
                </text:list-item>
              </text:list>
            </text:list-item>
            <text:list-item>
              <text:p text:style-name="P84">T-1.1</text:p>
              <text:list>
                <text:list-item>
                  <text:p text:style-name="P84">show : len(lo_TRs_With_Order_TDS)</text:p>
                </text:list-item>
                <text:list-item>
                  <text:p text:style-name="P84">#_20190902_124052:tmp</text:p>
                </text:list-item>
                <text:list-item>
                  <text:p text:style-name="P84">==&gt; PROBLEM : “[44_8.5_build-result-csv-data.py:461] len(lo_TRs_With_Order_TDS) ==&gt; 164”</text:p>
                  <text:list>
                    <text:list-item>
                      <text:p text:style-name="P84">==&gt; should be less than 100</text:p>
                    </text:list-item>
                  </text:list>
                </text:list-item>
                <text:list-item>
                  <text:p text:style-name="P84">SEG-1 : write to file</text:p>
                  <text:list>
                    <text:list-item>
                      <text:p text:style-name="P84">S-1.1 : file path</text:p>
                      <text:list>
                        <text:list-item>
                          <text:p text:style-name="P84">#_20190902_124906:tmp</text:p>
                        </text:list-item>
                      </text:list>
                    </text:list-item>
                    <text:list-item>
                      <text:p text:style-name="P84">S-1.2 : make dirs</text:p>
                      <text:list>
                        <text:list-item>
                          <text:p text:style-name="P84">#_20190902_125615:tmp</text:p>
                        </text:list-item>
                      </text:list>
                    </text:list-item>
                    <text:list-item>
                      <text:p text:style-name="P84">S-1.3 : write</text:p>
                      <text:list>
                        <text:list-item>
                          <text:p text:style-name="P84">#_20190902_130031:tmp</text:p>
                        </text:list-item>
                        <text:list-item>
                          <text:p text:style-name="P84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4">TASK-2 : return list</text:p>
          <text:list>
            <text:list-item>
              <text:p text:style-name="P84">T-2.1</text:p>
            </text:list-item>
          </text:list>
        </text:list-item>
      </text:list>
      <text:p text:style-name="P10">[next]</text:p>
      <text:list xml:id="list5843293492520122536" text:style-name="L43">
        <text:list-item>
          <text:p text:style-name="P85">TASK</text:p>
          <text:list>
            <text:list-item>
              <text:p text:style-name="P85"><text:soft-page-break/>“lo_Order_Numbers” and “lo_TRs_With_Order_TDS”</text:p>
              <text:list>
                <text:list-item>
                  <text:p text:style-name="P85">==&gt; build a full list of orders</text:p>
                </text:list-item>
                <text:list-item>
                  <text:p text:style-name="P85">#_20190902_132829:tmp</text:p>
                </text:list-item>
              </text:list>
            </text:list-item>
          </text:list>
        </text:list-item>
      </text:list>
      <text:p text:style-name="P10">[further]</text:p>
      <text:list xml:id="list6381646955676709401" text:style-name="L44">
        <text:list-item>
          <text:p text:style-name="P86"/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pan text:style-name="T4">res free# JVEMV6 44#8.5.1_3 / 44. currency / 8. prog-python / 5. manage-trading-data / 1. build result csv data / </text:span><text:span text:style-name="T6">20190903_122953</text:span></text:p>
      <text:p text:style-name="P10"/>
      <text:p text:style-name="P10">[do] <text:span text:style-name="T25">#_</text:span> </text:p>
      <text:list xml:id="list7113762648770227136" text:style-name="L45">
        <text:list-item>
          <text:p text:style-name="P87">REVIEW</text:p>
        </text:list-item>
        <text:list-item>
          <text:p text:style-name="P87">TASK-1 : “lo_Order_Numbers” and “lo_TRs_With_Order_TDS”</text:p>
          <text:list>
            <text:list-item>
              <text:list>
                <text:list-item>
                  <text:list>
                    <text:list-item>
                      <text:p text:style-name="P87">==&gt; build a full list of orders</text:p>
                    </text:list-item>
                    <text:list-item>
                      <text:p text:style-name="P87">#_20190902_132829:tmp</text:p>
                    </text:list-item>
                  </text:list>
                </text:list-item>
              </text:list>
            </text:list-item>
            <text:list-item>
              <text:p text:style-name="P87">T-1.1</text:p>
              <text:list>
                <text:list-item>
                  <text:p text:style-name="P87">build : full data</text:p>
                </text:list-item>
                <text:list-item>
                  <text:p text:style-name="P87">==&gt; OK</text:p>
                </text:list-item>
              </text:list>
            </text:list-item>
          </text:list>
        </text:list-item>
        <text:list-item>
          <text:p text:style-name="P87">TASK-2 : to file</text:p>
          <text:list>
            <text:list-item>
              <text:list>
                <text:list-item>
                  <text:p text:style-name="P87">#_20190903_124102:tmp</text:p>
                </text:list-item>
              </text:list>
            </text:list-item>
            <text:list-item>
              <text:p text:style-name="P87">T-2.1 : new FUNC : _build_result_csv_data__Write_Full_Data</text:p>
              <text:list>
                <text:list-item>
                  <text:p text:style-name="P87">#_20190903_124741:caller</text:p>
                </text:list-item>
                <text:list-item>
                  <text:p text:style-name="P87">CODING</text:p>
                </text:list-item>
                <text:list-item>
                  <text:p text:style-name="P87">TEST ==&gt; OK</text:p>
                </text:list-item>
              </text:list>
            </text:list-item>
          </text:list>
        </text:list-item>
        <text:list-item>
          <text:p text:style-name="P87">TASK-3 : graph</text:p>
          <text:list>
            <text:list-item>
              <text:p text:style-name="P87">T-3.1 : </text:p>
              <text:list>
                <text:list-item>
                  <text:p text:style-name="P87">graph : <text:a xlink:type="simple" xlink:href="https://docs.google.com/spreadsheets/d/1qbRD1OqHIiMSIhOPHkWm7EhZfBtNtzGRdO7Jjjli724/edit#gid=0" text:style-name="Internet_20_link" text:visited-style-name="Visited_20_Internet_20_Link">https://docs.google.com/spreadsheets/d/1qbRD1OqHIiMSIhOPHk</text:a><text:a xlink:type="simple" xlink:href="https://docs.google.com/spreadsheets/d/1qbRD1OqHIiMSIhOPHkWm7EhZfBtNtzGRdO7Jjjli724/edit#gid=0" text:style-name="Internet_20_link" text:visited-style-name="Visited_20_Internet_20_Link">Wm7EhZfBtNtzGRdO7Jjjli724/edit#gid=0</text:a></text:p>
                </text:list-item>
              </text:list>
            </text:list-item>
            <text:list-item>
              <text:p text:style-name="P87"><text:soft-page-break/>T-3.2</text:p>
              <text:list>
                <text:list-item>
                  <text:p text:style-name="P87">results</text:p>
                  <text:list>
                    <text:list-item>
                      <text:p text:style-name="P87">negative<text:tab/>94<text:tab/>74.02%</text:p>
                    </text:list-item>
                    <text:list-item>
                      <text:p text:style-name="P87">positive<text:tab/>33<text:tab/>25.98%</text:p>
                    </text:list-item>
                    <text:list-item>
                      <text:p text:style-name="P87">total<text:tab/>127<text:tab/>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7141023946208106859" text:style-name="L46">
        <text:list-item>
          <text:p text:style-name="P88">COMP</text:p>
        </text:list-item>
      </text:list>
      <text:p text:style-name="P10">[further]</text:p>
      <text:list xml:id="list6550820742951891125" text:style-name="L47">
        <text:list-item>
          <text:p text:style-name="P163">detect pattern</text:p>
          <text:list>
            <text:list-item>
              <text:p text:style-name="P163">例えば、３本連下げを集める（python）</text:p>
            </text:list-item>
            <text:list-item>
              <text:p text:style-name="P163">事例を５つぐらい、眺めてみる。</text:p>
            </text:list-item>
            <text:list-item>
              <text:p text:style-name="P163">共通の特徴を、３つぐらい、ピックアップ。（m1~3)</text:p>
            </text:list-item>
            <text:list-item>
              <text:p text:style-name="P163">それらの、m1~3 を、条件として、mql のプログ、作る（n1）</text:p>
            </text:list-item>
            <text:list-item>
              <text:p text:style-name="P163">n1 ==&gt; 実行 (on mt4)</text:p>
            </text:list-item>
          </text:list>
        </text:list-item>
        <text:list-item>
          <text:p text:style-name="P163">mt4 prog</text:p>
          <text:list>
            <text:list-item>
              <text:p text:style-name="P163">trailing-stop feature</text:p>
            </text:list-item>
          </text:list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pan text:style-name="T3">res free# JVEMV6 44#7.2.1_5 / 44. currency / 7. mql prog / 2. eap-2 / 1. id-1 / </text:span><text:span text:style-name="T6">20190904_132438</text:span></text:p>
      <text:p text:style-name="P10"/>
      <text:p text:style-name="P10">[do] <text:span text:style-name="T25">#_</text:span> </text:p>
      <text:list xml:id="list3264442787522405524" text:style-name="L48">
        <text:list-item>
          <text:p text:style-name="P89">REVIEW</text:p>
        </text:list-item>
        <text:list-item>
          <text:p text:style-name="P89">TASK-1 : “[eap-2.id-1].(20190903_122730).dat” ==&gt; add pair info, a.o.</text:p>
          <text:list>
            <text:list-item>
              <text:p text:style-name="P89">T-1.1 : write : file name</text:p>
              <text:list>
                <text:list-item>
                  <text:p text:style-name="P89">CODING : //_20190904_133743:tmp</text:p>
                </text:list-item>
                <text:list-item>
                  <text:p text:style-name="P89">==&gt; OK</text:p>
                </text:list-item>
              </text:list>
            </text:list-item>
            <text:list-item>
              <text:p text:style-name="P89">SEG-1</text:p>
              <text:list>
                <text:list-item>
                  <text:p text:style-name="P89">utils.mqh : “write_Log”</text:p>
                  <text:list>
                    <text:list-item>
                      <text:p text:style-name="P89"><text:soft-page-break/>==&gt; new FUNC : “write_Log__No_File_Line_Strings”</text:p>
                    </text:list-item>
                    <text:list-item>
                      <text:p text:style-name="P89">S-1.1</text:p>
                      <text:list>
                        <text:list-item>
                          <text:p text:style-name="P89">DUP</text:p>
                        </text:list-item>
                        <text:list-item>
                          <text:p text:style-name="P89">change signature</text:p>
                        </text:list-item>
                        <text:list-item>
                          <text:p text:style-name="P89">debug labels</text:p>
                          <text:list>
                            <text:list-item>
                              <text:p text:style-name="P89">//_20190904_134341:caller</text:p>
                            </text:list-item>
                            <text:list-item>
                              <text:p text:style-name="P89">//_20190904_134344:head</text:p>
                            </text:list-item>
                            <text:list-item>
                              <text:p text:style-name="P89">//_20190904_134350:wl</text:p>
                            </text:list-item>
                          </text:list>
                        </text:list-item>
                        <text:list-item>
                          <text:p text:style-name="P89">caller line</text:p>
                        </text:list-item>
                      </text:list>
                    </text:list-item>
                    <text:list-item>
                      <text:p text:style-name="P89">TEST ==&gt; OK</text:p>
                    </text:list-item>
                  </text:list>
                </text:list-item>
              </text:list>
            </text:list-item>
            <text:list-item>
              <text:p text:style-name="P89">T-1.2 : add info : pair name</text:p>
              <text:list>
                <text:list-item>
                  <text:p text:style-name="P89">SEG-2 : new FUNC : “setup_Data_File()”</text:p>
                  <text:list>
                    <text:list-item>
                      <text:p text:style-name="P8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9">TASK-2 : eap-2.(id-1).mq4 ==&gt; run on multiple pairs</text:p>
          <text:list>
            <text:list-item>
              <text:p text:style-name="P89">E/J</text:p>
            </text:list-item>
            <text:list-item>
              <text:p text:style-name="P89">U/J</text:p>
            </text:list-item>
            <text:list-item>
              <text:p text:style-name="P89">A/J</text:p>
            </text:list-item>
            <text:list-item>
              <text:p text:style-name="P89">==&gt; OK</text:p>
            </text:list-item>
          </text:list>
        </text:list-item>
      </text:list>
      <text:p text:style-name="P10">[next]</text:p>
      <text:list xml:id="list5227813793737578260" text:style-name="L49">
        <text:list-item>
          <text:p text:style-name="P90">TASK : trailing stop</text:p>
          <text:list>
            <text:list-item>
              <text:p text:style-name="P90">//_20190829_112152:next (eap-2.(id-1).mq4)</text:p>
            </text:list-item>
            <text:list-item>
              <text:p text:style-name="P90">flowcharting</text:p>
            </text:list-item>
            <text:list-item>
              <text:p text:style-name="P90">ref</text:p>
              <text:list>
                <text:list-item>
                  <text:p text:style-name="P90"><text:a xlink:type="simple" xlink:href="https://docs.mql4.com/trading/ordermodify" text:style-name="Internet_20_link" text:visited-style-name="Visited_20_Internet_20_Link">https://docs.mql4.com/trading/ordermodify</text:a></text:p>
                </text:list-item>
                <text:list-item>
                  <text:p text:style-name="P90"><text:a xlink:type="simple" xlink:href="https://duckduckgo.com/?q=mql4+ordermodify&amp;t=opera&amp;ia=web" text:style-name="Internet_20_link" text:visited-style-name="Visited_20_Internet_20_Link">https://duckduckgo.com/?q=mql4+ordermodify&amp;t=opera&amp;ia=web</text:a></text:p>
                </text:list-item>
              </text:list>
            </text:list-item>
          </text:list>
        </text:list-item>
      </text:list>
      <text:p text:style-name="P10">[further]</text:p>
      <text:list xml:id="list5831469573049427213" text:style-name="L50">
        <text:list-item>
          <text:p text:style-name="P91"/>
        </text:list-item>
      </text:list>
      <text:p text:style-name="P8"><text:line-break/></text:p>
      <text:p text:style-name="P14"/>
      <text:p text:style-name="P10"><text:soft-page-break/>---------------------------------------------------------------------------</text:p>
      <text:p text:style-name="P19"><text:span text:style-name="T3">res free# JVEMV6 44#7.2.1_6 / 44. currency / 7. mql prog / 2. eap-2 / 1. id-1 / </text:span><text:span text:style-name="T6">20190906_164639</text:span></text:p>
      <text:p text:style-name="P10"/>
      <text:p text:style-name="P10">[do] <text:span text:style-name="T25">#_</text:span> </text:p>
      <text:list xml:id="list4110503063245917642" text:style-name="L51">
        <text:list-item>
          <text:p text:style-name="P92">REVIEW</text:p>
        </text:list-item>
        <text:list-item>
          <text:p text:style-name="P92">TASK-1</text:p>
          <text:list>
            <text:list-item>
              <text:p text:style-name="P92">T-1.1</text:p>
              <text:list>
                <text:list-item>
                  <text:list>
                    <text:list-item>
                      <text:p text:style-name="P92">get : pending ticket data</text:p>
                    </text:list-item>
                    <text:list-item>
                      <text:p text:style-name="P92">new FUNC : trail_Orders()</text:p>
                    </text:list-item>
                  </text:list>
                </text:list-item>
                <text:list-item>
                  <text:p text:style-name="P92">signature</text:p>
                </text:list-item>
                <text:list-item>
                  <text:p text:style-name="P92">debug labels</text:p>
                  <text:list>
                    <text:list-item>
                      <text:p text:style-name="P92">//_20190906_165225:caller</text:p>
                    </text:list-item>
                    <text:list-item>
                      <text:p text:style-name="P92">//_20190906_165231:head</text:p>
                    </text:list-item>
                    <text:list-item>
                      <text:p text:style-name="P92">//_20190906_165238:wl</text:p>
                    </text:list-item>
                  </text:list>
                </text:list-item>
                <text:list-item>
                  <text:p text:style-name="P92">caller</text:p>
                </text:list-item>
                <text:list-item>
                  <text:p text:style-name="P92">TEST ==&gt; OK</text:p>
                </text:list-item>
              </text:list>
            </text:list-item>
            <text:list-item>
              <text:p text:style-name="P92">T-1.2 : “OrderSelect”</text:p>
              <text:list>
                <text:list-item>
                  <text:p text:style-name="P92">CODING</text:p>
                </text:list-item>
                <text:list-item>
                  <text:p text:style-name="P92">==&gt; OK</text:p>
                </text:list-item>
              </text:list>
            </text:list-item>
            <text:list-item>
              <text:p text:style-name="P92">T-1.3 : store current price (in the latest tick)</text:p>
              <text:list>
                <text:list-item>
                  <text:p text:style-name="P92">“step : 3.3”</text:p>
                </text:list-item>
                <text:list-item>
                  <text:p text:style-name="P92">global var : priceOf_Prev_Tick__Bid</text:p>
                </text:list-item>
                <text:list-item>
                  <text:p text:style-name="P92">TEST ==&gt; next time</text:p>
                </text:list-item>
              </text:list>
            </text:list-item>
          </text:list>
        </text:list-item>
      </text:list>
      <text:p text:style-name="P10">[next]</text:p>
      <text:list xml:id="list3667319245890384889" text:style-name="L52">
        <text:list-item>
          <text:p text:style-name="P93">TASK : this : T-1.3</text:p>
          <text:list>
            <text:list-item>
              <text:p text:style-name="P93">//_20190906_171140:next</text:p>
            </text:list-item>
          </text:list>
        </text:list-item>
      </text:list>
      <text:p text:style-name="P10">[further]</text:p>
      <text:list xml:id="list2542318869430686975" text:style-name="L53">
        <text:list-item>
          <text:p text:style-name="P94"/>
        </text:list-item>
      </text:list>
      <text:p text:style-name="P8"/>
      <text:p text:style-name="P14"><text:soft-page-break/></text:p>
      <text:p text:style-name="P10">---------------------------------------------------------------------------</text:p>
      <text:p text:style-name="P19"><text:span text:style-name="T3">res free# JVEMV6 44#7.2.1_7 / 44. currency / 7. mql prog / 2. eap-2 / 1. id-1 / </text:span><text:span text:style-name="T6">20190909_130321</text:span></text:p>
      <text:p text:style-name="P10"/>
      <text:p text:style-name="P10">[do] <text:span text:style-name="T25">#_</text:span> </text:p>
      <text:list xml:id="list2541230797310499961" text:style-name="L54">
        <text:list-item>
          <text:p text:style-name="P95">REVIEW</text:p>
        </text:list-item>
        <text:list-item>
          <text:p text:style-name="P95">TASK-1 : store current price (in the latest tick)</text:p>
          <text:list>
            <text:list-item>
              <text:list>
                <text:list-item>
                  <text:p text:style-name="P95">“step : 3.3”</text:p>
                </text:list-item>
                <text:list-item>
                  <text:p text:style-name="P95">//_20190906_171140:next</text:p>
                </text:list-item>
                <text:list-item>
                  <text:p text:style-name="P95">global var : priceOf_Prev_Tick__Bid</text:p>
                </text:list-item>
              </text:list>
            </text:list-item>
            <text:list-item>
              <text:p text:style-name="P95">T-1.1 : update : “priceOf_Current_Tick__Bid”</text:p>
              <text:list>
                <text:list-item>
                  <text:p text:style-name="P95">==&gt; OK</text:p>
                </text:list-item>
              </text:list>
            </text:list-item>
          </text:list>
        </text:list-item>
        <text:list-item>
          <text:p text:style-name="P95">TASK-2 : if UP → update TP price</text:p>
          <text:list>
            <text:list-item>
              <text:list>
                <text:list-item>
                  <text:p text:style-name="P95">void trail_Orders()</text:p>
                </text:list-item>
              </text:list>
            </text:list-item>
            <text:list-item>
              <text:p text:style-name="P95">T-2.1 : “step : 4” (==&gt; see memo)</text:p>
              <text:list>
                <text:list-item>
                  <text:p text:style-name="P95">==&gt; OK</text:p>
                  <text:list>
                    <text:list-item>
                      <text:p text:style-name="P95">“2019.09.09 13:54:14.614<text:tab/>eap-2.(id-1) EURJPY,M1: [eap-2.(id-1).mq4:1161] pr_Open ==&gt; 117.88 / SPREAD ==&gt; 0.004 / threshold ==&gt; 117.884<text:line-break/> / OrderTakeProfit ==&gt; 117.888<text:line-break/> / OrderStopLoss ==&gt; 117.873”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1920120074994582098" text:style-name="L55">
        <text:list-item>
          <text:p text:style-name="P96">TASK : “j1” ~~ (==&gt; memo)</text:p>
          <text:list>
            <text:list-item>
              <text:p text:style-name="P96">//_20190909_135929:next</text:p>
            </text:list-item>
          </text:list>
        </text:list-item>
      </text:list>
      <text:p text:style-name="P10">[further]</text:p>
      <text:list xml:id="list2444185641454673451" text:style-name="L56">
        <text:list-item>
          <text:p text:style-name="P97"/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oft-page-break/><text:span text:style-name="T4">res free# JVEMV6 44#7.2.1_8 / 44. currency / 7. mql prog / 2. eap-2 / 1. id-1 / </text:span><text:span text:style-name="T6">20190910_114315</text:span></text:p>
      <text:p text:style-name="P10"/>
      <text:p text:style-name="P10">[do] <text:span text:style-name="T25">#_</text:span> </text:p>
      <text:list xml:id="list7375259487118660408" text:style-name="L57">
        <text:list-item>
          <text:p text:style-name="P98">REVIEW</text:p>
        </text:list-item>
        <text:list-item>
          <text:p text:style-name="P182"><text:span text:style-name="T8">TASK-1 : M15 → </text:span><text:span text:style-name="T9">アゲサゲの幅、知る</text:span></text:p>
          <text:list>
            <text:list-item>
              <text:p text:style-name="P182"><text:span text:style-name="T8">“45-1<text:tab/>stats : gen basic stats” at </text:span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</text:list-item>
            <text:list-item>
              <text:p text:style-name="P98">==&gt; OK</text:p>
              <text:list>
                <text:list-item>
                  <text:p text:style-name="P98">[views.py:8621] lo_Histos ==&gt; total = 5620</text:p>
                </text:list-item>
                <text:list-item>
                  <text:p text:style-name="P98">0.000 -- 0.152 ==&gt; 5511 (0.981)</text:p>
                </text:list-item>
                <text:list-item>
                  <text:p text:style-name="P98">0.152 -- 0.305 ==&gt; 94 (0.017)</text:p>
                </text:list-item>
                <text:list-item>
                  <text:p text:style-name="P98">0.305 -- 0.458 ==&gt; 12 (0.002)</text:p>
                </text:list-item>
                <text:list-item>
                  <text:p text:style-name="P98">0.458 -- 0.610 ==&gt; 3 (0.001)</text:p>
                </text:list-item>
              </text:list>
            </text:list-item>
          </text:list>
        </text:list-item>
        <text:list-item>
          <text:p text:style-name="P98">TASK-2 : M15 → run ea ==&gt; </text:p>
          <text:list>
            <text:list-item>
              <text:list>
                <text:list-item>
                  <text:list>
                    <text:list-item>
                      <text:p text:style-name="P98">eap-2.(id-1).mq4</text:p>
                    </text:list-item>
                    <text:list-item>
                      <text:p text:style-name="P98">(C:\Users\iwabuchiken\AppData\Roaming\MetaQuotes\Terminal\34B08C83A5AAE27A4079DE708E60511E\MQL4\Experts\labs\eap_2\id_1)</text:p>
                    </text:list-item>
                  </text:list>
                </text:list-item>
                <text:list-item>
                  <text:p text:style-name="P98">T-2.1</text:p>
                  <text:list>
                    <text:list-item>
                      <text:p text:style-name="P98">new global var : eap-2.(id-1).mq4</text:p>
                      <text:list>
                        <text:list-item>
                          <text:p text:style-name="P98">minstoplevel</text:p>
                        </text:list-item>
                      </text:list>
                    </text:list-item>
                  </text:list>
                </text:list-item>
                <text:list-item>
                  <text:p text:style-name="P98">T-2.2 : int take_Position__Buy() → add params</text:p>
                  <text:list>
                    <text:list-item>
                      <text:p text:style-name="P9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4308590767773044739" text:style-name="L58">
        <text:list-item>
          <text:p text:style-name="P99">TASK</text:p>
          <text:list>
            <text:list-item>
              <text:p text:style-name="P99">in “start” func → new FUNC : _is_Order_Pending()</text:p>
              <text:list>
                <text:list-item>
                  <text:p text:style-name="P99">→ exec “step : j2” and the following</text:p>
                </text:list-item>
                <text:list-item>
                  <text:p text:style-name="P99">//_20190910_120006:next</text:p>
                </text:list-item>
              </text:list>
            </text:list-item>
          </text:list>
        </text:list-item>
      </text:list>
      <text:p text:style-name="P10">[further]</text:p>
      <text:list xml:id="list831845807163276750" text:style-name="L59">
        <text:list-item>
          <text:p text:style-name="P100"><text:soft-page-break/></text:p>
        </text:list-item>
      </text:list>
      <text:p text:style-name="P8"/>
      <text:p text:style-name="P8"><text:span text:style-name="T37">[/ 20190910_120941]</text:span><text:line-break/></text:p>
      <text:p text:style-name="P10">---------------------------------------------------------------------------</text:p>
      <text:p text:style-name="P20">res free# JVEMV6 44#7.2.1_9 / 44. currency / 7. mql prog / 2. eap-2 / 1. id-1 / 20190918_083401</text:p>
      <text:p text:style-name="P10"/>
      <text:p text:style-name="P10">[do] <text:span text:style-name="T25">#_ </text:span></text:p>
      <text:list xml:id="list620042296947922831" text:style-name="L60">
        <text:list-item>
          <text:p text:style-name="P183"><text:span text:style-name="T13">#_ </text:span><text:span text:style-name="T8">REVIEW</text:span></text:p>
        </text:list-item>
        <text:list-item>
          <text:p text:style-name="P101">TASK-1</text:p>
          <text:list>
            <text:list-item>
              <text:list>
                <text:list-item>
                  <text:p text:style-name="P101">in “start” func → new FUNC : _is_Order_Pending()</text:p>
                  <text:list>
                    <text:list-item>
                      <text:p text:style-name="P101">→ exec “step : j2” and the following</text:p>
                    </text:list-item>
                    <text:list-item>
                      <text:p text:style-name="P101">//_20190910_120006:next</text:p>
                    </text:list-item>
                  </text:list>
                </text:list-item>
              </text:list>
            </text:list-item>
            <text:list-item>
              <text:p text:style-name="P101">T-1.1 : “step : A : 0”</text:p>
              <text:list>
                <text:list-item>
                  <text:list>
                    <text:list-item>
                      <text:p text:style-name="P101">//_20190918_084005:tmp</text:p>
                    </text:list-item>
                  </text:list>
                </text:list-item>
                <text:list-item>
                  <text:p text:style-name="P101">new FUNC : _is_Order_Pending()</text:p>
                  <text:list>
                    <text:list-item>
                      <text:p text:style-name="P101">signature</text:p>
                    </text:list-item>
                    <text:list-item>
                      <text:p text:style-name="P101">time labels</text:p>
                    </text:list-item>
                    <text:list-item>
                      <text:p text:style-name="P101">caller line</text:p>
                    </text:list-item>
                  </text:list>
                </text:list-item>
                <text:list-item>
                  <text:p text:style-name="P101">TEST : order ---&gt; ordered immediately after starting the ea; before a new bar starts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1">TASK-2 : change “double threshold”</text:p>
          <text:list>
            <text:list-item>
              <text:list>
                <text:list-item>
                  <text:p text:style-name="P101">//_20190918_085532:tmp</text:p>
                </text:list-item>
              </text:list>
            </text:list-item>
            <text:list-item>
              <text:p text:style-name="P101">T-2.1</text:p>
              <text:list>
                <text:list-item>
                  <text:p text:style-name="P101">CODING</text:p>
                </text:list-item>
                <text:list-item>
                  <text:p text:style-name="P101">TEST : change the log output</text:p>
                  <text:list>
                    <text:list-item>
                      <text:p text:style-name="P101">==&gt; OK</text:p>
                    </text:list-item>
                    <text:list-item>
                      <text:p text:style-name="P101">“2019.09.18 09:04:16.288<text:tab/>eap-2.(id-1) EURJPY,M15: [eap-2.<text:soft-page-break/>(id-1).mq4:1181] pr_Open ==&gt; 119.745 / SPREAD ==&gt; 0.003 / threshold ==&gt; 119.785<text:line-break/> / OrderTakeProfit ==&gt; 119.845<text:line-break/> / OrderStopLoss ==&gt; 119.691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1">TASK-3 : if “threshold” &lt; current ask ==&gt; OrderModify (trail)</text:p>
          <text:list>
            <text:list-item>
              <text:p text:style-name="P101">T-3.1</text:p>
              <text:list>
                <text:list-item>
                  <text:p text:style-name="P101">do's</text:p>
                  <text:list>
                    <text:list-item>
                      <text:p text:style-name="P101">new var “priceOf_Current_Tick__Ask”</text:p>
                    </text:list-item>
                    <text:list-item>
                      <text:p text:style-name="P101">in the log → show the val</text:p>
                    </text:list-item>
                    <text:list-item>
                      <text:p text:style-name="P101">//_20190918_090936:tmp</text:p>
                    </text:list-item>
                  </text:list>
                </text:list-item>
                <text:list-item>
                  <text:p text:style-name="P101">TEST ==&gt; OK</text:p>
                </text:list-item>
              </text:list>
            </text:list-item>
            <text:list-item>
              <text:p text:style-name="P101">T-3.2 : log output → normalize double</text:p>
              <text:list>
                <text:list-item>
                  <text:list>
                    <text:list-item>
                      <text:p text:style-name="P101">//_20190918_092035:tmp</text:p>
                    </text:list-item>
                    <text:list-item>
                      <text:p text:style-name="P101">//_20190918_092435:tmp</text:p>
                    </text:list-item>
                  </text:list>
                </text:list-item>
                <text:list-item>
                  <text:p text:style-name="P101">CODING</text:p>
                </text:list-item>
                <text:list-item>
                  <text:p text:style-name="P101">TEST ==&gt; OK</text:p>
                </text:list-item>
              </text:list>
            </text:list-item>
            <text:list-item>
              <text:p text:style-name="P101">T-3.3 : figure out ---&gt; TP, SL ==&gt; how much to change?</text:p>
              <text:list>
                <text:list-item>
                  <text:p text:style-name="P101">threshold = pr_Open + (4 pips)</text:p>
                </text:list-item>
                <text:list-item>
                  <text:p text:style-name="P101">if (“threshold” &lt; current ask) → TP = OrderTakeProfit() + </text:p>
                </text:list-item>
              </text:list>
            </text:list-item>
          </text:list>
        </text:list-item>
      </text:list>
      <text:p text:style-name="P10">[next]</text:p>
      <text:list xml:id="list9145522876961606436" text:style-name="L61">
        <text:list-item>
          <text:p text:style-name="P102">TASK : T-3.3 → continue</text:p>
          <text:list>
            <text:list-item>
              <text:p text:style-name="P102">“void trail_Orders()”</text:p>
            </text:list-item>
          </text:list>
        </text:list-item>
      </text:list>
      <text:p text:style-name="P10">[further]</text:p>
      <text:list xml:id="list7597619333166634849" text:style-name="L62">
        <text:list-item>
          <text:p text:style-name="P103"/>
        </text:list-item>
      </text:list>
      <text:p text:style-name="P3"><text:line-break/><text:span text:style-name="T38">[/ 20190918_094513]</text:span></text:p>
      <text:p text:style-name="P13"/>
      <text:p text:style-name="P15"/>
      <text:p text:style-name="P10">---------------------------------------------------------------------------</text:p>
      <text:p text:style-name="P19"><text:soft-page-break/><text:span text:style-name="T3">res free# JVEMV6 44#7.2.1_10 / 44. currency / 7. mql prog / 2. eap-2 / 1. id-1 / </text:span><text:span text:style-name="T6">20190920_112309</text:span></text:p>
      <text:p text:style-name="P10"/>
      <text:p text:style-name="P10">[do] <text:span text:style-name="T25">#_ </text:span></text:p>
      <text:list xml:id="list5140542750594088467" text:style-name="L63">
        <text:list-item>
          <text:p text:style-name="P104">REVIEW</text:p>
        </text:list-item>
        <text:list-item>
          <text:p text:style-name="P104">TASK-1 : void trail_Orders() → follow max price</text:p>
          <text:list>
            <text:list-item>
              <text:p text:style-name="P104">T-1.1</text:p>
              <text:list>
                <text:list-item>
                  <text:p text:style-name="P104">//_20190920_115150:tmp</text:p>
                </text:list-item>
                <text:list-item>
                  <text:p text:style-name="P104">new var</text:p>
                  <text:list>
                    <text:list-item>
                      <text:p text:style-name="P104">//_20190920_120627:tmp</text:p>
                    </text:list-item>
                    <text:list-item>
                      <text:p text:style-name="P104">priceOf_Prev_Bid</text:p>
                    </text:list-item>
                    <text:list-item>
                      <text:p text:style-name="P104">priceOf_Bid__Max</text:p>
                    </text:list-item>
                  </text:list>
                </text:list-item>
                <text:list-item>
                  <text:p text:style-name="P104">“j1” : //_20190920_115150:tmp</text:p>
                  <text:list>
                    <text:list-item>
                      <text:p text:style-name="P104">CODING</text:p>
                    </text:list-item>
                  </text:list>
                </text:list-item>
                <text:list-item>
                  <text:p text:style-name="P104">TEST ==&gt; see log file</text:p>
                  <text:list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15508905980916280" text:style-name="L64">
        <text:list-item>
          <text:p text:style-name="P105">TASK : “step.6 : j2”</text:p>
          <text:list>
            <text:list-item>
              <text:p text:style-name="P105">//_20190920_122313:next</text:p>
            </text:list-item>
          </text:list>
        </text:list-item>
      </text:list>
      <text:p text:style-name="P10">[further]</text:p>
      <text:list xml:id="list7193452364142297412" text:style-name="L65">
        <text:list-item>
          <text:p text:style-name="P106"/>
        </text:list-item>
      </text:list>
      <text:p text:style-name="P3"><text:line-break/><text:span text:style-name="T38">[/ 20190920_122422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1 / 44. currency / 7. mql prog / 2. eap-2 / 1. id-1 / </text:span><text:span text:style-name="T6">20190924_114327</text:span></text:p>
      <text:p text:style-name="P10"/>
      <text:p text:style-name="P10"><text:soft-page-break/>[do] <text:span text:style-name="T25">#_ </text:span></text:p>
      <text:list xml:id="list5373438098971275164" text:style-name="L66">
        <text:list-item>
          <text:p text:style-name="P107"><text:span text:style-name="T25">#_ </text:span>REVIEW</text:p>
        </text:list-item>
        <text:list-item>
          <text:p text:style-name="P107">TASK-1 : “step.6 : j2”</text:p>
          <text:list>
            <text:list-item>
              <text:list>
                <text:list-item>
                  <text:p text:style-name="P107">//_20190920_122313:next</text:p>
                </text:list-item>
              </text:list>
            </text:list-item>
            <text:list-item>
              <text:p text:style-name="P107">T-1.1</text:p>
              <text:list>
                <text:list-item>
                  <text:p text:style-name="P107">CODING</text:p>
                </text:list-item>
                <text:list-item>
                  <text:p text:style-name="P107">TEST ==&gt; ticket : 17758639</text:p>
                </text:list-item>
              </text:list>
            </text:list-item>
          </text:list>
        </text:list-item>
      </text:list>
      <text:p text:style-name="P10">[next]</text:p>
      <text:list xml:id="list9161499038061150379" text:style-name="L67">
        <text:list-item>
          <text:p text:style-name="P108">TASK : “step 6 : j2 : Y : 2”</text:p>
          <text:list>
            <text:list-item>
              <text:p text:style-name="P108">//_20190924_115546:next</text:p>
            </text:list-item>
          </text:list>
        </text:list-item>
      </text:list>
      <text:p text:style-name="P10">[further]</text:p>
      <text:list xml:id="list6437386639032231743" text:style-name="L68">
        <text:list-item>
          <text:p text:style-name="P109"/>
        </text:list-item>
      </text:list>
      <text:p text:style-name="P3"><text:line-break/><text:span text:style-name="T38">[/ 20190924_120100]</text:span></text:p>
      <text:p text:style-name="P15"/>
      <text:p text:style-name="P10">---------------------------------------------------------------------------</text:p>
      <text:p text:style-name="P19"><text:span text:style-name="T3">res free# JVEMV6 44#7.2.1_ 12 / 44. currency / 7. mql prog / 2. eap-2 / 1. id-1 / </text:span><text:span text:style-name="T6">20190925_122320</text:span></text:p>
      <text:p text:style-name="P10"/>
      <text:p text:style-name="P10">[do] <text:span text:style-name="T25">#_ </text:span></text:p>
      <text:list xml:id="list7908409691294841333" text:style-name="L69">
        <text:list-item>
          <text:p text:style-name="P110"><text:span text:style-name="T25">#_ </text:span>REVIEW</text:p>
        </text:list-item>
        <text:list-item>
          <text:p text:style-name="P110">TASK-1 : “step 6 : j2 : Y : 2”</text:p>
          <text:list>
            <text:list-item>
              <text:list>
                <text:list-item>
                  <text:p text:style-name="P110">//_20190924_115546:next</text:p>
                </text:list-item>
              </text:list>
            </text:list-item>
            <text:list-item>
              <text:p text:style-name="P110">T-1.1</text:p>
              <text:list>
                <text:list-item>
                  <text:p text:style-name="P110">CODING</text:p>
                </text:list-item>
                <text:list-item>
                  <text:p text:style-name="P110">TEST ==&gt; </text:p>
                </text:list-item>
              </text:list>
            </text:list-item>
          </text:list>
        </text:list-item>
      </text:list>
      <text:p text:style-name="P10">[next]</text:p>
      <text:list xml:id="list1220409729007209637" text:style-name="L70">
        <text:list-item>
          <text:p text:style-name="P111">TASK</text:p>
          <text:list>
            <text:list-item>
              <text:p text:style-name="P111">log file → <text:span text:style-name="T35">ファイルの大きさ、Xを超えたら　=&gt;　新しいファイルへ。</text:span></text:p>
            </text:list-item>
          </text:list>
        </text:list-item>
        <text:list-item>
          <text:p text:style-name="P111"><text:soft-page-break/>TASK : see ==&gt; log from the above test</text:p>
        </text:list-item>
      </text:list>
      <text:p text:style-name="P10">[further]</text:p>
      <text:list xml:id="list4906024605694320511" text:style-name="L71">
        <text:list-item>
          <text:p text:style-name="P112"/>
        </text:list-item>
      </text:list>
      <text:p text:style-name="P3"><text:line-break/><text:span text:style-name="T38">[/ 20190925_124533]</text:span></text:p>
      <text:p text:style-name="P4"/>
      <text:p text:style-name="P15"/>
      <text:p text:style-name="P10">---------------------------------------------------------------------------</text:p>
      <text:p text:style-name="P19"><text:span text:style-name="T3">res free# JVEMV6 44#7.2.1_13 / 44. currency / 7. mql prog / 2. eap-2 / 1. id-1 / </text:span><text:span text:style-name="T6">20190926_092548</text:span></text:p>
      <text:p text:style-name="P10"/>
      <text:p text:style-name="P10">[do] <text:span text:style-name="T25">#_ </text:span></text:p>
      <text:list xml:id="list284838973647664586" text:style-name="L72">
        <text:list-item>
          <text:p text:style-name="P113">REVIEW</text:p>
        </text:list-item>
        <text:list-item>
          <text:p text:style-name="P113">TASK-1 : log file → <text:span text:style-name="T35">ファイルの大きさ、Xを超えたら　=&gt;　新しいファイルへ。</text:span></text:p>
          <text:list>
            <text:list-item>
              <text:p text:style-name="P113"><text:span text:style-name="T25">#_ </text:span>T-1.1 : modify</text:p>
              <text:list>
                <text:list-item>
                  <text:p text:style-name="P113">//_20190926_094101:tmp</text:p>
                </text:list-item>
              </text:list>
            </text:list-item>
            <text:list-item>
              <text:p text:style-name="P113">T-1.2 : </text:p>
              <text:list>
                <text:list-item>
                  <text:list>
                    <text:list-item>
                      <text:p text:style-name="P113">//_20190926_094452:tmp</text:p>
                    </text:list-item>
                    <text:list-item>
                      <text:p text:style-name="P113">if over 1M bytes ==&gt; new file</text:p>
                    </text:list-item>
                    <text:list-item>
                      <text:p text:style-name="P113">int write_Log (utils.mqh)</text:p>
                    </text:list-item>
                  </text:list>
                </text:list-item>
                <text:list-item>
                  <text:p text:style-name="P113">validate size : //_20190926_095008:tmp</text:p>
                </text:list-item>
                <text:list-item>
                  <text:p text:style-name="P113">CODING : “step : 2.1”</text:p>
                </text:list-item>
                <text:list-item>
                  <text:p text:style-name="P113">TEST : E/J, M1</text:p>
                  <text:list>
                    <text:list-item>
                      <text:p text:style-name="P113"><text:span text:style-name="T31">PROBLEM</text:span> ==&gt; log file NOT copied</text:p>
                      <text:list>
                        <text:list-item>
                          <text:p text:style-name="P113">TRY ==&gt; review code : //_20190926_101307:fix</text:p>
                          <text:list>
                            <text:list-item>
                              <text:p text:style-name="P113">==&gt; no clue</text:p>
                            </text:list-item>
                          </text:list>
                        </text:list-item>
                        <text:list-item>
                          <text:p text:style-name="P113">TRY ==&gt; dest file path ==&gt; “Logs”</text:p>
                          <text:list>
                            <text:list-item>
                              <text:p text:style-name="P113">==&gt; n/c</text:p>
                            </text:list-item>
                          </text:list>
                        </text:list-item>
                        <text:list-item>
                          <text:p text:style-name="P113"><text:soft-page-break/>TRY ==&gt; seek documents in the web</text:p>
                          <text:list>
                            <text:list-item>
                              <text:p text:style-name="P113">==&gt; can't find : <text:a xlink:type="simple" xlink:href="https://docs.mql4.com/files/filesize" text:style-name="Internet_20_link" text:visited-style-name="Visited_20_Internet_20_Link">https://docs.mql4.com/files/filesize</text:a></text:p>
                            </text:list-item>
                          </text:list>
                        </text:list-item>
                        <text:list-item>
                          <text:p text:style-name="P113">TRY ==&gt; read the log text, write it to a new file</text:p>
                          <text:list>
                            <text:list-item>
                              <text:p text:style-name="P113">==&gt; laborious; DROP</text:p>
                            </text:list-item>
                          </text:list>
                        </text:list-item>
                        <text:list-item>
                          <text:p text:style-name="P113">==&gt; can't figure out the cause; DROP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6052057285072184932" text:style-name="L73">
        <text:list-item>
          <text:p text:style-name="P114">TASK : figure out ==&gt; copy log file</text:p>
        </text:list-item>
      </text:list>
      <text:p text:style-name="P10">[further]</text:p>
      <text:list xml:id="list4099322122361822499" text:style-name="L74">
        <text:list-item>
          <text:p text:style-name="P115"/>
        </text:list-item>
      </text:list>
      <text:p text:style-name="P3"><text:line-break/><text:span text:style-name="T38">[/ 20190926_104722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4 / 44. currency / 7. mql prog / 2. eap-2 / 1. id-1 / </text:span><text:span text:style-name="T6">20190927_113526</text:span></text:p>
      <text:p text:style-name="P10"/>
      <text:p text:style-name="P10">[do] <text:span text:style-name="T25">#_ </text:span></text:p>
      <text:list xml:id="list8323468969456771828" text:style-name="L75">
        <text:list-item>
          <text:p text:style-name="P116">REVIEW</text:p>
        </text:list-item>
        <text:list-item>
          <text:p text:style-name="P116">TASK-1 : figure out ==&gt; copy log file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6">//_20190926_101307:fix</text:p>
                        </text:list-item>
                      </text:list>
                    </text:list-item>
                  </text:list>
                </text:list-item>
                <text:list-item>
                  <text:p text:style-name="P116">T-1.1 : when copying log file ==&gt; close the log file first.</text:p>
                  <text:list>
                    <text:list-item>
                      <text:p text:style-name="P116">CODING : //_20190927_114131:tmp</text:p>
                    </text:list-item>
                    <text:list-item>
                      <text:p text:style-name="P116">TEST</text:p>
                      <text:list>
                        <text:list-item>
                          <text:p text:style-name="P116">==&gt; new file gen-ed : [eap-2.id-1].(20190927_114149).log(copy).().copy</text:p>
                        </text:list-item>
                      </text:list>
                    </text:list-item>
                  </text:list>
                </text:list-item>
                <text:list-item>
                  <text:p text:style-name="P116">T-1.2 : time label ==&gt; its own line</text:p>
                  <text:list>
                    <text:list-item>
                      <text:p text:style-name="P116">==&gt; OK !!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1478224641534452041" text:style-name="L76">
        <text:list-item>
          <text:p text:style-name="P117"><text:soft-page-break/>TASK : log file texts → “(step : 6 : j2 : Y : 2.2 : 2)”</text:p>
          <text:list>
            <text:list-item>
              <text:p text:style-name="P117">//_20190927_120146:next</text:p>
            </text:list-item>
          </text:list>
        </text:list-item>
      </text:list>
      <text:p text:style-name="P10">[further]</text:p>
      <text:list xml:id="list6268107322456197470" text:style-name="L77">
        <text:list-item>
          <text:p text:style-name="P118"/>
        </text:list-item>
      </text:list>
      <text:p text:style-name="P3"><text:line-break/><text:span text:style-name="T38">[/ 20190927_120200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5 / 44. currency / 7. mql prog / 2. eap-2 / 1. id-1 / </text:span><text:span text:style-name="T6">20190929_113838</text:span></text:p>
      <text:p text:style-name="P19"><text:span text:style-name="T5">res free# JVEMV6 44#8.4.2_1 / 44. currency / 8. prog-python / 4 tester / 1. id-2 / </text:span><text:span text:style-name="T6">20190929_121439</text:span></text:p>
      <text:p text:style-name="P10"/>
      <text:p text:style-name="P10">[do] <text:span text:style-name="T25">#_ </text:span></text:p>
      <text:list xml:id="list4695387625748226117" text:style-name="L78">
        <text:list-item>
          <text:p text:style-name="P119"><text:span text:style-name="T25">#_ </text:span>REVIEW : <text:s/><text:span text:style-name="T19">44#7.2.1_ 14</text:span></text:p>
        </text:list-item>
        <text:list-item>
          <text:p text:style-name="P119">TASK-1 : <text:s/><text:span text:style-name="T20">44#8.4.2_1</text:span></text:p>
          <text:list>
            <text:list-item>
              <text:p text:style-name="P119">TREE</text:p>
              <text:list>
                <text:list-item>
                  <text:p text:style-name="P119">tester_T_1__Buy_Up__Loop_2_Trailing__V2</text:p>
                  <text:list>
                    <text:list-item>
                      <text:p text:style-name="P119">&lt;= tester_T_1__Buy_Up(request)</text:p>
                    </text:list-item>
                    <text:list-item>
                      <text:p text:style-name="P119">&lt;= tester_BuyUps_SellLows__V2(request)</text:p>
                    </text:list-item>
                    <text:list-item>
                      <text:p text:style-name="P119">&lt;= <text:a xlink:type="simple" xlink:href="http://127.0.0.1:8000/curr/tester_BuyUps_SellLows__V2" text:style-name="Internet_20_link" text:visited-style-name="Visited_20_Internet_20_Link">http://127.0.0.1:8000/curr/tester_BuyUps_SellLows__V2</text:a></text:p>
                    </text:list-item>
                  </text:list>
                </text:list-item>
              </text:list>
            </text:list-item>
            <text:list-item>
              <text:p text:style-name="P119">T-1.1 : new web page list</text:p>
              <text:list>
                <text:list-item>
                  <text:p text:style-name="P119">cons_fx</text:p>
                  <text:list>
                    <text:list-item>
                      <text:p text:style-name="P119"><text:span text:style-name="T25">#_ </text:span>lo_Actions__BUSL__IDs : 19</text:p>
                    </text:list-item>
                    <text:list-item>
                      <text:p text:style-name="P119"><text:span text:style-name="T25">#_ </text:span>lo_Actions__BUSL</text:p>
                    </text:list-item>
                    <text:list-item>
                      <text:p text:style-name="P119"><text:span text:style-name="T25">#_ </text:span>PARAM_BUSL3__P_1</text:p>
                    </text:list-item>
                    <text:list-item>
                      <text:p text:style-name="P119"><text:span text:style-name="T25">#_ </text:span>new tag : “tag_No_P_1”</text:p>
                    </text:list-item>
                  </text:list>
                </text:list-item>
                <text:list-item>
                  <text:p text:style-name="P119">TEST : browse reload</text:p>
                  <text:list>
                    <text:list-item>
                      <text:p text:style-name="P119"><text:soft-page-break/>==&gt; OK</text:p>
                    </text:list-item>
                  </text:list>
                </text:list-item>
              </text:list>
            </text:list-item>
            <text:list-item>
              <text:p text:style-name="P119">T-1.2 : new if choise lines</text:p>
              <text:list>
                <text:list-item>
                  <text:p text:style-name="P119"><text:span text:style-name="T25">#_ </text:span>DUP : elif param == (cons_fx.Tester.lo_Actions__BUSL__IDs.value)[18]</text:p>
                  <text:list>
                    <text:list-item>
                      <text:p text:style-name="P119">#_20190929_124044:tmp</text:p>
                    </text:list-item>
                  </text:list>
                </text:list-item>
                <text:list-item>
                  <text:p text:style-name="P119">new file : libfx_6.py ==&gt; DUP : _5.py</text:p>
                  <text:list>
                    <text:list-item>
                      <text:p text:style-name="P119">DUP</text:p>
                    </text:list-item>
                    <text:list-item>
                      <text:p text:style-name="P119"><text:span text:style-name="T25">#_ </text:span>views.py → import line</text:p>
                    </text:list-item>
                  </text:list>
                </text:list-item>
                <text:list-item>
                  <text:p text:style-name="P119">libfx_6.py : new FUNC</text:p>
                  <text:list>
                    <text:list-item>
                      <text:p text:style-name="P119">dp_2()</text:p>
                    </text:list-item>
                    <text:list-item>
                      <text:p text:style-name="P119">editing</text:p>
                    </text:list-item>
                  </text:list>
                </text:list-item>
                <text:list-item>
                  <text:p text:style-name="P119">TEST ==&gt; OK</text:p>
                </text:list-item>
              </text:list>
            </text:list-item>
          </text:list>
        </text:list-item>
      </text:list>
      <text:p text:style-name="P10">[next]</text:p>
      <text:list xml:id="list150703319454738348" text:style-name="L79">
        <text:list-item>
          <text:p text:style-name="P120">TASK : <text:a xlink:type="simple" xlink:href="http://benfranklin.chips.jp/cake_apps/Cake_IFM11/images/view/36336" text:style-name="Internet_20_link" text:visited-style-name="Visited_20_Internet_20_Link">http://benfranklin.chips.jp/cake_apps/Cake_IFM11/images/view/36336</text:a></text:p>
          <text:list>
            <text:list-item>
              <text:p text:style-name="P120">==&gt; collect incidents</text:p>
            </text:list-item>
            <text:list-item>
              <text:p text:style-name="P120">#_20190929_125816:next</text:p>
            </text:list-item>
          </text:list>
        </text:list-item>
      </text:list>
      <text:p text:style-name="P10">[further]</text:p>
      <text:list xml:id="list7340414366137746769" text:style-name="L80">
        <text:list-item>
          <text:p text:style-name="P121"/>
        </text:list-item>
      </text:list>
      <text:p text:style-name="P3"><text:line-break/><text:span text:style-name="T38">[/ 20190929_130427]</text:span></text:p>
      <text:p text:style-name="P15"/>
      <text:p text:style-name="P10">---------------------------------------------------------------------------</text:p>
      <text:p text:style-name="P19"><text:span text:style-name="T5">res free# JVEMV6 44#8.4.2_2 / 44. currency / 8. prog-python / 4 tester / 1. id-2 / </text:span><text:span text:style-name="T6">20190930_122735</text:span></text:p>
      <text:p text:style-name="P10"/>
      <text:p text:style-name="P10">[do] <text:span text:style-name="T25">#_ </text:span></text:p>
      <text:list xml:id="list5974058282653180049" text:style-name="L81">
        <text:list-item>
          <text:p text:style-name="P122">REVIEW</text:p>
        </text:list-item>
        <text:list-item>
          <text:p text:style-name="P122">TASK-1 : ==&gt; collect incidents</text:p>
          <text:list>
            <text:list-item>
              <text:list>
                <text:list-item>
                  <text:p text:style-name="P122"><text:soft-page-break/>#_20190929_125816:next</text:p>
                </text:list-item>
              </text:list>
            </text:list-item>
            <text:list-item>
              <text:p text:style-name="P122">T-1.1</text:p>
              <text:list>
                <text:list-item>
                  <text:p text:style-name="P122">new FUNC : _dp_2__Detect(lo_BDs_Tmp, lo_Lines_Log)</text:p>
                  <text:list>
                    <text:list-item>
                      <text:p text:style-name="P122"><text:span text:style-name="T25">#_ </text:span>signature</text:p>
                    </text:list-item>
                    <text:list-item>
                      <text:p text:style-name="P122"><text:span text:style-name="T25">#_ </text:span>labels</text:p>
                      <text:list>
                        <text:list-item>
                          <text:p text:style-name="P122">#_20190930_124040:caller</text:p>
                        </text:list-item>
                        <text:list-item>
                          <text:p text:style-name="P122">#_20190930_124042:head</text:p>
                        </text:list-item>
                        <text:list-item>
                          <text:p text:style-name="P122">#_20190930_124050:wl:in-func</text:p>
                        </text:list-item>
                      </text:list>
                    </text:list-item>
                    <text:list-item>
                      <text:p text:style-name="P122">caller lines</text:p>
                    </text:list-item>
                  </text:list>
                </text:list-item>
                <text:list-item>
                  <text:p text:style-name="P122">log</text:p>
                  <text:list>
                    <text:list-item>
                      <text:p text:style-name="P122">#_20190930_131347:tmp</text:p>
                    </text:list-item>
                  </text:list>
                </text:list-item>
                <text:list-item>
                  <text:p text:style-name="P122">TEST : see log file</text:p>
                  <text:list>
                    <text:list-item>
                      <text:p text:style-name="P12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3811030970418491798" text:style-name="L82">
        <text:list-item>
          <text:p text:style-name="P123">TASK-1</text:p>
          <text:list>
            <text:list-item>
              <text:p text:style-name="P123">“lo_Hits” ==&gt; write to “XX.dat” file</text:p>
            </text:list-item>
            <text:list-item>
              <text:p text:style-name="P123">#_20190930_133504:next</text:p>
            </text:list-item>
          </text:list>
        </text:list-item>
        <text:list-item>
          <text:p text:style-name="P123">TASK-2 : lo_Hits <text:span text:style-name="T35">のリスト　=&gt;　observe, make memos, gen formula.</text:span></text:p>
        </text:list-item>
      </text:list>
      <text:p text:style-name="P10">[further]</text:p>
      <text:list xml:id="list1987862448091086085" text:style-name="L83">
        <text:list-item>
          <text:p text:style-name="P124"/>
        </text:list-item>
      </text:list>
      <text:p text:style-name="P3"><text:line-break/><text:span text:style-name="T38">[/ 20190930_133533]</text:span></text:p>
      <text:p text:style-name="P15"/>
      <text:p text:style-name="P10">---------------------------------------------------------------------------</text:p>
      <text:p text:style-name="P19"><text:span text:style-name="T5">res free# JVEMV6 44#8.4.2_3 / 44. currency / 8. prog-python / 4 tester / 1. id-2 / </text:span><text:span text:style-name="T6">20191001_124418</text:span></text:p>
      <text:p text:style-name="P10"/>
      <text:p text:style-name="P10">[do] <text:span text:style-name="T25">#_ </text:span></text:p>
      <text:list xml:id="list3647441227379433723" text:style-name="L84">
        <text:list-item>
          <text:p text:style-name="P125"><text:span text:style-name="T25">#_ </text:span>REVIEW</text:p>
        </text:list-item>
        <text:list-item>
          <text:p text:style-name="P125"><text:soft-page-break/>TASK-1 : “lo_Hits” ==&gt; write to “XX.dat” file</text:p>
          <text:list>
            <text:list-item>
              <text:list>
                <text:list-item>
                  <text:p text:style-name="P125">#_20190930_133504:next</text:p>
                </text:list-item>
              </text:list>
            </text:list-item>
            <text:list-item>
              <text:p text:style-name="P125">T-1.1</text:p>
              <text:list>
                <text:list-item>
                  <text:p text:style-name="P125">new FUNC : _dp_2__Report_Dat</text:p>
                  <text:list>
                    <text:list-item>
                      <text:p text:style-name="P125">signature</text:p>
                    </text:list-item>
                    <text:list-item>
                      <text:p text:style-name="P125">label</text:p>
                    </text:list-item>
                    <text:list-item>
                      <text:p text:style-name="P125">caller</text:p>
                    </text:list-item>
                  </text:list>
                </text:list-item>
                <text:list-item>
                  <text:p text:style-name="P125">CODING</text:p>
                  <text:list>
                    <text:list-item>
                      <text:p text:style-name="P125">report : #_20191001_130416:tmp</text:p>
                    </text:list-item>
                  </text:list>
                </text:list-item>
                <text:list-item>
                  <text:p text:style-name="P125">TEST ==&gt; OK</text:p>
                </text:list-item>
              </text:list>
            </text:list-item>
          </text:list>
        </text:list-item>
        <text:list-item>
          <text:p text:style-name="P125">TASK-2 : conf file ---&gt; create its own</text:p>
          <text:list>
            <text:list-item>
              <text:p text:style-name="P125">T-2.1</text:p>
              <text:list>
                <text:list-item>
                  <text:p text:style-name="P125">“fname_CONF_BUSL3__DP_2”</text:p>
                </text:list-item>
                <text:list-item>
                  <text:p text:style-name="P125">CODING</text:p>
                </text:list-item>
                <text:list-item>
                  <text:p text:style-name="P125">TEST ==&gt; OK</text:p>
                </text:list-item>
              </text:list>
            </text:list-item>
          </text:list>
        </text:list-item>
      </text:list>
      <text:p text:style-name="P10">[next]</text:p>
      <text:list xml:id="list10635947739510609" text:style-name="L85">
        <text:list-item>
          <text:p text:style-name="P126">TASK</text:p>
          <text:list>
            <text:list-item>
              <text:p text:style-name="P126">gen data files</text:p>
            </text:list-item>
            <text:list-item>
              <text:p text:style-name="P126"><text:s/>lo_Hits <text:span text:style-name="T35">のリスト　=&gt;　observe, make memos, gen formula.</text:span></text:p>
            </text:list-item>
          </text:list>
        </text:list-item>
      </text:list>
      <text:p text:style-name="P11"/>
      <text:p text:style-name="P10">[further]</text:p>
      <text:list xml:id="list8773707134695698438" text:style-name="L86">
        <text:list-item>
          <text:p text:style-name="P127"/>
        </text:list-item>
      </text:list>
      <text:p text:style-name="P3"><text:line-break/><text:span text:style-name="T38">[/ 20191001_132725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3 / 44. currency / 8. prog-python / 4 tester / 1. id-2 / </text:span><text:span text:style-name="T6">20191002_115016</text:span></text:p>
      <text:p text:style-name="P10"><text:soft-page-break/></text:p>
      <text:p text:style-name="P10">[do] <text:span text:style-name="T25">#_ </text:span></text:p>
      <text:list xml:id="list6821763702569299921" text:style-name="L87">
        <text:list-item>
          <text:p text:style-name="P128"><text:span text:style-name="T25">#_ </text:span>REVIEW : “dp-2<text:tab/># detect patterns : series-1”</text:p>
          <text:list>
            <text:list-item>
              <text:p text:style-name="P128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</text:list-item>
          </text:list>
        </text:list-item>
        <text:list-item>
          <text:p text:style-name="P128">TASK-1 : “t-1<text:tab/>t-1 : test_Buy_Up_1()”</text:p>
          <text:list>
            <text:list-item>
              <text:p text:style-name="P128"><text:span text:style-name="T25">#_ </text:span>T-1.1 : review code</text:p>
              <text:list>
                <text:list-item>
                  <text:p text:style-name="P128">lo_Actions__BUSL__IDs[18]</text:p>
                </text:list-item>
                <text:list-item>
                  <text:p text:style-name="P128">TREE</text:p>
                  <text:list>
                    <text:list-item>
                      <text:p text:style-name="P128">elif param == (cons_fx.Tester.lo_Actions__BUSL__IDs.value)[18] :</text:p>
                    </text:list-item>
                    <text:list-item>
                      <text:p text:style-name="P128">libfx_5.tester_T_1__Buy_Up(request)</text:p>
                      <text:list>
                        <text:list-item>
                          <text:p text:style-name="P128">tester_T_1__Buy_Up__Loop_2_Trailing__V2</text:p>
                        </text:list-item>
                      </text:list>
                    </text:list-item>
                  </text:list>
                </text:list-item>
                <text:list-item>
                  <text:p text:style-name="P128">conf file : fname_CONF_BUSL3__Tester_T_1</text:p>
                  <text:list>
                    <text:list-item>
                      <text:p text:style-name="P128">busl_3__tester_T_1__Buy_Up.conf</text:p>
                    </text:list-item>
                  </text:list>
                </text:list-item>
              </text:list>
            </text:list-item>
            <text:list-item>
              <text:p text:style-name="P128"><text:span text:style-name="T25">#_ </text:span>T-1.2 : exec</text:p>
            </text:list-item>
            <text:list-item>
              <text:p text:style-name="P128">T-1.3 : review</text:p>
              <text:list>
                <text:list-item>
                  <text:p text:style-name="P128"><text:span text:style-name="T25">#_ </text:span>tester_T_1__Buy_Up__Loop_2_Trailing__V2()</text:p>
                </text:list-item>
                <text:list-item>
                  <text:p text:style-name="P128"><text:span text:style-name="T25">#_ </text:span>?? what is “lenOf_Detection_Target_Range”</text:p>
                  <text:list>
                    <text:list-item>
                      <text:p text:style-name="P128">==&gt; see : #_20191002_120537:marker</text:p>
                    </text:list-item>
                  </text:list>
                </text:list-item>
              </text:list>
            </text:list-item>
            <text:list-item>
              <text:p text:style-name="P128"/>
            </text:list-item>
          </text:list>
        </text:list-item>
      </text:list>
      <text:p text:style-name="P10">[next]</text:p>
      <text:list xml:id="list5615876554914025527" text:style-name="L88">
        <text:list-item>
          <text:p text:style-name="P129">TASK : new web list item → “t-2” (tester for dp-2)</text:p>
        </text:list-item>
      </text:list>
      <text:p text:style-name="P10">[further]</text:p>
      <text:list xml:id="list5466789912465495998" text:style-name="L89">
        <text:list-item>
          <text:p text:style-name="P130"/>
        </text:list-item>
      </text:list>
      <text:p text:style-name="P3"><text:line-break/><text:span text:style-name="T38">[/ 20191002_120640]</text:span></text:p>
      <text:p text:style-name="P3"/>
      <text:p text:style-name="P15"/>
      <text:p text:style-name="P10"><text:soft-page-break/>---------------------------------------------------------------------------</text:p>
      <text:p text:style-name="P19"><text:span text:style-name="T5">res free# JVEMV6 44#8.4.2_4 / 44. currency / 8. prog-python / 4 tester / 1. id-2 / </text:span><text:span text:style-name="T6">20191003_114427</text:span></text:p>
      <text:p text:style-name="P10"/>
      <text:p text:style-name="P10">[do] <text:span text:style-name="T25">#_ </text:span></text:p>
      <text:list xml:id="list1635497811474226889" text:style-name="L90">
        <text:list-item>
          <text:p text:style-name="P131">REVIEW</text:p>
        </text:list-item>
        <text:list-item>
          <text:p text:style-name="P131">TASK-1 : new web list item → “t-2” (tester for dp-2)</text:p>
          <text:list>
            <text:list-item>
              <text:p text:style-name="P131">T-1.1 : new web page list</text:p>
              <text:list>
                <text:list-item>
                  <text:p text:style-name="P131">cons_fx</text:p>
                  <text:list>
                    <text:list-item>
                      <text:p text:style-name="P131"><text:span text:style-name="T25">#_ </text:span>lo_Actions__BUSL__IDs : 20</text:p>
                      <text:list>
                        <text:list-item>
                          <text:p text:style-name="P131">#_20191003_122759:marker</text:p>
                        </text:list-item>
                      </text:list>
                    </text:list-item>
                    <text:list-item>
                      <text:p text:style-name="P131"><text:span text:style-name="T25">#_ </text:span>lo_Actions__BUSL</text:p>
                    </text:list-item>
                    <text:list-item>
                      <text:p text:style-name="P131"><text:span text:style-name="T25">#_ </text:span>PARAM_BUSL3__<text:span text:style-name="T35">T</text:span>_2</text:p>
                    </text:list-item>
                    <text:list-item>
                      <text:p text:style-name="P131"><text:span text:style-name="T25">#_ </text:span>new tag : “tag_No_T_2”</text:p>
                    </text:list-item>
                  </text:list>
                </text:list-item>
                <text:list-item>
                  <text:p text:style-name="P131">TEST : reload</text:p>
                  <text:list>
                    <text:list-item>
                      <text:p text:style-name="P131">==&gt; OK</text:p>
                    </text:list-item>
                  </text:list>
                </text:list-item>
              </text:list>
            </text:list-item>
            <text:list-item>
              <text:p text:style-name="P131">T-1.2 : new if choise lines</text:p>
              <text:list>
                <text:list-item>
                  <text:p text:style-name="P131"><text:span text:style-name="T25">#_ </text:span>DUP : elif param == (cons_fx.Tester.lo_Actions__BUSL__IDs.value)[18]</text:p>
                </text:list-item>
                <text:list-item>
                  <text:p text:style-name="P131">new FUNC : libfx_6.tester_T_2(request)</text:p>
                  <text:list>
                    <text:list-item>
                      <text:p text:style-name="P131">signature </text:p>
                    </text:list-item>
                    <text:list-item>
                      <text:p text:style-name="P131">labels</text:p>
                      <text:list>
                        <text:list-item>
                          <text:p text:style-name="P131">#_20191003_124456:caller</text:p>
                        </text:list-item>
                        <text:list-item>
                          <text:p text:style-name="P131">#_20191003_124500:head</text:p>
                        </text:list-item>
                        <text:list-item>
                          <text:p text:style-name="P131">#_20191003_124503:wl:in-func</text:p>
                        </text:list-item>
                      </text:list>
                    </text:list-item>
                    <text:list-item>
                      <text:p text:style-name="P131">caller</text:p>
                    </text:list-item>
                  </text:list>
                </text:list-item>
                <text:list-item>
                  <text:p text:style-name="P131">CODING ==&gt; skeleton</text:p>
                </text:list-item>
                <text:list-item>
                  <text:p text:style-name="P131">TEST </text:p>
                  <text:list>
                    <text:list-item>
                      <text:p text:style-name="P131">==&gt; OK</text:p>
                    </text:list-item>
                  </text:list>
                </text:list-item>
              </text:list>
            </text:list-item>
            <text:list-item>
              <text:p text:style-name="P131">T-1.2 : conf file → load</text:p>
              <text:list>
                <text:list-item>
                  <text:p text:style-name="P131"><text:soft-page-break/>==&gt; OK</text:p>
                </text:list-item>
              </text:list>
            </text:list-item>
          </text:list>
        </text:list-item>
        <text:list-item>
          <text:p text:style-name="P131">SEG-1 : openoffice ==&gt; install</text:p>
          <text:list>
            <text:list-item>
              <text:list>
                <text:list-item>
                  <text:p text:style-name="P131"><text:a xlink:type="simple" xlink:href="http://archive.apache.org/dist/incubator/ooo/files/localized/ja/3.4.1/" text:style-name="Internet_20_link" text:visited-style-name="Visited_20_Internet_20_Link">http://archive.apache.org/dist/incubator/ooo/files/localized/ja/3.4.1/</text:a></text:p>
                </text:list-item>
                <text:list-item>
                  <text:p text:style-name="P131"><text:a xlink:type="simple" xlink:href="https://www.openoffice.org/download/index.html" text:style-name="Internet_20_link" text:visited-style-name="Visited_20_Internet_20_Link">https://www.openoffice.org/download/index.html</text:a></text:p>
                  <text:list>
                    <text:list-item>
                      <text:p text:style-name="P175"/>
                    </text:list-item>
                  </text:list>
                </text:list-item>
              </text:list>
            </text:list-item>
          </text:list>
        </text:list-item>
        <text:list-item>
          <text:p text:style-name="P131">conf file</text:p>
          <text:list>
            <text:list-item>
              <text:list>
                <text:list-item>
                  <text:list>
                    <text:list-item>
                      <text:p text:style-name="P131">DUP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1916743758819542061" text:style-name="L91">
        <text:list-item>
          <text:p text:style-name="P132">TASK : func : tester_T_2(request) ==&gt; continue</text:p>
          <text:list>
            <text:list-item>
              <text:p text:style-name="P132">#_20191003_133957:next</text:p>
            </text:list-item>
          </text:list>
        </text:list-item>
      </text:list>
      <text:p text:style-name="P10">[further]</text:p>
      <text:list xml:id="list5918769228340246069" text:style-name="L92">
        <text:list-item>
          <text:p text:style-name="P133"/>
        </text:list-item>
      </text:list>
      <text:p text:style-name="P3"><text:line-break/><text:span text:style-name="T38">[/ 20191003_134049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5 / 44. currency / 8. prog-python / 4 tester / 1. id-2 /</text:span><text:span text:style-name="T3"> </text:span><text:span text:style-name="T6">20191005_124925</text:span></text:p>
      <text:p text:style-name="P10"/>
      <text:p text:style-name="P10">[do] <text:span text:style-name="T25">#_ </text:span></text:p>
      <text:list xml:id="list8749906417703963622" text:style-name="L93">
        <text:list-item>
          <text:p text:style-name="P134">REVIEW</text:p>
        </text:list-item>
        <text:list-item>
          <text:p text:style-name="P134">TASK-1 : func : tester_T_2(request) ==&gt; continue</text:p>
          <text:list>
            <text:list-item>
              <text:list>
                <text:list-item>
                  <text:p text:style-name="P134">#_20191003_133957:next</text:p>
                </text:list-item>
              </text:list>
            </text:list-item>
            <text:list-item>
              <text:p text:style-name="P134"><text:span text:style-name="T25">#_ </text:span>T-1.1</text:p>
              <text:list>
                <text:list-item>
                  <text:list>
                    <text:list-item>
                      <text:p text:style-name="P134">“step : 0.3 : 0 <text:s text:c="11"/>vars”</text:p>
                    </text:list-item>
                    <text:list-item>
                      <text:p text:style-name="P134">“step : 0.3 : 1 <text:s text:c="11"/>call func”</text:p>
                    </text:list-item>
                  </text:list>
                </text:list-item>
                <text:list-item>
                  <text:p text:style-name="P134">C/P : func : tester_T_1__Buy_Up__1_Setup(strOf_Op_Name, tlabel, dpath_Log)</text:p>
                  <text:list>
                    <text:list-item>
                      <text:p text:style-name="P134"><text:soft-page-break/>replace : “T_1” → “T_2”</text:p>
                    </text:list-item>
                  </text:list>
                </text:list-item>
                <text:list-item>
                  <text:p text:style-name="P134">TEST ==&gt; OK</text:p>
                </text:list-item>
              </text:list>
            </text:list-item>
            <text:list-item>
              <text:p text:style-name="P134"><text:span text:style-name="T25">#_ </text:span>T-1.2</text:p>
              <text:list>
                <text:list-item>
                  <text:p text:style-name="P134">CODING</text:p>
                  <text:list>
                    <text:list-item>
                      <text:p text:style-name="P134">“step : 0.3 : 2”</text:p>
                    </text:list-item>
                    <text:list-item>
                      <text:p text:style-name="P134">“step : A : 2.1”</text:p>
                    </text:list-item>
                    <text:list-item>
                      <text:p text:style-name="P134">“step : A : 2.1 : 2”</text:p>
                    </text:list-item>
                  </text:list>
                </text:list-item>
                <text:list-item>
                  <text:p text:style-name="P134">TEST ==&gt; OK</text:p>
                </text:list-item>
              </text:list>
            </text:list-item>
            <text:list-item>
              <text:p text:style-name="P134"><text:span text:style-name="T25">#_ </text:span>T-1.3</text:p>
              <text:list>
                <text:list-item>
                  <text:p text:style-name="P134">CODING</text:p>
                  <text:list>
                    <text:list-item>
                      <text:p text:style-name="P134">“step : A : 4 : 2 <text:s text:c="11"/>log”</text:p>
                    </text:list-item>
                    <text:list-item>
                      <text:p text:style-name="P134">“step : A : X <text:s text:c="11"/>write : file”</text:p>
                    </text:list-item>
                  </text:list>
                </text:list-item>
                <text:list-item>
                  <text:p text:style-name="P134">TEST ==&gt; OK</text:p>
                </text:list-item>
              </text:list>
            </text:list-item>
            <text:list-item>
              <text:p text:style-name="P134">T-1.4</text:p>
              <text:list>
                <text:list-item>
                  <text:p text:style-name="P134">CODE</text:p>
                  <text:list>
                    <text:list-item>
                      <text:list>
                        <text:list-item>
                          <text:p text:style-name="P134">“step : A : 2.2 <text:s text:c="11"/>get list”</text:p>
                        </text:list-item>
                        <text:list-item>
                          <text:p text:style-name="P134">“step : A : 2.3 <text:s text:c="11"/>unpack”</text:p>
                        </text:list-item>
                      </text:list>
                    </text:list-item>
                    <text:list-item>
                      <text:p text:style-name="P134">C/P : func : tester_T_2__Buy_Up__2_Get_LO_BDs</text:p>
                    </text:list-item>
                    <text:list-item>
                      <text:p text:style-name="P134">#_20191005_130250:tmp</text:p>
                    </text:list-item>
                    <text:list-item>
                      <text:p text:style-name="P134">replace : “T_1” → “T_2”</text:p>
                    </text:list-item>
                    <text:list-item>
                      <text:p text:style-name="P134">time labels</text:p>
                      <text:list>
                        <text:list-item>
                          <text:p text:style-name="P134">#_20191005_130528:caller</text:p>
                        </text:list-item>
                        <text:list-item>
                          <text:p text:style-name="P134">#_20191005_130535:head</text:p>
                        </text:list-item>
                        <text:list-item>
                          <text:p text:style-name="P134">#_20191005_130540:wl:in-func</text:p>
                        </text:list-item>
                      </text:list>
                    </text:list-item>
                    <text:list-item>
                      <text:p text:style-name="P134">caller</text:p>
                    </text:list-item>
                  </text:list>
                </text:list-item>
                <text:list-item>
                  <text:p text:style-name="P134">TEST ==&gt; OK</text:p>
                </text:list-item>
              </text:list>
            </text:list-item>
            <text:list-item>
              <text:p text:style-name="P134">T-1.5</text:p>
              <text:list>
                <text:list-item>
                  <text:p text:style-name="P134">CODE</text:p>
                  <text:list>
                    <text:list-item>
                      <text:p text:style-name="P134">“step : A : 3 <text:s text:c="11"/>testing”</text:p>
                    </text:list-item>
                    <text:list-item>
                      <text:p text:style-name="P134">#_20191005_132806:tmp</text:p>
                    </text:list-item>
                    <text:list-item>
                      <text:p text:style-name="P134"><text:soft-page-break/>new FUNC : tester_T_2__Buy_Up__3_Prep_Trailing()</text:p>
                      <text:list>
                        <text:list-item>
                          <text:p text:style-name="P134">signature</text:p>
                        </text:list-item>
                        <text:list-item>
                          <text:p text:style-name="P134">labels</text:p>
                          <text:list>
                            <text:list-item>
                              <text:p text:style-name="P134">#_20191005_133027:caller</text:p>
                            </text:list-item>
                            <text:list-item>
                              <text:p text:style-name="P134">#_20191005_133031:head</text:p>
                            </text:list-item>
                            <text:list-item>
                              <text:p text:style-name="P134">#_20191005_133035:wl:in-func</text:p>
                            </text:list-item>
                          </text:list>
                        </text:list-item>
                        <text:list-item>
                          <text:p text:style-name="P134">caller</text:p>
                        </text:list-item>
                        <text:list-item>
                          <text:p text:style-name="P134">C/P</text:p>
                          <text:list>
                            <text:list-item>
                              <text:p text:style-name="P134">#_20191005_133133:copy:from----------</text:p>
                            </text:list-item>
                          </text:list>
                        </text:list-item>
                        <text:list-item>
                          <text:p text:style-name="P134">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4">T-1.6 : more params</text:p>
              <text:list>
                <text:list-item>
                  <text:p text:style-name="P134">CODE</text:p>
                </text:list-item>
                <text:list-item>
                  <text:p text:style-name="P134">TEST ==&gt; OK</text:p>
                </text:list-item>
              </text:list>
            </text:list-item>
          </text:list>
        </text:list-item>
      </text:list>
      <text:p text:style-name="P10">[next]</text:p>
      <text:list xml:id="list1956761901139362642" text:style-name="L94">
        <text:list-item>
          <text:p text:style-name="P135">TASK : continue</text:p>
          <text:list>
            <text:list-item>
              <text:p text:style-name="P135">libfx_t : #_20191005_134618:next</text:p>
            </text:list-item>
          </text:list>
        </text:list-item>
      </text:list>
      <text:p text:style-name="P10">[further]</text:p>
      <text:list xml:id="list6610864150828102431" text:style-name="L95">
        <text:list-item>
          <text:p text:style-name="P136"/>
        </text:list-item>
      </text:list>
      <text:p text:style-name="P3"><text:line-break/><text:span text:style-name="T38">[/ 20191005_135132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6 / 44. currency / 8. prog-python / 4 tester / 1. id-2 </text:span><text:span text:style-name="T3">/ </text:span><text:span text:style-name="T6">20191006_093400</text:span></text:p>
      <text:p text:style-name="P10"/>
      <text:p text:style-name="P10">[do] <text:span text:style-name="T25">#_ </text:span></text:p>
      <text:list xml:id="list1119277453694691305" text:style-name="L96">
        <text:list-item>
          <text:p text:style-name="P137"><text:span text:style-name="T25">#_ </text:span>REVIEW</text:p>
        </text:list-item>
        <text:list-item>
          <text:p text:style-name="P137">TASK-1 : tester</text:p>
          <text:list>
            <text:list-item>
              <text:list>
                <text:list-item>
                  <text:p text:style-name="P137"><text:soft-page-break/>libfx_6 : #_20191005_134618:next</text:p>
                </text:list-item>
              </text:list>
            </text:list-item>
          </text:list>
        </text:list-item>
      </text:list>
      <text:list xml:id="list30266462" text:continue-list="list5140542750594088467" text:style-name="L63">
        <text:list-item>
          <text:list>
            <text:list-item>
              <text:p text:style-name="P104"><text:span text:style-name="T25">@#_ </text:span>SEG-1 : cleanup code</text:p>
              <text:list>
                <text:list-item>
                  <text:p text:style-name="P104">delete lines</text:p>
                </text:list-item>
                <text:list-item>
                  <text:p text:style-name="P104">TEST : run</text:p>
                  <text:list>
                    <text:list-item>
                      <text:p text:style-name="P104">==&gt; OK</text:p>
                    </text:list-item>
                  </text:list>
                </text:list-item>
                <text:list-item>
                  <text:p text:style-name="P104">git</text:p>
                </text:list-item>
              </text:list>
            </text:list-item>
            <text:list-item>
              <text:p text:style-name="P104">T-1.1</text:p>
              <text:list>
                <text:list-item>
                  <text:p text:style-name="P104">comment out</text:p>
                </text:list-item>
                <text:list-item>
                  <text:p text:style-name="P104">new FUNC : tester_T_2__Buy_Up__Loop_2_Trailing__V2</text:p>
                  <text:list>
                    <text:list-item>
                      <text:p text:style-name="P104"><text:span text:style-name="T25">#_ </text:span>C/P : from : libfx_5</text:p>
                    </text:list-item>
                    <text:list-item>
                      <text:p text:style-name="P104"><text:span text:style-name="T25">#_ </text:span>replace strings</text:p>
                      <text:list>
                        <text:list-item>
                          <text:p text:style-name="P104">“T_1” → “T_2”</text:p>
                        </text:list-item>
                      </text:list>
                    </text:list-item>
                    <text:list-item>
                      <text:p text:style-name="P104"><text:span text:style-name="T25">#_ </text:span>time labels</text:p>
                    </text:list-item>
                    <text:list-item>
                      <text:p text:style-name="P104"><text:span text:style-name="T25">#_ </text:span>caller</text:p>
                    </text:list-item>
                  </text:list>
                </text:list-item>
                <text:list-item>
                  <text:p text:style-name="P104"><text:span text:style-name="T25">#_ </text:span>new FUNC : dp_Tester_T_2__Buy_Up(lo_LO_Lines, lo_BDs_Tmp)</text:p>
                  <text:list>
                    <text:list-item>
                      <text:p text:style-name="P104">C/P : from : libfx_5 : dp_Tester_T_1__Buy_Up(lo_LO_Lines, lo_BDs_Tmp)</text:p>
                    </text:list-item>
                    <text:list-item>
                      <text:p text:style-name="P195">replace strings</text:p>
                      <text:list>
                        <text:list-item>
                          <text:p text:style-name="P104">“T_1” → “T_2”</text:p>
                        </text:list-item>
                      </text:list>
                    </text:list-item>
                    <text:list-item>
                      <text:p text:style-name="P104">time labels</text:p>
                    </text:list-item>
                    <text:list-item>
                      <text:p text:style-name="P104">caller</text:p>
                    </text:list-item>
                  </text:list>
                </text:list-item>
                <text:list-item>
                  <text:p text:style-name="P104">MEMO</text:p>
                  <text:list>
                    <text:list-item>
                      <text:p text:style-name="P104">tester_T_2(request)</text:p>
                      <text:list>
                        <text:list-item>
                          <text:p text:style-name="P104">tester_T_2__Buy_Up__Loop_2_Trailing__V2</text:p>
                        </text:list-item>
                      </text:list>
                    </text:list-item>
                    <text:list-item>
                      <text:p text:style-name="P104">dp_2(request)</text:p>
                      <text:list>
                        <text:list-item>
                          <text:p text:style-name="P104">_dp_2__Detect</text:p>
                        </text:list-item>
                      </text:list>
                    </text:list-item>
                  </text:list>
                </text:list-item>
                <text:list-item>
                  <text:p text:style-name="P104">TEST ==&gt; </text:p>
                  <text:list>
                    <text:list-item>
                      <text:p text:style-name="P104">ERROR</text:p>
                      <text:list>
                        <text:list-item>
                          <text:p text:style-name="P104">“ <text:s/>File "C:\WORKS_2\WS\WS_Others.prog\prog\D-<text:soft-page-break/>7\2_2\VIRTUAL\Admin_Projects\mm\libs_mm\libfx_6.py", lin</text:p>
                        </text:list-item>
                        <text:list-item>
                          <text:p text:style-name="P104">e 3147, in tester_T_2</text:p>
                        </text:list-item>
                        <text:list-item>
                          <text:p text:style-name="P104"><text:s text:c="4"/>, valOf_TP</text:p>
                        </text:list-item>
                        <text:list-item>
                          <text:p text:style-name="P104">NameError: name 'valOf_TP' is not defined”</text:p>
                        </text:list-item>
                      </text:list>
                    </text:list-item>
                    <text:list-item>
                      <text:p text:style-name="P104">TRY : #_20191006_100250:fix</text:p>
                      <text:list>
                        <text:list-item>
                          <text:p text:style-name="P104">CODING</text:p>
                        </text:list-item>
                        <text:list-item>
                          <text:p text:style-name="P104">TEST ==&gt; OK</text:p>
                        </text:list-item>
                      </text:list>
                    </text:list-item>
                  </text:list>
                </text:list-item>
                <text:list-item>
                  <text:p text:style-name="P104">debug : #_20191006_100759:tmp</text:p>
                  <text:list>
                    <text:list-item>
                      <text:p text:style-name="P104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4316467106063641345" text:style-name="L97">
        <text:list-item>
          <text:p text:style-name="P138">TASK</text:p>
          <text:list>
            <text:list-item>
              <text:p text:style-name="P138">“step : A : 4 <text:s text:c="12"/>reporting”</text:p>
            </text:list-item>
            <text:list-item>
              <text:p text:style-name="P138">#_20191006_101452:next</text:p>
            </text:list-item>
          </text:list>
        </text:list-item>
      </text:list>
      <text:p text:style-name="P10">[further]</text:p>
      <text:list xml:id="list1152162222752179628" text:style-name="L98">
        <text:list-item>
          <text:p text:style-name="P139"/>
        </text:list-item>
      </text:list>
      <text:p text:style-name="P3"><text:line-break/><text:span text:style-name="T38">[/ XXX]</text:span></text:p>
      <text:p text:style-name="P15"/>
      <text:p text:style-name="P10">---------------------------------------------------------------------------</text:p>
      <text:p text:style-name="P19"><text:span text:style-name="T5">res free# JVEMV6 44#8.4.2_7 / 44. currency / 8. prog-python / 4 tester / 1. id-2 / </text:span><text:span text:style-name="T6">20191007_135425</text:span></text:p>
      <text:p text:style-name="P10"/>
      <text:p text:style-name="P10">[do] <text:span text:style-name="T25">#_ </text:span></text:p>
      <text:list xml:id="list4463278793980406025" text:style-name="L99">
        <text:list-item>
          <text:p text:style-name="P140">REVIEW</text:p>
        </text:list-item>
        <text:list-item>
          <text:p text:style-name="P140"><text:span text:style-name="T25">#_ </text:span>TASK-1 : “step : A : 4 <text:s text:c="12"/>reporting”</text:p>
          <text:list>
            <text:list-item>
              <text:list>
                <text:list-item>
                  <text:p text:style-name="P140">#_20191006_101452:next</text:p>
                </text:list-item>
              </text:list>
            </text:list-item>
            <text:list-item>
              <text:p text:style-name="P140">T-1.1 : new FUNC : tester_T_2__Report_Dat</text:p>
              <text:list>
                <text:list-item>
                  <text:p text:style-name="P140">CODING</text:p>
                  <text:list>
                    <text:list-item>
                      <text:p text:style-name="P140">DUP : tester_T_1__Report_Dat__V2 (libfx_5)</text:p>
                    </text:list-item>
                    <text:list-item>
                      <text:p text:style-name="P140"><text:soft-page-break/>signature → cha<text:span text:style-name="T35">nge</text:span></text:p>
                    </text:list-item>
                    <text:list-item>
                      <text:p text:style-name="P164">time labels</text:p>
                    </text:list-item>
                    <text:list-item>
                      <text:p text:style-name="P164">caller</text:p>
                    </text:list-item>
                  </text:list>
                </text:list-item>
                <text:list-item>
                  <text:p text:style-name="P164">TEST ==&gt; OK</text:p>
                </text:list-item>
              </text:list>
            </text:list-item>
          </text:list>
        </text:list-item>
        <text:list-item>
          <text:p text:style-name="P164">TASK-2 : “step : A : 4 : 2 <text:s text:c="11"/>log”</text:p>
          <text:list>
            <text:list-item>
              <text:p text:style-name="P164">T-.1.1 : new FUNC : tester_T_2__Report_Log(fname_Log, dpath_Log)</text:p>
              <text:list>
                <text:list-item>
                  <text:p text:style-name="P140"><text:span text:style-name="T26">#_ </text:span><text:span text:style-name="T35">CODING</text:span></text:p>
                  <text:list>
                    <text:list-item>
                      <text:p text:style-name="P164">DUP : tester_T_2__Report_Dat</text:p>
                    </text:list-item>
                    <text:list-item>
                      <text:p text:style-name="P140">signature → cha<text:span text:style-name="T35">nge</text:span></text:p>
                    </text:list-item>
                    <text:list-item>
                      <text:p text:style-name="P164">time labels</text:p>
                    </text:list-item>
                    <text:list-item>
                      <text:p text:style-name="P164">caller</text:p>
                    </text:list-item>
                    <text:list-item>
                      <text:p text:style-name="P164">content lines</text:p>
                    </text:list-item>
                  </text:list>
                </text:list-item>
                <text:list-item>
                  <text:p text:style-name="P164">TEST ==&gt; OK</text:p>
                </text:list-item>
              </text:list>
            </text:list-item>
          </text:list>
        </text:list-item>
      </text:list>
      <text:p text:style-name="P10">[next]</text:p>
      <text:list xml:id="list3846001756261277604" text:style-name="L100">
        <text:list-item>
          <text:p text:style-name="P141">TASK</text:p>
          <text:list>
            <text:list-item>
              <text:p text:style-name="P141">func : dp_Tester_T_2__Buy_Up</text:p>
              <text:list>
                <text:list-item>
                  <text:p text:style-name="P141">→ where used ?</text:p>
                  <text:list>
                    <text:list-item>
                      <text:p text:style-name="P141">#_20191007_142637:marker</text:p>
                    </text:list-item>
                  </text:list>
                </text:list-item>
                <text:list-item>
                  <text:p text:style-name="P141">==&gt; coding : #_20191007_142934:next</text:p>
                </text:list-item>
              </text:list>
            </text:list-item>
          </text:list>
        </text:list-item>
      </text:list>
      <text:p text:style-name="P10">[further]</text:p>
      <text:list xml:id="list3595332469674899747" text:style-name="L101">
        <text:list-item>
          <text:p text:style-name="P142"/>
        </text:list-item>
      </text:list>
      <text:p text:style-name="P3"><text:line-break/><text:span text:style-name="T38">[/ 20191007_143007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 8 / 44. currency / 8. prog-python / 4 tester / 1. id-2 / </text:span><text:span text:style-name="T6">20191008_133434</text:span></text:p>
      <text:p text:style-name="P20"><text:soft-page-break/></text:p>
      <text:p text:style-name="P10">[do] <text:span text:style-name="T25">#_ </text:span></text:p>
      <text:list xml:id="list2110272196049796194" text:style-name="L102">
        <text:list-item>
          <text:p text:style-name="P143">REVIEW</text:p>
        </text:list-item>
        <text:list-item>
          <text:p text:style-name="P143">TASK-1 : func : dp_Tester_T_2__Buy_Up ==&gt; coding</text:p>
          <text:list>
            <text:list-item>
              <text:p text:style-name="P143">T-1.1 : flowcharting</text:p>
              <text:list>
                <text:list-item>
                  <text:p text:style-name="P143">==&gt; OK</text:p>
                </text:list-item>
              </text:list>
            </text:list-item>
            <text:list-item>
              <text:p text:style-name="P143">T-1.2 : add param</text:p>
              <text:list>
                <text:list-item>
                  <text:p text:style-name="P143">func caller : #_20191006_095325:caller</text:p>
                </text:list-item>
              </text:list>
            </text:list-item>
            <text:list-item>
              <text:p text:style-name="P143">T-1.3 : ~ “step : 3 <text:s text:c="11"/>up-down pattern”</text:p>
              <text:list>
                <text:list-item>
                  <text:p text:style-name="P143">CODING : #_20191008_140248:tmp</text:p>
                </text:list-item>
                <text:list-item>
                  <text:p text:style-name="P143">TEST ==&gt; OK</text:p>
                </text:list-item>
              </text:list>
            </text:list-item>
            <text:list-item>
              <text:p text:style-name="P143">T-1.4 : “step : 3.2 <text:s text:c="11"/>convert”</text:p>
              <text:list>
                <text:list-item>
                  <text:p text:style-name="P143">CODE</text:p>
                </text:list-item>
                <text:list-item>
                  <text:p text:style-name="P143">TEST ==&gt; OK</text:p>
                </text:list-item>
              </text:list>
            </text:list-item>
            <text:list-item>
              <text:p text:style-name="P143">T-1.5 : “step : j1 <text:s text:c="11"/>converted string --&gt; "0011" ?”</text:p>
              <text:list>
                <text:list-item>
                  <text:p text:style-name="P143">==&gt; ERROR</text:p>
                  <text:list>
                    <text:list-item>
                      <text:list>
                        <text:list-item>
                          <text:p text:style-name="P143">“ <text:s/>File "C:\WORKS_2\WS\WS_Others.prog\prog\D-7\2_2\VIRTUAL\Admin_Projects\mm\libs_mm\libfx_6.py", lin</text:p>
                        </text:list-item>
                        <text:list-item>
                          <text:p text:style-name="P143">e 3098, in tester_T_2__Report_Dat</text:p>
                        </text:list-item>
                        <text:list-item>
                          <text:p text:style-name="P143"><text:s text:c="4"/>cntOf_SLs, cntOf_SLs / lenOf_LO_Pos_Target</text:p>
                        </text:list-item>
                        <text:list-item>
                          <text:p text:style-name="P143">ZeroDivisionError: division by zero”</text:p>
                        </text:list-item>
                      </text:list>
                    </text:list-item>
                    <text:list-item>
                      <text:p text:style-name="P143">TRY</text:p>
                      <text:list>
                        <text:list-item>
                          <text:p text:style-name="P143">TREE</text:p>
                          <text:list>
                            <text:list-item>
                              <text:p text:style-name="P143">dp_Tester_T_2__Buy_Up</text:p>
                            </text:list-item>
                          </text:list>
                        </text:list-item>
                        <text:list-item>
                          <text:p text:style-name="P143">#_20191008_142053:fix</text:p>
                        </text:list-item>
                      </text:list>
                    </text:list-item>
                    <text:list-item>
                      <text:p text:style-name="P143">TRY : func : dp_Tester_T_2__Buy_Up → return value ==&gt; true only (back to pre-coding)</text:p>
                      <text:list>
                        <text:list-item>
                          <text:p text:style-name="P143">#_20191008_142850:tmp</text:p>
                        </text:list-item>
                        <text:list-item>
                          <text:p text:style-name="P143">==&gt; remove “debug” break</text:p>
                        </text:list-item>
                        <text:list-item>
                          <text:p text:style-name="P143">==&gt; func : restore return val judgement</text:p>
                        </text:list-item>
                        <text:list-item>
                          <text:p text:style-name="P143"><text:soft-page-break/>TEST ==&gt; OK (loop → continued to the end)</text:p>
                          <text:list>
                            <text:list-item>
                              <text:p text:style-name="P143">list entry ==&gt; 2 cases (15 cases with no condition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7936770178874482727" text:style-name="L103">
        <text:list-item>
          <text:p text:style-name="P144">TASK : #_20191008_143720:next</text:p>
          <text:list>
            <text:list-item>
              <text:p text:style-name="P144">dat file → in the list, ==&gt; add a column → “datetime”</text:p>
            </text:list-item>
            <text:list-item>
              <text:p text:style-name="P144">loop stopper ==&gt; comment out</text:p>
            </text:list-item>
            <text:list-item>
              <text:p text:style-name="P144">hit cases → observe</text:p>
            </text:list-item>
          </text:list>
        </text:list-item>
        <text:list-item>
          <text:p text:style-name="P144">ANY</text:p>
        </text:list-item>
      </text:list>
      <text:p text:style-name="P10">[further]</text:p>
      <text:list xml:id="list147725818574707577" text:style-name="L104">
        <text:list-item>
          <text:p text:style-name="P145"/>
        </text:list-item>
      </text:list>
      <text:p text:style-name="P3"><text:line-break/><text:span text:style-name="T38">[/ 20191008_143542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9 / 44. currency / 8. prog-python / 4 tester / 2. id-2 / </text:span><text:span text:style-name="T6">20191009_XX</text:span></text:p>
      <text:p text:style-name="P20"/>
      <text:p text:style-name="P10">[do] <text:span text:style-name="T25">#_ </text:span></text:p>
      <text:list xml:id="list7989205141096354198" text:style-name="L105">
        <text:list-item>
          <text:p text:style-name="P146">REVIEW</text:p>
        </text:list-item>
        <text:list-item>
          <text:p text:style-name="P146">TASK-1 : #_20191008_143720:next</text:p>
          <text:list>
            <text:list-item>
              <text:list>
                <text:list-item>
                  <text:p text:style-name="P146">dat file → in the list, ==&gt; add a column → “datetime”</text:p>
                </text:list-item>
                <text:list-item>
                  <text:p text:style-name="P146">loop stopper ==&gt; comment out</text:p>
                </text:list-item>
                <text:list-item>
                  <text:p text:style-name="P146">hit cases → observe</text:p>
                </text:list-item>
              </text:list>
            </text:list-item>
            <text:list-item>
              <text:p text:style-name="P146">T-1.1 : </text:p>
              <text:list>
                <text:list-item>
                  <text:p text:style-name="P146">TREE</text:p>
                  <text:list>
                    <text:list-item>
                      <text:p text:style-name="P146">tester_T_2__Report_Dat</text:p>
                    </text:list-item>
                  </text:list>
                </text:list-item>
                <text:list-item>
                  <text:p text:style-name="P146">add param</text:p>
                </text:list-item>
              </text:list>
            </text:list-item>
            <text:list-item>
              <text:p text:style-name="P146">T-1.2 : add → column</text:p>
              <text:list>
                <text:list-item>
                  <text:p text:style-name="P146"><text:soft-page-break/>CODE</text:p>
                  <text:list>
                    <text:list-item>
                      <text:p text:style-name="P146">#_20191009_120504:tmp</text:p>
                    </text:list-item>
                    <text:list-item>
                      <text:p text:style-name="P146">#_20191009_120656:marker</text:p>
                    </text:list-item>
                  </text:list>
                </text:list-item>
                <text:list-item>
                  <text:p text:style-name="P146">TEST ==&gt; OK</text:p>
                </text:list-item>
              </text:list>
            </text:list-item>
          </text:list>
        </text:list-item>
        <text:list-item>
          <text:p text:style-name="P146">TASK-2 : stopper → c/o</text:p>
          <text:list>
            <text:list-item>
              <text:p text:style-name="P146">T-2.1</text:p>
              <text:list>
                <text:list-item>
                  <text:list>
                    <text:list-item>
                      <text:p text:style-name="P146">tester_T_2__Buy_Up__Loop_2_Trailing__V2</text:p>
                    </text:list-item>
                  </text:list>
                </text:list-item>
                <text:list-item>
                  <text:p text:style-name="P146">CODE</text:p>
                  <text:list>
                    <text:list-item>
                      <text:p text:style-name="P146">max ==&gt; 200</text:p>
                    </text:list-item>
                    <text:list-item>
                      <text:p text:style-name="P146">csv ==&gt; fname_Src_Csv=44_5.1_10_rawdata.(AUDJPY).(Period-M15).(NumOfUnits-18000).(Bars-ALL-20190424_184417).20190311_081029.[SLICE-500].csv</text:p>
                    </text:list-item>
                  </text:list>
                </text:list-item>
                <text:list-item>
                  <text:p text:style-name="P146">TEST </text:p>
                </text:list-item>
              </text:list>
            </text:list-item>
            <text:list-item>
              <text:p text:style-name="P146"><draw:frame draw:style-name="fr1" draw:name="オブジェクト1" text:anchor-type="paragraph" svg:width="6.775cm" svg:height="5.554cm" draw:z-index="0"><draw:object xlink:href="./Object 1" xlink:type="simple" xlink:show="embed" xlink:actuate="onLoad"/><draw:image xlink:href="./ObjectReplacements/Object 1" xlink:type="simple" xlink:show="embed" xlink:actuate="onLoad"/></draw:frame>T-2.2 : max ==&gt; 500</text:p>
              <text:list>
                <text:list-item>
                  <text:list>
                    <text:list-item>
                      <text:p text:style-name="P146"/>
                    </text:list-item>
                    <text:list-item>
                      <text:p text:style-name="P146"><draw:frame draw:style-name="fr1" draw:name="オブジェクト2" text:anchor-type="paragraph" svg:width="6.775cm" svg:height="6.535cm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6396552366353611973" text:style-name="L106">
        <text:list-item>
          <text:p text:style-name="P147">TASK-1</text:p>
          <text:list>
            <text:list-item>
              <text:p text:style-name="P147">dat file ==&gt; add columns “BB-areas”</text:p>
              <text:list>
                <text:list-item>
                  <text:p text:style-name="P165">過去４本の bar たち　=&gt;　（１）始めのbar、（２）bottom になっているbar の、pr_Close (down bar のはず）、（３）最後の、up bar の、pri_Close</text:p>
                  <text:list>
                    <text:list-item>
                      <text:p text:style-name="P165">　=&gt;　これらの、所在位置 ---&gt; which BB area ?</text:p>
                    </text:list-item>
                  </text:list>
                </text:list-item>
              </text:list>
            </text:list-item>
            <text:list-item>
              <text:p text:style-name="P165">#_20191009_131848:next</text:p>
            </text:list-item>
          </text:list>
        </text:list-item>
        <text:list-item>
          <text:p text:style-name="P165">TASK-2 : ==&gt; see memo (idea-1) ==&gt; dp programming</text:p>
        </text:list-item>
      </text:list>
      <text:p text:style-name="P10">[further]</text:p>
      <text:list xml:id="list8083357033870056066" text:style-name="L107">
        <text:list-item>
          <text:p text:style-name="P148"/>
        </text:list-item>
      </text:list>
      <text:p text:style-name="P3"><text:line-break/><text:span text:style-name="T38">[/ 20191009_131137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 10 / 44. currency / 8. prog-python / 4 tester / 2. id-2 / </text:span><text:span text:style-name="T6">20191010_124108</text:span></text:p>
      <text:p text:style-name="P20"/>
      <text:p text:style-name="P10">[do] <text:span text:style-name="T25">#_ </text:span></text:p>
      <text:list xml:id="list3513958820717365432" text:style-name="L108">
        <text:list-item>
          <text:p text:style-name="P149">REVIEW</text:p>
        </text:list-item>
        <text:list-item>
          <text:p text:style-name="P149">TASK-1 : dat file ==&gt; add columns “BB-areas”</text:p>
          <text:list>
            <text:list-item>
              <text:list>
                <text:list-item>
                  <text:p text:style-name="P166">過去４本の bar たち　=&gt;　（１）始めのbar、（２）bottom になっているbar の、pr_Close (down bar のはず）、（３）最後の、up bar の、pri_Close</text:p>
                  <text:list>
                    <text:list-item>
                      <text:p text:style-name="P166">　=&gt;　これらの、所在位置 ---&gt; which BB area ?</text:p>
                    </text:list-item>
                  </text:list>
                </text:list-item>
                <text:list-item>
                  <text:p text:style-name="P166">#_20191009_131848:next</text:p>
                </text:list-item>
              </text:list>
            </text:list-item>
            <text:list-item>
              <text:p text:style-name="P166"><text:span text:style-name="T25">#_ </text:span>T-1.1</text:p>
              <text:list>
                <text:list-item>
                  <text:p text:style-name="P166"><text:soft-page-break/>header</text:p>
                </text:list-item>
              </text:list>
            </text:list-item>
            <text:list-item>
              <text:p text:style-name="P166">T-1.2</text:p>
              <text:list>
                <text:list-item>
                  <text:p text:style-name="P166">data : #_20191010_124755:tmp</text:p>
                </text:list-item>
                <text:list-item>
                  <text:p text:style-name="P166"><text:span text:style-name="T25">#_ </text:span>new FUNC : _get_StrOf_BB_Seq(lo_BDs, num_Idx)</text:p>
                  <text:list>
                    <text:list-item>
                      <text:p text:style-name="P166">signature</text:p>
                    </text:list-item>
                    <text:list-item>
                      <text:p text:style-name="P166">time labels</text:p>
                      <text:list>
                        <text:list-item>
                          <text:p text:style-name="P166">#_20191010_125054:caller</text:p>
                        </text:list-item>
                        <text:list-item>
                          <text:p text:style-name="P166">#_20191010_125100:head</text:p>
                        </text:list-item>
                        <text:list-item>
                          <text:p text:style-name="P166">#_20191010_125104:wl:in-func</text:p>
                        </text:list-item>
                      </text:list>
                    </text:list-item>
                    <text:list-item>
                      <text:p text:style-name="P166">caller</text:p>
                    </text:list-item>
                  </text:list>
                </text:list-item>
                <text:list-item>
                  <text:p text:style-name="P166"><text:span text:style-name="T25">#_ </text:span>new FUNC : _get_BB_Area_Number(b1, n1)</text:p>
                  <text:list>
                    <text:list-item>
                      <text:list>
                        <text:list-item>
                          <text:p text:style-name="P166">#_20191010_130303:tmp</text:p>
                        </text:list-item>
                      </text:list>
                    </text:list-item>
                    <text:list-item>
                      <text:p text:style-name="P166">signature</text:p>
                    </text:list-item>
                    <text:list-item>
                      <text:p text:style-name="P166">time labels</text:p>
                      <text:list>
                        <text:list-item>
                          <text:p text:style-name="P166">#_20191010_130400:caller</text:p>
                        </text:list-item>
                        <text:list-item>
                          <text:p text:style-name="P166">#_20191010_130404:head</text:p>
                        </text:list-item>
                        <text:list-item>
                          <text:p text:style-name="P166">#_20191010_130408:wl:in-func</text:p>
                        </text:list-item>
                      </text:list>
                    </text:list-item>
                    <text:list-item>
                      <text:p text:style-name="P166">caller</text:p>
                    </text:list-item>
                  </text:list>
                </text:list-item>
              </text:list>
            </text:list-item>
            <text:list-item>
              <text:p text:style-name="P166">T-1.3</text:p>
              <text:list>
                <text:list-item>
                  <text:p text:style-name="P166">TEST ==&gt; ERROR</text:p>
                  <text:list>
                    <text:list-item>
                      <text:p text:style-name="P166">log</text:p>
                      <text:list>
                        <text:list-item>
                          <text:p text:style-name="P166">“ <text:s/>File "C:\WORKS_2\WS\WS_Others.prog\prog\D-7\2_2\VIRTUAL\Admin_Projects\mm\libs_mm\libfx_6.py", lin</text:p>
                        </text:list-item>
                        <text:list-item>
                          <text:p text:style-name="P166">e 3039, in _get_StrOf_BB_Seq</text:p>
                        </text:list-item>
                        <text:list-item>
                          <text:p text:style-name="P166"><text:s text:c="4"/>b1 = lo_BDs(num_Idx - 4)</text:p>
                        </text:list-item>
                        <text:list-item>
                          <text:p text:style-name="P166">TypeError: unsupported operand type(s) for -: 'list' and 'int'”</text:p>
                        </text:list-item>
                      </text:list>
                    </text:list-item>
                    <text:list-item>
                      <text:p text:style-name="P166">TRY</text:p>
                      <text:list>
                        <text:list-item>
                          <text:p text:style-name="P166">fix</text:p>
                        </text:list-item>
                      </text:list>
                    </text:list-item>
                    <text:list-item>
                      <text:p text:style-name="P166">ERROR</text:p>
                      <text:list>
                        <text:list-item>
                          <text:p text:style-name="P166">log</text:p>
                          <text:list>
                            <text:list-item>
                              <text:p text:style-name="P166"><text:soft-page-break/>“ <text:s/>File "C:\WORKS_2\WS\WS_Others.prog\prog\D-7\2_2\VIRTUAL\Admin_Projects\mm\libs_mm\libfx_6.py", lin</text:p>
                            </text:list-item>
                            <text:list-item>
                              <text:p text:style-name="P166">e 3039, in _get_StrOf_BB_Seq</text:p>
                            </text:list-item>
                            <text:list-item>
                              <text:p text:style-name="P166"><text:s text:c="4"/>b1 = lo_BDs[num_Idx - 4]</text:p>
                            </text:list-item>
                            <text:list-item>
                              <text:p text:style-name="P166">TypeError: unsupported operand type(s) for -: 'list' and 'int'”</text:p>
                            </text:list-item>
                          </text:list>
                        </text:list-item>
                        <text:list-item>
                          <text:p text:style-name="P166">==&gt; OK</text:p>
                        </text:list-item>
                      </text:list>
                    </text:list-item>
                    <text:list-item>
                      <text:p text:style-name="P166">ERROR</text:p>
                      <text:list>
                        <text:list-item>
                          <text:p text:style-name="P166">log</text:p>
                          <text:list>
                            <text:list-item>
                              <text:p text:style-name="P166">“ <text:s/>File "C:\WORKS_2\WS\WS_Others.prog\prog\D-7\2_2\VIRTUAL\Admin_Projects\mm\libs_mm\libfx_6.py", lin</text:p>
                            </text:list-item>
                            <text:list-item>
                              <text:p text:style-name="P166">e 3002, in _get_BB_Area_Number</text:p>
                            </text:list-item>
                            <text:list-item>
                              <text:p text:style-name="P166"><text:s text:c="4"/>elif price_Target &gt;= bardata.bb_M1 : <text:s text:c="2"/>valOf_Ret = 4</text:p>
                            </text:list-item>
                            <text:list-item>
                              <text:p text:style-name="P166">AttributeError: 'BarData' object has no attribute 'bb_M1'”</text:p>
                            </text:list-item>
                          </text:list>
                        </text:list-item>
                        <text:list-item>
                          <text:p text:style-name="P166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6">TASK-2 : test with → 500 entries</text:p>
          <text:list>
            <text:list-item>
              <text:p text:style-name="P166">T-2.1 : edit → conf file</text:p>
              <text:list>
                <text:list-item>
                  <text:p text:style-name="P166">TEST ==&gt; </text:p>
                </text:list-item>
              </text:list>
            </text:list-item>
          </text:list>
        </text:list-item>
        <text:list-item>
          <text:p text:style-name="P166">TASK-3 : ge-ed data → observe</text:p>
          <text:list>
            <text:list-item>
              <text:list>
                <text:list-item>
                  <text:p text:style-name="P166">log_fx.(data).(44#8.4.2_10~).ods</text:p>
                </text:list-item>
              </text:list>
            </text:list-item>
            <text:list-item>
              <text:p text:style-name="P166">T-3.1 : sort → by : diff.price</text:p>
              <text:list>
                <text:list-item>
                  <text:p text:style-name="P166">sheet tab : session-10.copy</text:p>
                </text:list-item>
                <text:list-item>
                  <text:p text:style-name="P170">FOUND</text:p>
                  <text:list>
                    <text:list-item>
                      <text:p text:style-name="P166">“diff_price” がプラスのもの</text:p>
                      <text:list>
                        <text:list-item>
                          <text:p text:style-name="P166">　=&gt;　1 or 2 で始まるもの　=&gt;　なし</text:p>
                        </text:list-item>
                      </text:list>
                    </text:list-item>
                    <text:list-item>
                      <text:p text:style-name="P166">3 で始まり、なおかつ、プラスのもの</text:p>
                      <text:list>
                        <text:list-item>
                          <text:p text:style-name="P166">3-4-2, 3-4-3 <text:s/>→ 2 patterns out of ?? (3 cases out of 27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6">T-3.2 : sort → by : “BB-seq”</text:p>
              <text:list>
                <text:list-item>
                  <text:p text:style-name="P166"><text:soft-page-break/>tab : session-10.copy_3</text:p>
                </text:list-item>
              </text:list>
            </text:list-item>
            <text:list-item>
              <text:p text:style-name="P170">FOUND</text:p>
              <text:list>
                <text:list-item>
                  <text:p text:style-name="P166">BB-seq が 5-6-5 のもの</text:p>
                  <text:list>
                    <text:list-item>
                      <text:p text:style-name="P166">27 件中、4 件</text:p>
                    </text:list-item>
                    <text:list-item>
                      <text:p text:style-name="P166">　=&gt;　すべて、diff.price は、--&gt; マイナス</text:p>
                    </text:list-item>
                  </text:list>
                </text:list-item>
                <text:list-item>
                  <text:p text:style-name="P166">BB が、starts from 1S or 2S</text:p>
                  <text:list>
                    <text:list-item>
                      <text:p text:style-name="P166">2 entires out of 27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6">TASK-X : ==&gt; see memo (idea-1) ==&gt; dp programming</text:p>
          <text:list>
            <text:list-item>
              <text:p text:style-name="P149"/>
            </text:list-item>
          </text:list>
        </text:list-item>
      </text:list>
      <text:p text:style-name="P10">[next]</text:p>
      <text:list xml:id="list9017896417611454488" text:style-name="L109">
        <text:list-item>
          <text:p text:style-name="P150">TASK-1</text:p>
          <text:list>
            <text:list-item>
              <text:p text:style-name="P150">log_fx.(data).(44#8.4.2_10~).ods ==&gt; continue obs → any more tendencies ?</text:p>
            </text:list-item>
          </text:list>
        </text:list-item>
        <text:list-item>
          <text:p text:style-name="P150">TASK-2</text:p>
          <text:list>
            <text:list-item>
              <text:p text:style-name="P167">see memo (idea-1) ==&gt; dp programming (or, log_fx.(main).ods)</text:p>
            </text:list-item>
            <text:list-item>
              <text:p text:style-name="P167">coding → starting point ==&gt; web “dp-2<text:tab/># detect patterns : series-1”</text:p>
            </text:list-item>
          </text:list>
        </text:list-item>
      </text:list>
      <text:p text:style-name="P10">[further]</text:p>
      <text:list xml:id="list2377875153404548181" text:style-name="L110">
        <text:list-item>
          <text:p text:style-name="P151">==&gt; see memo (fur-1)</text:p>
        </text:list-item>
      </text:list>
      <text:p text:style-name="P3">[tips]</text:p>
      <text:list xml:id="list3435793076622906874" text:style-name="L111">
        <text:list-item>
          <text:p text:style-name="P32">column 'O' → steps for making</text:p>
          <text:list>
            <text:list-item>
              <text:p text:style-name="P37"><text:span text:style-name="T28">M – o &gt; q (</text:span><text:span text:style-name="T29">条件付き書式、dialog)</text:span></text:p>
            </text:list-item>
            <text:list-item>
              <text:p text:style-name="P33">“セルの値” &gt; “次の値に等しい” &gt; “$'session-10.copy_3'.$O22”</text:p>
            </text:list-item>
            <text:list-item>
              <text:p text:style-name="P33">C – c (copy the cell)</text:p>
            </text:list-item>
            <text:list-item>
              <text:p text:style-name="P33">select dest range</text:p>
            </text:list-item>
            <text:list-item>
              <text:p text:style-name="P33">C – v (paste)</text:p>
            </text:list-item>
            <text:list-item>
              <text:p text:style-name="P33">copy data (“BB_seq”)</text:p>
            </text:list-item>
            <text:list-item>
              <text:p text:style-name="P33">C – S – v (paste value)</text:p>
            </text:list-item>
          </text:list>
        </text:list-item>
      </text:list>
      <text:p text:style-name="P4"><text:soft-page-break/>[/ 20191010_141222]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11 / 44. currency / 8. prog-python / 4 tester / 2. id-2 / </text:span><text:span text:style-name="T6">20191011_092228</text:span></text:p>
      <text:p text:style-name="P20"/>
      <text:p text:style-name="P10">[do] <text:span text:style-name="T25">#_ </text:span></text:p>
      <text:list xml:id="list7109454919400723855" text:style-name="L112">
        <text:list-item>
          <text:p text:style-name="P152">REVIEW</text:p>
        </text:list-item>
        <text:list-item>
          <text:p text:style-name="P152">SEG-1 : openoffice, sheet, conv string to number</text:p>
          <text:list>
            <text:list-item>
              <text:p text:style-name="P152"><text:a xlink:type="simple" xlink:href="https://forum.openoffice.org/en/forum/viewtopic.php?f=9&amp;t=27917" text:style-name="Internet_20_link" text:visited-style-name="Visited_20_Internet_20_Link">https://forum.openoffice.org/en/forum/viewtopic.php?f=9&amp;t=27917</text:a></text:p>
              <text:list>
                <text:list-item>
                  <text:p text:style-name="P152"><text:a xlink:type="simple" xlink:href="https://forum.openoffice.org/en/forum/viewtopic.php?f=9&amp;t=27917#p127116" text:style-name="Internet_20_link" text:visited-style-name="Visited_20_Internet_20_Link">https://forum.openoffice.org/en/forum/viewtopic.php?f=9&amp;t=27917#p127116</text:a></text:p>
                </text:list-item>
              </text:list>
            </text:list-item>
          </text:list>
        </text:list-item>
        <text:list-item>
          <text:p text:style-name="P152">TASK-1 : log_fx.(data).(44#8.4.2_10~).ods ==&gt; continue obs → any more tendencies ?</text:p>
          <text:list>
            <text:list-item>
              <text:p text:style-name="P152">T-1.1 : tab “session-10.copy_3”</text:p>
              <text:list>
                <text:list-item>
                  <text:p text:style-name="P152">“4-4-4” ==&gt; 3 cases, all → minus</text:p>
                </text:list-item>
                <text:list-item>
                  <text:p text:style-name="P152">“4-5-X” ==&gt; 3 cases, all → minus</text:p>
                </text:list-item>
              </text:list>
            </text:list-item>
          </text:list>
        </text:list-item>
        <text:list-item>
          <text:p text:style-name="P152">TASK-2 : <text:span text:style-name="T35">see memo (idea-1) ==&gt; dp programming (or, log_fx.(main).ods)</text:span></text:p>
          <text:list>
            <text:list-item>
              <text:list>
                <text:list-item>
                  <text:p text:style-name="P168">coding → starting point ==&gt; web “dp-2<text:tab/># detect patterns : series-1”</text:p>
                </text:list-item>
              </text:list>
            </text:list-item>
            <text:list-item>
              <text:p text:style-name="P168">T-2.1</text:p>
            </text:list-item>
          </text:list>
        </text:list-item>
      </text:list>
      <text:p text:style-name="P10">[next]</text:p>
      <text:list xml:id="list838434570467845005" text:style-name="L113">
        <text:list-item>
          <text:p text:style-name="P153">TASK : 44#8.4.3_X</text:p>
          <text:list>
            <text:list-item>
              <text:p text:style-name="P153">==&gt; see memo in : log_fx.(main).ods // C:\WORKS_2\WS\WS_Others.prog</text:p>
            </text:list-item>
            <text:list-item>
              <text:p text:style-name="P153">==&gt; new FUNC : tester_T_3(request)</text:p>
              <text:list>
                <text:list-item>
                  <text:p text:style-name="P153">#_20191011_100514</text:p>
                </text:list-item>
              </text:list>
            </text:list-item>
          </text:list>
        </text:list-item>
      </text:list>
      <text:p text:style-name="P10"><text:soft-page-break/>[further]</text:p>
      <text:list xml:id="list5368877270348821326" text:style-name="L114">
        <text:list-item>
          <text:p text:style-name="P154"/>
        </text:list-item>
      </text:list>
      <text:p text:style-name="P3"><text:line-break/><text:span text:style-name="T38">[/ 20191011_100048]</text:span></text:p>
      <text:p text:style-name="P3"/>
      <text:p text:style-name="P15">@@@</text:p>
      <text:p text:style-name="P10">---------------------------------------------------------------------------</text:p>
      <text:p text:style-name="P19"><text:span text:style-name="T6">res free# JVEMV6 44#8.4.3_1 / 44. currency / 8. prog-python / 4 tester / 2. id-3 / XXX</text:span></text:p>
      <text:p text:style-name="P20"/>
      <text:p text:style-name="P10">[do] <text:span text:style-name="T25">#_ </text:span></text:p>
      <text:list xml:id="list4726156598175354031" text:style-name="L123">
        <text:list-item>
          <text:p text:style-name="P159">REVIEW</text:p>
        </text:list-item>
        <text:list-item>
          <text:p text:style-name="P159">TASK-1</text:p>
          <text:list>
            <text:list-item>
              <text:p text:style-name="P159"/>
            </text:list-item>
          </text:list>
        </text:list-item>
      </text:list>
      <text:p text:style-name="P10">[next]</text:p>
      <text:list xml:id="list2808156502207253835" text:style-name="L121">
        <text:list-item>
          <text:p text:style-name="P157">TASK</text:p>
        </text:list-item>
      </text:list>
      <text:p text:style-name="P10">[further]</text:p>
      <text:list xml:id="list3457532120062692145" text:style-name="L122">
        <text:list-item>
          <text:p text:style-name="P158"/>
        </text:list-item>
      </text:list>
      <text:p text:style-name="P3"><text:line-break/><text:span text:style-name="T38">[/ XXX]</text:span></text:p>
      <text:p text:style-name="P3"/>
      <text:p text:style-name="P13"/>
      <text:p text:style-name="P13"/>
      <text:p text:style-name="P13"/>
      <text:p text:style-name="P8">------------------------------------------------ [TEMPLATE] 20190630_172146</text:p>
      <text:p text:style-name="P10">---------------------------------------------------------------------------</text:p>
      <text:p text:style-name="P19"><text:span text:style-name="T3">res free# JVEMV6 44#7.2.1_X / 44. currency / 7. mql prog / 2. eap-2 / 1. id-1 / </text:span><text:span text:style-name="T6">XXX</text:span></text:p>
      <text:p text:style-name="P21"><text:span text:style-name="T20">res free# JVEMV6 44#8.4.2_X / 44. currency / 8. prog-python / 4 tester / 2. id-2 / </text:span><text:soft-page-break/><text:span text:style-name="T21">XXX</text:span></text:p>
      <text:p text:style-name="P21"><text:span text:style-name="T21">res free# JVEMV6 44#8.4.3_X / 44. currency / 8. prog-python / 4 tester / 2. id-3 / XXX</text:span></text:p>
      <text:p text:style-name="P20"/>
      <text:p text:style-name="P10">[do] <text:span text:style-name="T25">#_ </text:span></text:p>
      <text:list xml:id="list30250543" text:continue-list="list4463278793980406025" text:style-name="L99">
        <text:list-item>
          <text:p text:style-name="P140">REVIEW</text:p>
        </text:list-item>
        <text:list-item>
          <text:p text:style-name="P140">TASK-1</text:p>
        </text:list-item>
      </text:list>
      <text:list xml:id="list30270240" text:continue-list="list30266462" text:style-name="L63">
        <text:list-item>
          <text:list>
            <text:list-item>
              <text:p text:style-name="P104"/>
            </text:list-item>
          </text:list>
        </text:list-item>
      </text:list>
      <text:p text:style-name="P10">[next]</text:p>
      <text:list xml:id="list945206363948990738" text:style-name="L115">
        <text:list-item>
          <text:p text:style-name="P155">TASK</text:p>
        </text:list-item>
      </text:list>
      <text:p text:style-name="P10">[further]</text:p>
      <text:list xml:id="list8396022074417163146" text:style-name="L116">
        <text:list-item>
          <text:p text:style-name="P156"/>
        </text:list-item>
      </text:list>
      <text:p text:style-name="P3"><text:line-break/><text:span text:style-name="T38">[/ XXX]</text:span></text:p>
      <text:p text:style-name="P3"/>
      <text:p text:style-name="P3"/>
      <text:p text:style-name="P3"/>
      <text:p text:style-name="P8">/------------------------------------------------ [/TEMPLATE]</text:p>
      <text:p text:style-name="P8">----------------------------------------------------------------------------- [DOCS] 20190707_235900</text:p>
      <text:p text:style-name="P5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7"/>
          </table:table-cell>
          <table:table-cell table:style-name="表1.A1" office:value-type="string">
            <text:p text:style-name="P26"><text:a xlink:type="simple" xlink:href="https://docs.zoho.com/sheet/open/eovu1e1199284fd744d5eb3f86070b4f2abb6/sheets/tester/ranges/A2" text:style-name="Internet_20_link" text:visited-style-name="Visited_20_Internet_20_Link"><text:span text:style-name="T16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16">b3f86070b4f2abb6/sheets/tester/ranges/A2</text:span></text:a></text:p>
          </table:table-cell>
          <table:table-cell table:style-name="表1.A1" office:value-type="string">
            <text:p text:style-name="P22">20190708_000057</text:p>
          </table:table-cell>
        </table:table-row>
        <table:table-row>
          <table:table-cell table:style-name="表1.A1" office:value-type="string">
            <text:p text:style-name="P27"/>
          </table:table-cell>
          <table:table-cell table:style-name="表1.A1" office:value-type="string">
            <text:p text:style-name="P27"/>
          </table:table-cell>
          <table:table-cell table:style-name="表1.A1" office:value-type="string">
            <text:p text:style-name="P27"/>
          </table:table-cell>
        </table:table-row>
      </table:table>
      <text:p text:style-name="P1"/>
      <text:p text:style-name="P6">/ ----------------------------------------------------------------------------- [DOCS] 20190707_235900 /</text:p>
      <text:p text:style-name="P9">------------------------------------------------------- [STEPS : close : mql4] 20190826_135737</text:p>
      <text:list xml:id="list7153825196250106829" text:style-name="L117">
        <text:list-item>
          <text:p text:style-name="P172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8">r q &amp;&amp; s</text:p>
          </table:table-cell>
        </table:table-row>
        <text:soft-page-break/>
        <table:table-row>
          <table:table-cell table:style-name="表3.A2" office:value-type="string">
            <text:p text:style-name="P28"/>
          </table:table-cell>
        </table:table-row>
        <table:table-row>
          <table:table-cell table:style-name="表3.A2" office:value-type="string">
            <text:p text:style-name="P24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24"/>
          </table:table-cell>
        </table:table-row>
      </table:table>
      <text:list xml:id="list30243938" text:continue-numbering="true" text:style-name="L117">
        <text:list-item>
          <text:list>
            <text:list-item>
              <text:p text:style-name="P172"/>
            </text:list-item>
            <text:list-item>
              <text:p text:style-name="P172"/>
            </text:list-item>
          </text:list>
        </text:list-item>
      </text:list>
      <text:p text:style-name="P9">/ ------------------------------------------------------- [STEPS : close : mql4] 20190826_135737 /</text:p>
      <text:p text:style-name="P9"/>
      <text:p text:style-name="P9">------------------------------------------------------- [STEPS : close] 20190718_165045</text:p>
      <text:p text:style-name="P6">[close]</text:p>
      <text:list xml:id="list791544099780629406" text:style-name="L118">
        <text:list-item>
          <text:p text:style-name="P41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23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23">pushd C:\WORKS_2\Utils\shortcuts\proj_FX &amp;&amp; end_apps.bat</text:p>
          </table:table-cell>
        </table:table-row>
      </table:table>
      <text:list xml:id="list30264988" text:continue-numbering="true" text:style-name="L118">
        <text:list-item>
          <text:p text:style-name="P41">git</text:p>
          <text:list>
            <text:list-item>
              <text:p text:style-name="P45">console</text:p>
              <text:list>
                <text:list-item>
                  <text:p text:style-name="P45">r o1 &amp;&amp; s &amp;&amp; r q4 &amp;&amp; s</text:p>
                </text:list-item>
                <text:list-item>
                  <text:p text:style-name="P47"/>
                </text:list-item>
                <text:list-item>
                  <text:p text:style-name="P45">r o1 &amp;&amp; s &amp;&amp; r q &amp;&amp; s</text:p>
                </text:list-item>
                <text:list-item>
                  <text:p text:style-name="P47"> </text:p>
                </text:list-item>
                <text:list-item>
                  <text:p text:style-name="P45">r o1 &amp;&amp; s</text:p>
                </text:list-item>
                <text:list-item>
                  <text:p text:style-name="P47"/>
                </text:list-item>
                <text:list-item>
                  <text:p text:style-name="P45">r q4 &amp;&amp; s</text:p>
                </text:list-item>
                <text:list-item>
                  <text:p text:style-name="P47"/>
                </text:list-item>
                <text:list-item>
                  <text:p text:style-name="P45">r q1 &amp;&amp; s</text:p>
                </text:list-item>
                <text:list-item>
                  <text:p text:style-name="P47"/>
                </text:list-item>
                <text:list-item>
                  <text:p text:style-name="P45">r q &amp;&amp; s</text:p>
                </text:list-item>
                <text:list-item>
                  <text:p text:style-name="P46"/>
                </text:list-item>
                <text:list-item>
                  <text:p text:style-name="P45">g l --grep=currency</text:p>
                </text:list-item>
                <text:list-item>
                  <text:p text:style-name="P47"/>
                </text:list-item>
              </text:list>
            </text:list-item>
            <text:list-item>
              <text:p text:style-name="P45">commit</text:p>
              <text:list>
                <text:list-item>
                  <text:p text:style-name="P48">"myself] res freeJVEMV6 44#5.1 74 / 44. currency / 5. ea tools / 1. first / 20190608_160040</text:p>
                </text:list-item>
                <text:list-item>
                  <text:p text:style-name="P47"/>
                </text:list-item>
                <text:list-item>
                  <text:p text:style-name="P48">----------------</text:p>
                </text:list-item>
                <text:list-item>
                  <text:p text:style-name="P47"/>
                </text:list-item>
                <text:list-item>
                  <text:p text:style-name="P48">new FUNC : get_Bars__M_1_A_2</text:p>
                </text:list-item>
                <text:list-item>
                  <text:p text:style-name="P47"><text:soft-page-break/></text:p>
                </text:list-item>
                <text:list-item>
                  <text:p text:style-name="P48">==&gt; started</text:p>
                </text:list-item>
                <text:list-item>
                  <text:p text:style-name="P48">"</text:p>
                </text:list-item>
              </text:list>
            </text:list-item>
            <text:list-item>
              <text:p text:style-name="P45">console</text:p>
              <text:list>
                <text:list-item>
                  <text:p text:style-name="P45">r q4 &amp;&amp; p</text:p>
                </text:list-item>
                <text:list-item>
                  <text:p text:style-name="P47"/>
                </text:list-item>
                <text:list-item>
                  <text:p text:style-name="P45">r o1 &amp;&amp; p</text:p>
                </text:list-item>
                <text:list-item>
                  <text:p text:style-name="P47"/>
                </text:list-item>
                <text:list-item>
                  <text:p text:style-name="P45">r q1 &amp;&amp; p</text:p>
                </text:list-item>
                <text:list-item>
                  <text:p text:style-name="P47"/>
                </text:list-item>
                <text:list-item>
                  <text:p text:style-name="P45">r q &amp;&amp; p &amp;&amp; pushd C:\WORKS_2\Utils\shortcuts\proj_FX &amp;&amp; end_apps.bat</text:p>
                </text:list-item>
                <text:list-item>
                  <text:p text:style-name="P47"/>
                </text:list-item>
                <text:list-item>
                  <text:p text:style-name="P45">r q4 &amp;&amp; p &amp;&amp; r o1 &amp;&amp; p &amp;&amp; pushd C:\WORKS_2\Utils\shortcuts\proj_FX &amp;&amp; end_apps.bat</text:p>
                </text:list-item>
                <text:list-item>
                  <text:p text:style-name="P47"/>
                </text:list-item>
                <text:list-item>
                  <text:p text:style-name="P45">r q &amp;&amp; p &amp;&amp; r o1 &amp;&amp; p &amp;&amp; pushd C:\WORKS_2\Utils\shortcuts\proj_FX &amp;&amp; end_apps.bat</text:p>
                </text:list-item>
                <text:list-item>
                  <text:p text:style-name="P47"/>
                </text:list-item>
                <text:list-item>
                  <text:p text:style-name="P45">r q4 &amp;&amp; p &amp;&amp; pushd C:\WORKS_2\Utils\shortcuts\proj_FX &amp;&amp; end_apps.bat</text:p>
                </text:list-item>
                <text:list-item>
                  <text:p text:style-name="P45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23">r o1 &amp;&amp; e &amp;&amp; p</text:p>
          </table:table-cell>
        </table:table-row>
        <table:table-row>
          <table:table-cell table:style-name="表2.A2" office:value-type="string">
            <text:p text:style-name="P23">pushd C:\WORKS_2\Utils\shortcuts\proj_FX &amp;&amp; end_apps.bat</text:p>
          </table:table-cell>
        </table:table-row>
      </table:table>
      <text:list xml:id="list30270324" text:continue-numbering="true" text:style-name="L118">
        <text:list-item>
          <text:list>
            <text:list-item>
              <text:list>
                <text:list-item>
                  <text:p text:style-name="P45"/>
                </text:list-item>
                <text:list-item>
                  <text:p text:style-name="P45">r o1 &amp;&amp; e &amp;&amp; p</text:p>
                </text:list-item>
                <text:list-item>
                  <text:p text:style-name="P45">pushd C:\WORKS_2\Utils\shortcuts\proj_FX &amp;&amp; end_apps.bat</text:p>
                </text:list-item>
                <text:list-item>
                  <text:p text:style-name="P46"/>
                </text:list-item>
              </text:list>
            </text:list-item>
          </text:list>
        </text:list-item>
        <text:list-item>
          <text:p text:style-name="P45">close apps</text:p>
          <text:list>
            <text:list-item>
              <text:p text:style-name="P45">pushd C:\WORKS_2\Utils\shortcuts\proj_FX</text:p>
            </text:list-item>
            <text:list-item>
              <text:p text:style-name="P45">end_apps.bat</text:p>
            </text:list-item>
            <text:list-item>
              <text:p text:style-name="P47"/>
            </text:list-item>
          </text:list>
        </text:list-item>
        <text:list-item>
          <text:p text:style-name="P45">close</text:p>
          <text:list>
            <text:list-item>
              <text:p text:style-name="P45">folders</text:p>
            </text:list-item>
            <text:list-item>
              <text:p text:style-name="P45">browser</text:p>
            </text:list-item>
            <text:list-item>
              <text:p text:style-name="P45">server</text:p>
            </text:list-item>
            <text:list-item>
              <text:p text:style-name="P45">email</text:p>
            </text:list-item>
          </text:list>
        </text:list-item>
        <text:list-item>
          <text:p text:style-name="P189">send this email</text:p>
        </text:list-item>
      </text:list>
      <text:p text:style-name="P9"><text:soft-page-break/>/ ------------------------------------------------------- [STEPS : close] 20190718_165045 /</text:p>
      <text:p text:style-name="P9">------------------------------------------------------- [STEPS : closing : fx] 20191006_101533</text:p>
      <text:list xml:id="list7677859108655104666" text:style-name="L119">
        <text:list-item>
          <text:p text:style-name="P35">git</text:p>
          <text:list>
            <text:list-item>
              <text:p text:style-name="P35">commit</text:p>
            </text:list-item>
          </text:list>
        </text:list-item>
        <text:list-item>
          <text:p text:style-name="P35">move “@@@”</text:p>
        </text:list-item>
        <text:list-item>
          <text:p text:style-name="P35">DUP : template</text:p>
        </text:list-item>
        <text:list-item>
          <text:p text:style-name="P35">delete</text:p>
          <text:list>
            <text:list-item>
              <text:p text:style-name="P35">log folders (gen-ed in this session)</text:p>
            </text:list-item>
          </text:list>
        </text:list-item>
        <text:list-item>
          <text:p text:style-name="P35">close apps</text:p>
          <text:list>
            <text:list-item>
              <text:p text:style-name="P35">eclipse</text:p>
            </text:list-item>
            <text:list-item>
              <text:p text:style-name="P35">server</text:p>
            </text:list-item>
            <text:list-item>
              <text:p text:style-name="P35">web page</text:p>
              <text:list>
                <text:list-item>
                  <text:p text:style-name="P35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35">folders</text:p>
            </text:list-item>
            <text:list-item>
              <text:p text:style-name="P35">mt4 tra<text:span text:style-name="T35">ding tool</text:span></text:p>
            </text:list-item>
            <text:list-item>
              <text:p text:style-name="P36">image files</text:p>
            </text:list-item>
          </text:list>
        </text:list-item>
        <text:list-item>
          <text:p text:style-name="P35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23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23">pushd C:\WORKS_2\Utils\shortcuts\proj_FX &amp;&amp; end_apps.bat</text:p>
            <text:p text:style-name="P23">e3</text:p>
          </table:table-cell>
        </table:table-row>
      </table:table>
      <text:p text:style-name="P1"/>
      <text:list xml:id="list30249509" text:continue-numbering="true" text:style-name="L119">
        <text:list-item>
          <text:p text:style-name="P35">close</text:p>
          <text:list>
            <text:list-item>
              <text:p text:style-name="P35">console window</text:p>
            </text:list-item>
            <text:list-item>
              <text:p text:style-name="P35">this</text:p>
            </text:list-item>
          </text:list>
        </text:list-item>
      </text:list>
      <text:p text:style-name="P1">/ <text:span text:style-name="T11">------------------------------------------------------- [STEPS : closing : fx] 20191006_101533 /</text:span></text:p>
      <text:p text:style-name="P1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0-11T10:05:22.62</dc:date>
    <meta:editing-duration>P1DT22H22M31S</meta:editing-duration>
    <meta:editing-cycles>182</meta:editing-cycles>
    <meta:generator>OpenOffice/4.1.3$Win32 OpenOffice.org_project/413m1$Build-9783</meta:generator>
    <dc:creator>iwabuchi ken</dc:creator>
    <meta:document-statistic meta:table-count="5" meta:image-count="0" meta:object-count="2" meta:page-count="58" meta:paragraph-count="1365" meta:word-count="6788" meta:character-count="3948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total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string">
            <text:p>ratio</text:p>
          </table:table-cell>
          <table:table-cell office:value-type="float" office:value="0.065">
            <text:p>0.065</text:p>
          </table:table-cell>
          <table:table-cell/>
        </table:table-row>
        <table:table-row table:style-name="ro1">
          <table:table-cell office:value-type="string">
            <text:p>cntOf_SLs</text:p>
          </table:table-cell>
          <table:table-cell office:value-type="float" office:value="7">
            <text:p>7</text:p>
          </table:table-cell>
          <table:table-cell office:value-type="string">
            <text:p>(0.538)</text:p>
          </table:table-cell>
        </table:table-row>
        <table:table-row table:style-name="ro1">
          <table:table-cell office:value-type="string">
            <text:p>cntOf_TPs</text:p>
          </table:table-cell>
          <table:table-cell office:value-type="float" office:value="6">
            <text:p>6</text:p>
          </table:table-cell>
          <table:table-cell office:value-type="string">
            <text:p>(0.462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sumOf_SLs</text:p>
          </table:table-cell>
          <table:table-cell office:value-type="float" office:value="-0.28">
            <text:p>-0.28</text:p>
          </table:table-cell>
          <table:table-cell/>
        </table:table-row>
        <table:table-row table:style-name="ro1">
          <table:table-cell office:value-type="string">
            <text:p>sumOf_TPs</text:p>
          </table:table-cell>
          <table:table-cell office:value-type="float" office:value="0.374">
            <text:p>0.374</text:p>
          </table:table-cell>
          <table:table-cell/>
        </table:table-row>
        <table:table-row table:style-name="ro1">
          <table:table-cell office:value-type="string">
            <text:p>ratio (TP/SL)</text:p>
          </table:table-cell>
          <table:table-cell office:value-type="float" office:value="1.336">
            <text:p>1.336</text:p>
          </table:table-cell>
          <table:table-cell/>
        </table:table-row>
        <table:table-row table:style-name="ro1">
          <table:table-cell office:value-type="string">
            <text:p>valOf_SL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string">
            <text:p>valOf_TP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string">
            <text:p>valOf_SPREAD</text:p>
          </table:table-cell>
          <table:table-cell office:value-type="float" office:value="0.01">
            <text:p>0.01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9">2019/10/09</text:date>, <text:time>12:37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1" table:style-name="ta1" table:print="false">
        <table:table-column table:style-name="co1" table:number-columns-repeated="4" table:default-cell-style-name="Default"/>
        <table:table-column table:style-name="co1" table:number-columns-repeated="3" table:default-cell-style-name="ce1"/>
        <table:table-row table:style-name="ro1" table:number-rows-repeated="5"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>
            <text:p>[libfx_6.py:3259 / 20191009_124724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len(lo_Pos_Exits)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total</text:p>
          </table:table-cell>
          <table:table-cell office:value-type="float" office:value="489">
            <text:p>489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ratio</text:p>
          </table:table-cell>
          <table:table-cell office:value-type="float" office:value="0.055">
            <text:p>0.055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cntOf_SLs</text:p>
          </table:table-cell>
          <table:table-cell office:value-type="float" office:value="21">
            <text:p>21</text:p>
          </table:table-cell>
          <table:table-cell office:value-type="string">
            <text:p>(0.778)</text:p>
          </table:table-cell>
        </table:table-row>
        <table:table-row table:style-name="ro1">
          <table:table-cell table:number-columns-repeated="4"/>
          <table:table-cell office:value-type="string">
            <text:p>cntOf_TPs</text:p>
          </table:table-cell>
          <table:table-cell office:value-type="float" office:value="6">
            <text:p>6</text:p>
          </table:table-cell>
          <table:table-cell office:value-type="string">
            <text:p>(0.222)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sumOf_SLs</text:p>
          </table:table-cell>
          <table:table-cell office:value-type="float" office:value="-0.84">
            <text:p>-0.84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sumOf_TPs</text:p>
          </table:table-cell>
          <table:table-cell office:value-type="float" office:value="0.374">
            <text:p>0.374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ratio (TP/SL)</text:p>
          </table:table-cell>
          <table:table-cell office:value-type="float" office:value="0.445">
            <text:p>0.445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valOf_SL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valOf_TP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valOf_SPREAD</text:p>
          </table:table-cell>
          <table:table-cell office:value-type="float" office:value="0.01">
            <text:p>0.01</text:p>
          </table:table-cell>
          <table:table-cell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9">2019/10/09</text:date>, <text:time>13:11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